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2mm"/>
    </style:style>
    <style:style style:name="co2" style:family="table-column">
      <style:table-column-properties fo:break-before="auto" style:column-width="32.7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4.47mm"/>
    </style:style>
    <style:style style:name="co5" style:family="table-column">
      <style:table-column-properties fo:break-before="auto" style:column-width="30.96mm"/>
    </style:style>
    <style:style style:name="co6" style:family="table-column">
      <style:table-column-properties fo:break-before="auto" style:column-width="33.1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781" calcext:value-type="float">
            <text:p>1451323356781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785" calcext:value-type="float">
            <text:p>145132335678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12911184210526" calcext:value-type="float">
            <text:p>5,129111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796" calcext:value-type="float">
            <text:p>1451323356796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4.26136363636364" calcext:value-type="float">
            <text:p>4,2613636364</text:p>
          </table:table-cell>
          <table:table-cell/>
          <table:table-cell office:value-type="float" office:value="6932" calcext:value-type="float">
            <text:p>6932</text:p>
          </table:table-cell>
          <table:table-cell table:formula="of:=SUMIF([.C1:.C2800];[.G3];[.E2:.E2800])" office:value-type="float" office:value="510.424763396109" calcext:value-type="float">
            <text:p>510,4247633961</text:p>
          </table:table-cell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07" calcext:value-type="float">
            <text:p>1451323356807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4.19105113636364" calcext:value-type="float">
            <text:p>4,1910511364</text:p>
          </table:table-cell>
          <table:table-cell/>
          <table:table-cell office:value-type="float" office:value="5372" calcext:value-type="float">
            <text:p>5372</text:p>
          </table:table-cell>
          <table:table-cell table:formula="of:=SUMIF([.C2:.C2801];[.G4];[.E3:.E2801])" office:value-type="float" office:value="3372.82574608114" calcext:value-type="float">
            <text:p>3372,8257460811</text:p>
          </table:table-cell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08" calcext:value-type="float">
            <text:p>145132335680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17647058823529" calcext:value-type="float">
            <text:p>6,1764705882</text:p>
          </table:table-cell>
          <table:table-cell/>
          <table:table-cell office:value-type="float" office:value="9004" calcext:value-type="float">
            <text:p>9004</text:p>
          </table:table-cell>
          <table:table-cell table:formula="of:=SUMIF([.C3:.C2802];[.G5];[.E4:.E2802])" office:value-type="float" office:value="301.402647818901" calcext:value-type="float">
            <text:p>301,4026478189</text:p>
          </table:table-cell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08" calcext:value-type="float">
            <text:p>145132335680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19983552631579" calcext:value-type="float">
            <text:p>6,1998355263</text:p>
          </table:table-cell>
          <table:table-cell/>
          <table:table-cell office:value-type="float" office:value="7784" calcext:value-type="float">
            <text:p>7784</text:p>
          </table:table-cell>
          <table:table-cell table:formula="of:=SUMIF([.C4:.C2803];[.G6];[.E5:.E2803])" office:value-type="float" office:value="290.762651050637" calcext:value-type="float">
            <text:p>290,7626510506</text:p>
          </table:table-cell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09" calcext:value-type="float">
            <text:p>1451323356809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4775" calcext:value-type="float">
            <text:p>5,4775</text:p>
          </table:table-cell>
          <table:table-cell/>
          <table:table-cell office:value-type="float" office:value="5648" calcext:value-type="float">
            <text:p>5648</text:p>
          </table:table-cell>
          <table:table-cell table:formula="of:=SUMIF([.C5:.C2804];[.G7];[.E6:.E2804])" office:value-type="float" office:value="13970.9932129879" calcext:value-type="float">
            <text:p>13970,9932129879</text:p>
          </table:table-cell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09" calcext:value-type="float">
            <text:p>1451323356809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8.3396017699115" calcext:value-type="float">
            <text:p>8,339601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10" calcext:value-type="float">
            <text:p>1451323356810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846875" calcext:value-type="float">
            <text:p>6,8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11" calcext:value-type="float">
            <text:p>1451323356811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98622881355932" calcext:value-type="float">
            <text:p>7,9862288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12" calcext:value-type="float">
            <text:p>145132335681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55" calcext:value-type="float">
            <text:p>145132335685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8.1945652173913" calcext:value-type="float">
            <text:p>8,19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72" calcext:value-type="float">
            <text:p>145132335687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82" calcext:value-type="float">
            <text:p>145132335688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93" calcext:value-type="float">
            <text:p>1451323356893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73880597014925" calcext:value-type="float">
            <text:p>6,7388059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899" calcext:value-type="float">
            <text:p>1451323356899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13" calcext:value-type="float">
            <text:p>1451323356913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13" calcext:value-type="float">
            <text:p>1451323356913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28" calcext:value-type="float">
            <text:p>145132335692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46931818181818" calcext:value-type="float">
            <text:p>7,46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28" calcext:value-type="float">
            <text:p>145132335692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29" calcext:value-type="float">
            <text:p>1451323356929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30" calcext:value-type="float">
            <text:p>1451323356930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90441176470588" calcext:value-type="float">
            <text:p>6,904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34" calcext:value-type="float">
            <text:p>1451323356934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35" calcext:value-type="float">
            <text:p>145132335693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27925531914894" calcext:value-type="float">
            <text:p>7,279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46" calcext:value-type="float">
            <text:p>1451323356946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89375" calcext:value-type="float">
            <text:p>7,8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57" calcext:value-type="float">
            <text:p>1451323356957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846875" calcext:value-type="float">
            <text:p>6,8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60" calcext:value-type="float">
            <text:p>1451323356960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60" calcext:value-type="float">
            <text:p>1451323356960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62" calcext:value-type="float">
            <text:p>145132335696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64269911504425" calcext:value-type="float">
            <text:p>7,64269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73" calcext:value-type="float">
            <text:p>1451323356973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84" calcext:value-type="float">
            <text:p>1451323356984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95" calcext:value-type="float">
            <text:p>145132335699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82727272727273" calcext:value-type="float">
            <text:p>7,827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6995" calcext:value-type="float">
            <text:p>145132335699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77066115702479" calcext:value-type="float">
            <text:p>5,770661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06" calcext:value-type="float">
            <text:p>1451323357006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07" calcext:value-type="float">
            <text:p>1451323357007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18" calcext:value-type="float">
            <text:p>145132335701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19" calcext:value-type="float">
            <text:p>1451323357019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94117647058824" calcext:value-type="float">
            <text:p>7,9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20" calcext:value-type="float">
            <text:p>1451323357020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46280991735537" calcext:value-type="float">
            <text:p>7,4628099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20" calcext:value-type="float">
            <text:p>1451323357020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32" calcext:value-type="float">
            <text:p>145132335703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72090517241379" calcext:value-type="float">
            <text:p>6,72090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33" calcext:value-type="float">
            <text:p>1451323357033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88235294117647" calcext:value-type="float">
            <text:p>6,882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49" calcext:value-type="float">
            <text:p>1451323357049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55" calcext:value-type="float">
            <text:p>145132335705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90441176470588" calcext:value-type="float">
            <text:p>6,904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55" calcext:value-type="float">
            <text:p>145132335705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55" calcext:value-type="float">
            <text:p>145132335705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66" calcext:value-type="float">
            <text:p>1451323357066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78448275862069" calcext:value-type="float">
            <text:p>7,784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66" calcext:value-type="float">
            <text:p>1451323357066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77" calcext:value-type="float">
            <text:p>1451323357077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83881578947368" calcext:value-type="float">
            <text:p>6,8388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78" calcext:value-type="float">
            <text:p>145132335707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87" calcext:value-type="float">
            <text:p>1451323357087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28729838709677" calcext:value-type="float">
            <text:p>6,2872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88" calcext:value-type="float">
            <text:p>145132335708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8.63486842105263" calcext:value-type="float">
            <text:p>8,6348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89" calcext:value-type="float">
            <text:p>1451323357089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08297413793103" calcext:value-type="float">
            <text:p>7,0829741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93" calcext:value-type="float">
            <text:p>1451323357093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8.18522727272727" calcext:value-type="float">
            <text:p>8,1852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094" calcext:value-type="float">
            <text:p>1451323357094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06" calcext:value-type="float">
            <text:p>1451323357106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06" calcext:value-type="float">
            <text:p>1451323357106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20" calcext:value-type="float">
            <text:p>1451323357120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99115044247788" calcext:value-type="float">
            <text:p>7,9911504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21" calcext:value-type="float">
            <text:p>1451323357121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6875" calcext:value-type="float">
            <text:p>7,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28" calcext:value-type="float">
            <text:p>145132335712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31" calcext:value-type="float">
            <text:p>1451323357131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37" calcext:value-type="float">
            <text:p>1451323357137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38" calcext:value-type="float">
            <text:p>145132335713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6.55147058823529" calcext:value-type="float">
            <text:p>6,55147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42" calcext:value-type="float">
            <text:p>145132335714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50240384615385" calcext:value-type="float">
            <text:p>5,50240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59" calcext:value-type="float">
            <text:p>1451323357159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50240384615385" calcext:value-type="float">
            <text:p>5,50240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62" calcext:value-type="float">
            <text:p>145132335716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36871859296482" calcext:value-type="float">
            <text:p>5,368718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65" calcext:value-type="float">
            <text:p>145132335716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4.76577669902913" calcext:value-type="float">
            <text:p>4,765776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65" calcext:value-type="float">
            <text:p>1451323357165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4.76577669902913" calcext:value-type="float">
            <text:p>4,765776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67" calcext:value-type="float">
            <text:p>1451323357167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58131067961165" calcext:value-type="float">
            <text:p>5,5813106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67" calcext:value-type="float">
            <text:p>1451323357167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58131067961165" calcext:value-type="float">
            <text:p>5,5813106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72" calcext:value-type="float">
            <text:p>145132335717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4.73958333333333" calcext:value-type="float">
            <text:p>4,73958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73" calcext:value-type="float">
            <text:p>1451323357173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58131067961165" calcext:value-type="float">
            <text:p>5,58131067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88" calcext:value-type="float">
            <text:p>145132335718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02712264150943" calcext:value-type="float">
            <text:p>5,0271226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92" calcext:value-type="float">
            <text:p>145132335719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4.79126213592233" calcext:value-type="float">
            <text:p>4,7912621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192" calcext:value-type="float">
            <text:p>1451323357192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61029411764706" calcext:value-type="float">
            <text:p>5,610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203" calcext:value-type="float">
            <text:p>1451323357203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5.61029411764706" calcext:value-type="float">
            <text:p>5,610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204" calcext:value-type="float">
            <text:p>1451323357204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3.63671875" calcext:value-type="float">
            <text:p>3,6367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216" calcext:value-type="float">
            <text:p>1451323357216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0.300572519083969" calcext:value-type="float">
            <text:p>0,3005725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228" calcext:value-type="float">
            <text:p>1451323357228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7f087e3-104f-437d-b513-87220918d235</text:p>
          </table:table-cell>
          <table:table-cell office:value-type="float" office:value="1451323357236" calcext:value-type="float">
            <text:p>1451323357236</text:p>
          </table:table-cell>
          <table:table-cell office:value-type="float" office:value="6932" calcext:value-type="float">
            <text:p>693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03" calcext:value-type="float">
            <text:p>14513235394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03" calcext:value-type="float">
            <text:p>14513235394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18854748603352" calcext:value-type="float">
            <text:p>6,188547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03" calcext:value-type="float">
            <text:p>14513235394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6810344827586" calcext:value-type="float">
            <text:p>7,668103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19" calcext:value-type="float">
            <text:p>14513235394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3192934782609" calcext:value-type="float">
            <text:p>8,031929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19" calcext:value-type="float">
            <text:p>14513235394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469512195122" calcext:value-type="float">
            <text:p>7,746951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19" calcext:value-type="float">
            <text:p>14513235394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1847826086957" calcext:value-type="float">
            <text:p>7,418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19" calcext:value-type="float">
            <text:p>14513235394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0" calcext:value-type="float">
            <text:p>14513235394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7101769911505" calcext:value-type="float">
            <text:p>7,27101769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0" calcext:value-type="float">
            <text:p>14513235394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0" calcext:value-type="float">
            <text:p>14513235394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4269911504425" calcext:value-type="float">
            <text:p>7,642699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0" calcext:value-type="float">
            <text:p>14513235394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2922794117647" calcext:value-type="float">
            <text:p>6,929227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0" calcext:value-type="float">
            <text:p>14513235394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0" calcext:value-type="float">
            <text:p>14513235394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28729838709677" calcext:value-type="float">
            <text:p>6,2872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0" calcext:value-type="float">
            <text:p>14513235394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7934782608696" calcext:value-type="float">
            <text:p>6,7793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1" calcext:value-type="float">
            <text:p>14513235394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33088235294118" calcext:value-type="float">
            <text:p>6,330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1" calcext:value-type="float">
            <text:p>14513235394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4318181818182" calcext:value-type="float">
            <text:p>6,44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1" calcext:value-type="float">
            <text:p>14513235394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8351063829787" calcext:value-type="float">
            <text:p>6,683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21" calcext:value-type="float">
            <text:p>14513235394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91737288135593" calcext:value-type="float">
            <text:p>5,9173728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09" calcext:value-type="float">
            <text:p>6,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2012195121951" calcext:value-type="float">
            <text:p>7,3201219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805147058824" calcext:value-type="float">
            <text:p>7,238051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0441176470588" calcext:value-type="float">
            <text:p>6,904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3396017699115" calcext:value-type="float">
            <text:p>8,3396017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5" calcext:value-type="float">
            <text:p>6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05555555555556" calcext:value-type="float">
            <text:p>5,05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46875" calcext:value-type="float">
            <text:p>6,8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1376146788991" calcext:value-type="float">
            <text:p>7,5137614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0321782178218" calcext:value-type="float">
            <text:p>7,303217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78515625" calcext:value-type="float">
            <text:p>7,47851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78515625" calcext:value-type="float">
            <text:p>7,47851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1331658291457" calcext:value-type="float">
            <text:p>7,4133165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57" calcext:value-type="float">
            <text:p>14513235394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7952755905512" calcext:value-type="float">
            <text:p>6,7795275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72" calcext:value-type="float">
            <text:p>14513235394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9476744186047" calcext:value-type="float">
            <text:p>6,6947674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72" calcext:value-type="float">
            <text:p>14513235394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239224137931" calcext:value-type="float">
            <text:p>8,123922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72" calcext:value-type="float">
            <text:p>14513235394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72" calcext:value-type="float">
            <text:p>14513235394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9913793103448" calcext:value-type="float">
            <text:p>6,499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72" calcext:value-type="float">
            <text:p>14513235394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72" calcext:value-type="float">
            <text:p>14513235394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" calcext:value-type="float">
            <text:p>7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72" calcext:value-type="float">
            <text:p>14513235394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4558823529412" calcext:value-type="float">
            <text:p>6,84558823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72" calcext:value-type="float">
            <text:p>14513235394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445652173913" calcext:value-type="float">
            <text:p>7,144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488" calcext:value-type="float">
            <text:p>145132353948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859375" calcext:value-type="float">
            <text:p>6,5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04" calcext:value-type="float">
            <text:p>145132353950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7039473684211" calcext:value-type="float">
            <text:p>6,4703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19" calcext:value-type="float">
            <text:p>14513235395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3490099009901" calcext:value-type="float">
            <text:p>8,1349009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20" calcext:value-type="float">
            <text:p>14513235395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5364077669903" calcext:value-type="float">
            <text:p>6,7536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20" calcext:value-type="float">
            <text:p>14513235395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6280991735537" calcext:value-type="float">
            <text:p>7,4628099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21" calcext:value-type="float">
            <text:p>14513235395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6280991735537" calcext:value-type="float">
            <text:p>7,4628099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21" calcext:value-type="float">
            <text:p>14513235395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4107142857143" calcext:value-type="float">
            <text:p>7,7410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21" calcext:value-type="float">
            <text:p>14513235395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4107142857143" calcext:value-type="float">
            <text:p>7,7410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21" calcext:value-type="float">
            <text:p>14513235395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014175257732" calcext:value-type="float">
            <text:p>7,4014175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21" calcext:value-type="float">
            <text:p>14513235395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6292372881356" calcext:value-type="float">
            <text:p>6,9629237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57" calcext:value-type="float">
            <text:p>14513235395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57" calcext:value-type="float">
            <text:p>14513235395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57" calcext:value-type="float">
            <text:p>14513235395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588" calcext:value-type="float">
            <text:p>145132353958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9162303664922" calcext:value-type="float">
            <text:p>7,0916230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604" calcext:value-type="float">
            <text:p>145132353960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5652173913043" calcext:value-type="float">
            <text:p>6,75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604" calcext:value-type="float">
            <text:p>145132353960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624" calcext:value-type="float">
            <text:p>145132353962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624" calcext:value-type="float">
            <text:p>145132353962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9722222222222" calcext:value-type="float">
            <text:p>7,597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638" calcext:value-type="float">
            <text:p>145132353963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9722222222222" calcext:value-type="float">
            <text:p>7,597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657" calcext:value-type="float">
            <text:p>14513235396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657" calcext:value-type="float">
            <text:p>145132353965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687" calcext:value-type="float">
            <text:p>145132353968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716" calcext:value-type="float">
            <text:p>145132353971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8492268041237" calcext:value-type="float">
            <text:p>7,1849226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751" calcext:value-type="float">
            <text:p>145132353975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783" calcext:value-type="float">
            <text:p>14513235397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783" calcext:value-type="float">
            <text:p>14513235397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816" calcext:value-type="float">
            <text:p>145132353981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5535714285714" calcext:value-type="float">
            <text:p>7,9553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852" calcext:value-type="float">
            <text:p>145132353985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5535714285714" calcext:value-type="float">
            <text:p>7,9553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853" calcext:value-type="float">
            <text:p>14513235398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5948275862069" calcext:value-type="float">
            <text:p>6,659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885" calcext:value-type="float">
            <text:p>145132353988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886" calcext:value-type="float">
            <text:p>145132353988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75657894736842" calcext:value-type="float">
            <text:p>5,75657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924" calcext:value-type="float">
            <text:p>145132353992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955" calcext:value-type="float">
            <text:p>145132353995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52475247524753" calcext:value-type="float">
            <text:p>8,5247524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955" calcext:value-type="float">
            <text:p>145132353995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3949275362319" calcext:value-type="float">
            <text:p>7,13949275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39990" calcext:value-type="float">
            <text:p>145132353999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000" calcext:value-type="float">
            <text:p>145132354000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000" calcext:value-type="float">
            <text:p>145132354000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033" calcext:value-type="float">
            <text:p>14513235400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6637931034483" calcext:value-type="float">
            <text:p>6,8663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070" calcext:value-type="float">
            <text:p>145132354007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075" calcext:value-type="float">
            <text:p>145132354007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3576158940397" calcext:value-type="float">
            <text:p>8,1357615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110" calcext:value-type="float">
            <text:p>145132354011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142" calcext:value-type="float">
            <text:p>14513235401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177" calcext:value-type="float">
            <text:p>145132354017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178" calcext:value-type="float">
            <text:p>145132354017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197" calcext:value-type="float">
            <text:p>145132354019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73253676470588" calcext:value-type="float">
            <text:p>5,732536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214" calcext:value-type="float">
            <text:p>145132354021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215" calcext:value-type="float">
            <text:p>145132354021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7039473684211" calcext:value-type="float">
            <text:p>6,4703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249" calcext:value-type="float">
            <text:p>145132354024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279" calcext:value-type="float">
            <text:p>145132354027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237" calcext:value-type="float">
            <text:p>6,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294" calcext:value-type="float">
            <text:p>145132354029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295" calcext:value-type="float">
            <text:p>145132354029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8870192307692" calcext:value-type="float">
            <text:p>6,688701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295" calcext:value-type="float">
            <text:p>145132354029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96875" calcext:value-type="float">
            <text:p>7,1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296" calcext:value-type="float">
            <text:p>145132354029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96875" calcext:value-type="float">
            <text:p>7,1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319" calcext:value-type="float">
            <text:p>14513235403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320" calcext:value-type="float">
            <text:p>14513235403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334" calcext:value-type="float">
            <text:p>145132354033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4371727748691" calcext:value-type="float">
            <text:p>7,9437172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352" calcext:value-type="float">
            <text:p>145132354035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4778761061947" calcext:value-type="float">
            <text:p>7,2477876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371" calcext:value-type="float">
            <text:p>145132354037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371" calcext:value-type="float">
            <text:p>145132354037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385" calcext:value-type="float">
            <text:p>145132354038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7912621359223" calcext:value-type="float">
            <text:p>6,7791262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413" calcext:value-type="float">
            <text:p>14513235404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413" calcext:value-type="float">
            <text:p>14513235404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426" calcext:value-type="float">
            <text:p>145132354042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426" calcext:value-type="float">
            <text:p>145132354042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3977272727273" calcext:value-type="float">
            <text:p>7,03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446" calcext:value-type="float">
            <text:p>145132354044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460" calcext:value-type="float">
            <text:p>145132354046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461" calcext:value-type="float">
            <text:p>145132354046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479" calcext:value-type="float">
            <text:p>145132354047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493" calcext:value-type="float">
            <text:p>14513235404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16" calcext:value-type="float">
            <text:p>145132354051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6529126213592" calcext:value-type="float">
            <text:p>7,3652912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16" calcext:value-type="float">
            <text:p>145132354051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4655172413793" calcext:value-type="float">
            <text:p>8,146551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40" calcext:value-type="float">
            <text:p>145132354054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45" calcext:value-type="float">
            <text:p>145132354054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47" calcext:value-type="float">
            <text:p>145132354054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755076142132" calcext:value-type="float">
            <text:p>7,0755076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63" calcext:value-type="float">
            <text:p>14513235405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1394230769231" calcext:value-type="float">
            <text:p>6,71394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64" calcext:value-type="float">
            <text:p>145132354056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77" calcext:value-type="float">
            <text:p>145132354057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609375" calcext:value-type="float">
            <text:p>6,9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77" calcext:value-type="float">
            <text:p>145132354057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77" calcext:value-type="float">
            <text:p>145132354057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81" calcext:value-type="float">
            <text:p>145132354058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81" calcext:value-type="float">
            <text:p>145132354058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81" calcext:value-type="float">
            <text:p>145132354058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82" calcext:value-type="float">
            <text:p>14513235405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68269230769231" calcext:value-type="float">
            <text:p>8,68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83" calcext:value-type="float">
            <text:p>14513235405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59765625" calcext:value-type="float">
            <text:p>7,2597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93" calcext:value-type="float">
            <text:p>14513235405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593" calcext:value-type="float">
            <text:p>14513235405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" calcext:value-type="float">
            <text:p>7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06" calcext:value-type="float">
            <text:p>145132354060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17" calcext:value-type="float">
            <text:p>145132354061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9639423076923" calcext:value-type="float">
            <text:p>7,496394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19" calcext:value-type="float">
            <text:p>14513235406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9162303664922" calcext:value-type="float">
            <text:p>7,0916230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20" calcext:value-type="float">
            <text:p>14513235406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21" calcext:value-type="float">
            <text:p>14513235406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01939655172414" calcext:value-type="float">
            <text:p>6,0193965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23" calcext:value-type="float">
            <text:p>14513235406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755076142132" calcext:value-type="float">
            <text:p>7,0755076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33" calcext:value-type="float">
            <text:p>14513235406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755076142132" calcext:value-type="float">
            <text:p>7,0755076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45" calcext:value-type="float">
            <text:p>145132354064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3618421052632" calcext:value-type="float">
            <text:p>7,3361842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55" calcext:value-type="float">
            <text:p>145132354065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29054054054054" calcext:value-type="float">
            <text:p>6,2905405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55" calcext:value-type="float">
            <text:p>145132354065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1946902654867" calcext:value-type="float">
            <text:p>7,61946902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71" calcext:value-type="float">
            <text:p>145132354067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71" calcext:value-type="float">
            <text:p>145132354067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75" calcext:value-type="float">
            <text:p>145132354067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2087628865979" calcext:value-type="float">
            <text:p>7,8208762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75" calcext:value-type="float">
            <text:p>145132354067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4146341463415" calcext:value-type="float">
            <text:p>7,34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86" calcext:value-type="float">
            <text:p>145132354068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625" calcext:value-type="float">
            <text:p>8,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86" calcext:value-type="float">
            <text:p>145132354068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6617647058824" calcext:value-type="float">
            <text:p>7,566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697" calcext:value-type="float">
            <text:p>145132354069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5254237288136" calcext:value-type="float">
            <text:p>7,6525423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00" calcext:value-type="float">
            <text:p>145132354070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7952755905512" calcext:value-type="float">
            <text:p>6,7795275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01" calcext:value-type="float">
            <text:p>145132354070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12" calcext:value-type="float">
            <text:p>145132354071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23" calcext:value-type="float">
            <text:p>14513235407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34" calcext:value-type="float">
            <text:p>145132354073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6625" calcext:value-type="float">
            <text:p>7,16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44" calcext:value-type="float">
            <text:p>145132354074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51351351351351" calcext:value-type="float">
            <text:p>8,5135135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55" calcext:value-type="float">
            <text:p>145132354075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66" calcext:value-type="float">
            <text:p>145132354076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77" calcext:value-type="float">
            <text:p>145132354077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77" calcext:value-type="float">
            <text:p>145132354077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79" calcext:value-type="float">
            <text:p>145132354077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86" calcext:value-type="float">
            <text:p>145132354078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8292682926829" calcext:value-type="float">
            <text:p>7,6829268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88" calcext:value-type="float">
            <text:p>145132354078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8292682926829" calcext:value-type="float">
            <text:p>7,6829268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88" calcext:value-type="float">
            <text:p>145132354078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6346153846154" calcext:value-type="float">
            <text:p>7,3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89" calcext:value-type="float">
            <text:p>145132354078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91" calcext:value-type="float">
            <text:p>145132354079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793" calcext:value-type="float">
            <text:p>14513235407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05" calcext:value-type="float">
            <text:p>145132354080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05" calcext:value-type="float">
            <text:p>145132354080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7884615384615" calcext:value-type="float">
            <text:p>7,5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16" calcext:value-type="float">
            <text:p>145132354081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859375" calcext:value-type="float">
            <text:p>6,5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16" calcext:value-type="float">
            <text:p>145132354081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96875" calcext:value-type="float">
            <text:p>6,4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27" calcext:value-type="float">
            <text:p>145132354082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5448717948718" calcext:value-type="float">
            <text:p>8,05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28" calcext:value-type="float">
            <text:p>145132354082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30" calcext:value-type="float">
            <text:p>145132354083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7837837837838" calcext:value-type="float">
            <text:p>7,37837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31" calcext:value-type="float">
            <text:p>145132354083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609375" calcext:value-type="float">
            <text:p>6,9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42" calcext:value-type="float">
            <text:p>14513235408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42" calcext:value-type="float">
            <text:p>14513235408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60" calcext:value-type="float">
            <text:p>145132354086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60" calcext:value-type="float">
            <text:p>145132354086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38146551724138" calcext:value-type="float">
            <text:p>6,3814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65" calcext:value-type="float">
            <text:p>145132354086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8012295081967" calcext:value-type="float">
            <text:p>7,3801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76" calcext:value-type="float">
            <text:p>145132354087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96875" calcext:value-type="float">
            <text:p>6,4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87" calcext:value-type="float">
            <text:p>145132354088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96875" calcext:value-type="float">
            <text:p>6,4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89" calcext:value-type="float">
            <text:p>145132354088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016393442623" calcext:value-type="float">
            <text:p>7,4016393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89" calcext:value-type="float">
            <text:p>145132354088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891" calcext:value-type="float">
            <text:p>145132354089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04" calcext:value-type="float">
            <text:p>145132354090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04" calcext:value-type="float">
            <text:p>145132354090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15" calcext:value-type="float">
            <text:p>145132354091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52" calcext:value-type="float">
            <text:p>6,5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26" calcext:value-type="float">
            <text:p>145132354092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96794871794872" calcext:value-type="float">
            <text:p>5,96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36" calcext:value-type="float">
            <text:p>145132354093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47" calcext:value-type="float">
            <text:p>145132354094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7222222222222" calcext:value-type="float">
            <text:p>7,972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48" calcext:value-type="float">
            <text:p>145132354094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3881578947368" calcext:value-type="float">
            <text:p>6,8388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50" calcext:value-type="float">
            <text:p>145132354095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0596330275229" calcext:value-type="float">
            <text:p>6,4059633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53" calcext:value-type="float">
            <text:p>14513235409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64" calcext:value-type="float">
            <text:p>145132354096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27884615384615" calcext:value-type="float">
            <text:p>8,27884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75" calcext:value-type="float">
            <text:p>145132354097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75" calcext:value-type="float">
            <text:p>145132354097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86" calcext:value-type="float">
            <text:p>145132354098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6280991735537" calcext:value-type="float">
            <text:p>7,4628099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0999" calcext:value-type="float">
            <text:p>145132354099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00" calcext:value-type="float">
            <text:p>145132354100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01" calcext:value-type="float">
            <text:p>145132354100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03" calcext:value-type="float">
            <text:p>14513235410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8421052631579" calcext:value-type="float">
            <text:p>7,184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03" calcext:value-type="float">
            <text:p>14513235410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16" calcext:value-type="float">
            <text:p>145132354101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27" calcext:value-type="float">
            <text:p>145132354102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4239130434783" calcext:value-type="float">
            <text:p>7,3423913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28" calcext:value-type="float">
            <text:p>145132354102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60897435897436" calcext:value-type="float">
            <text:p>5,60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32" calcext:value-type="float">
            <text:p>145132354103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406779661017" calcext:value-type="float">
            <text:p>6,9406779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32" calcext:value-type="float">
            <text:p>145132354103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6140776699029" calcext:value-type="float">
            <text:p>7,161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34" calcext:value-type="float">
            <text:p>145132354103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34" calcext:value-type="float">
            <text:p>145132354103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52" calcext:value-type="float">
            <text:p>145132354105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0425531914894" calcext:value-type="float">
            <text:p>6,404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53" calcext:value-type="float">
            <text:p>14513235410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71" calcext:value-type="float">
            <text:p>145132354107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4368932038835" calcext:value-type="float">
            <text:p>7,5436893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74" calcext:value-type="float">
            <text:p>145132354107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5113636363636" calcext:value-type="float">
            <text:p>7,851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86" calcext:value-type="float">
            <text:p>145132354108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97" calcext:value-type="float">
            <text:p>145132354109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099" calcext:value-type="float">
            <text:p>145132354109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5227272727273" calcext:value-type="float">
            <text:p>6,9522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00" calcext:value-type="float">
            <text:p>145132354110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46875" calcext:value-type="float">
            <text:p>6,8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00" calcext:value-type="float">
            <text:p>145132354110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2438524590164" calcext:value-type="float">
            <text:p>7,7243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01" calcext:value-type="float">
            <text:p>145132354110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2264150943396" calcext:value-type="float">
            <text:p>8,1226415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03" calcext:value-type="float">
            <text:p>14513235411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15" calcext:value-type="float">
            <text:p>145132354111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5675675675676" calcext:value-type="float">
            <text:p>7,75675675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25" calcext:value-type="float">
            <text:p>145132354112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7777777777778" calcext:value-type="float">
            <text:p>7,777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36" calcext:value-type="float">
            <text:p>145132354113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3881578947368" calcext:value-type="float">
            <text:p>6,8388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51" calcext:value-type="float">
            <text:p>145132354115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53" calcext:value-type="float">
            <text:p>14513235411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53" calcext:value-type="float">
            <text:p>14513235411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8870558375635" calcext:value-type="float">
            <text:p>7,2887055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64" calcext:value-type="float">
            <text:p>145132354116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74" calcext:value-type="float">
            <text:p>145132354117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86" calcext:value-type="float">
            <text:p>145132354118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2941176470588" calcext:value-type="float">
            <text:p>8,029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98" calcext:value-type="float">
            <text:p>145132354119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198" calcext:value-type="float">
            <text:p>145132354119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01" calcext:value-type="float">
            <text:p>145132354120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9802631578947" calcext:value-type="float">
            <text:p>7,8980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02" calcext:value-type="float">
            <text:p>145132354120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2954545454545" calcext:value-type="float">
            <text:p>6,729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15" calcext:value-type="float">
            <text:p>145132354121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2954545454545" calcext:value-type="float">
            <text:p>6,729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26" calcext:value-type="float">
            <text:p>145132354122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83125" calcext:value-type="float">
            <text:p>7,78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37" calcext:value-type="float">
            <text:p>145132354123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2364864864865" calcext:value-type="float">
            <text:p>7,023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38" calcext:value-type="float">
            <text:p>145132354123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42" calcext:value-type="float">
            <text:p>14513235412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44" calcext:value-type="float">
            <text:p>145132354124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3976683937824" calcext:value-type="float">
            <text:p>7,4397668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64" calcext:value-type="float">
            <text:p>145132354126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82" calcext:value-type="float">
            <text:p>14513235412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94" calcext:value-type="float">
            <text:p>145132354129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94" calcext:value-type="float">
            <text:p>145132354129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294" calcext:value-type="float">
            <text:p>145132354129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05" calcext:value-type="float">
            <text:p>145132354130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15" calcext:value-type="float">
            <text:p>145132354131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359375" calcext:value-type="float">
            <text:p>7,3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27" calcext:value-type="float">
            <text:p>145132354132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359375" calcext:value-type="float">
            <text:p>7,3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30" calcext:value-type="float">
            <text:p>145132354133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3977272727273" calcext:value-type="float">
            <text:p>7,03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31" calcext:value-type="float">
            <text:p>145132354133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3977272727273" calcext:value-type="float">
            <text:p>7,039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34" calcext:value-type="float">
            <text:p>145132354133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4988038277512" calcext:value-type="float">
            <text:p>7,84988038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44" calcext:value-type="float">
            <text:p>145132354134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6063829787234" calcext:value-type="float">
            <text:p>7,260638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55" calcext:value-type="float">
            <text:p>145132354135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56" calcext:value-type="float">
            <text:p>145132354135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2105263157895" calcext:value-type="float">
            <text:p>7,921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67" calcext:value-type="float">
            <text:p>145132354136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67" calcext:value-type="float">
            <text:p>145132354136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69" calcext:value-type="float">
            <text:p>145132354136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69" calcext:value-type="float">
            <text:p>145132354136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74" calcext:value-type="float">
            <text:p>145132354137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5738341968912" calcext:value-type="float">
            <text:p>7,6573834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85" calcext:value-type="float">
            <text:p>145132354138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85" calcext:value-type="float">
            <text:p>145132354138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8695652173913" calcext:value-type="float">
            <text:p>7,48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396" calcext:value-type="float">
            <text:p>145132354139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07" calcext:value-type="float">
            <text:p>145132354140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9908256880734" calcext:value-type="float">
            <text:p>7,8990825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08" calcext:value-type="float">
            <text:p>145132354140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8492268041237" calcext:value-type="float">
            <text:p>7,1849226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11" calcext:value-type="float">
            <text:p>145132354141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13" calcext:value-type="float">
            <text:p>14513235414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38470873786408" calcext:value-type="float">
            <text:p>8,384708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24" calcext:value-type="float">
            <text:p>145132354142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38470873786408" calcext:value-type="float">
            <text:p>8,3847087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34" calcext:value-type="float">
            <text:p>145132354143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8359375" calcext:value-type="float">
            <text:p>7,68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47" calcext:value-type="float">
            <text:p>145132354144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48" calcext:value-type="float">
            <text:p>145132354144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50" calcext:value-type="float">
            <text:p>145132354145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52" calcext:value-type="float">
            <text:p>145132354145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794871794872" calcext:value-type="float">
            <text:p>7,71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63" calcext:value-type="float">
            <text:p>14513235414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5364077669903" calcext:value-type="float">
            <text:p>6,7536407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74" calcext:value-type="float">
            <text:p>145132354147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2438524590164" calcext:value-type="float">
            <text:p>7,7243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84" calcext:value-type="float">
            <text:p>145132354148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794871794872" calcext:value-type="float">
            <text:p>7,71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496" calcext:value-type="float">
            <text:p>145132354149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10" calcext:value-type="float">
            <text:p>145132354151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10" calcext:value-type="float">
            <text:p>145132354151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25" calcext:value-type="float">
            <text:p>7,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11" calcext:value-type="float">
            <text:p>145132354151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15597345132743" calcext:value-type="float">
            <text:p>6,15597345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12" calcext:value-type="float">
            <text:p>145132354151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24" calcext:value-type="float">
            <text:p>145132354152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42" calcext:value-type="float">
            <text:p>14513235415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0024038461538" calcext:value-type="float">
            <text:p>7,900240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58" calcext:value-type="float">
            <text:p>145132354155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9634146341464" calcext:value-type="float">
            <text:p>7,1963414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64" calcext:value-type="float">
            <text:p>145132354156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4392523364486" calcext:value-type="float">
            <text:p>8,4392523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77" calcext:value-type="float">
            <text:p>145132354157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4672897196262" calcext:value-type="float">
            <text:p>8,0467289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78" calcext:value-type="float">
            <text:p>145132354157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79" calcext:value-type="float">
            <text:p>145132354157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81" calcext:value-type="float">
            <text:p>145132354158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3548387096774" calcext:value-type="float">
            <text:p>6,4354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84" calcext:value-type="float">
            <text:p>145132354158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7610619469027" calcext:value-type="float">
            <text:p>6,8761061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595" calcext:value-type="float">
            <text:p>145132354159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46691176470588" calcext:value-type="float">
            <text:p>8,4669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05" calcext:value-type="float">
            <text:p>145132354160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46691176470588" calcext:value-type="float">
            <text:p>8,4669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05" calcext:value-type="float">
            <text:p>145132354160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0392670157068" calcext:value-type="float">
            <text:p>7,5039267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16" calcext:value-type="float">
            <text:p>145132354161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0763888888889" calcext:value-type="float">
            <text:p>7,6076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18" calcext:value-type="float">
            <text:p>145132354161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19" calcext:value-type="float">
            <text:p>14513235416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161764705882" calcext:value-type="float">
            <text:p>7,2316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20" calcext:value-type="float">
            <text:p>14513235416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0177664974619" calcext:value-type="float">
            <text:p>7,7017766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21" calcext:value-type="float">
            <text:p>14513235416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0177664974619" calcext:value-type="float">
            <text:p>7,7017766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33" calcext:value-type="float">
            <text:p>14513235416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6052631578947" calcext:value-type="float">
            <text:p>7,4605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44" calcext:value-type="float">
            <text:p>145132354164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6917475728155" calcext:value-type="float">
            <text:p>7,56917475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44" calcext:value-type="float">
            <text:p>145132354164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56" calcext:value-type="float">
            <text:p>145132354165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35922330097087" calcext:value-type="float">
            <text:p>8,3592233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68" calcext:value-type="float">
            <text:p>145132354166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1944444444444" calcext:value-type="float">
            <text:p>7,819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68" calcext:value-type="float">
            <text:p>145132354166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2765486725664" calcext:value-type="float">
            <text:p>6,5276548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70" calcext:value-type="float">
            <text:p>145132354167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2765486725664" calcext:value-type="float">
            <text:p>6,5276548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71" calcext:value-type="float">
            <text:p>145132354167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2678571428571" calcext:value-type="float">
            <text:p>7,5267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82" calcext:value-type="float">
            <text:p>14513235416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693" calcext:value-type="float">
            <text:p>14513235416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06" calcext:value-type="float">
            <text:p>145132354170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748820754717" calcext:value-type="float">
            <text:p>6,5748820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17" calcext:value-type="float">
            <text:p>145132354171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17" calcext:value-type="float">
            <text:p>1451323541717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19" calcext:value-type="float">
            <text:p>14513235417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20" calcext:value-type="float">
            <text:p>145132354172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6484375" calcext:value-type="float">
            <text:p>7,464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21" calcext:value-type="float">
            <text:p>1451323541721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23" calcext:value-type="float">
            <text:p>14513235417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5" calcext:value-type="float">
            <text:p>7,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34" calcext:value-type="float">
            <text:p>145132354173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7413793103448" calcext:value-type="float">
            <text:p>7,47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44" calcext:value-type="float">
            <text:p>145132354174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7413793103448" calcext:value-type="float">
            <text:p>7,47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56" calcext:value-type="float">
            <text:p>145132354175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3955223880597" calcext:value-type="float">
            <text:p>7,3395522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56" calcext:value-type="float">
            <text:p>145132354175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91737288135593" calcext:value-type="float">
            <text:p>5,91737288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66" calcext:value-type="float">
            <text:p>145132354176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79" calcext:value-type="float">
            <text:p>145132354177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5495283018868" calcext:value-type="float">
            <text:p>7,3549528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79" calcext:value-type="float">
            <text:p>145132354177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8076923076923" calcext:value-type="float">
            <text:p>7,7807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80" calcext:value-type="float">
            <text:p>1451323541780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82" calcext:value-type="float">
            <text:p>14513235417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92" calcext:value-type="float">
            <text:p>145132354179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792" calcext:value-type="float">
            <text:p>145132354179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8492268041237" calcext:value-type="float">
            <text:p>7,1849226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04" calcext:value-type="float">
            <text:p>145132354180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8492268041237" calcext:value-type="float">
            <text:p>7,1849226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15" calcext:value-type="float">
            <text:p>1451323541815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5147058823529" calcext:value-type="float">
            <text:p>7,05147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43" calcext:value-type="float">
            <text:p>14513235418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484375" calcext:value-type="float">
            <text:p>5,4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56" calcext:value-type="float">
            <text:p>145132354185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66" calcext:value-type="float">
            <text:p>1451323541866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3784403669725" calcext:value-type="float">
            <text:p>7,53784403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78" calcext:value-type="float">
            <text:p>145132354187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4378238341969" calcext:value-type="float">
            <text:p>7,6437823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78" calcext:value-type="float">
            <text:p>1451323541878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79" calcext:value-type="float">
            <text:p>145132354187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7873831775701" calcext:value-type="float">
            <text:p>7,6787383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79" calcext:value-type="float">
            <text:p>145132354187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0439698492462" calcext:value-type="float">
            <text:p>7,0043969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82" calcext:value-type="float">
            <text:p>14513235418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0439698492462" calcext:value-type="float">
            <text:p>7,0043969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82" calcext:value-type="float">
            <text:p>14513235418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4107142857143" calcext:value-type="float">
            <text:p>7,7410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93" calcext:value-type="float">
            <text:p>14513235418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5652173913043" calcext:value-type="float">
            <text:p>6,75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893" calcext:value-type="float">
            <text:p>14513235418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875" calcext:value-type="float">
            <text:p>7,0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04" calcext:value-type="float">
            <text:p>1451323541904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19" calcext:value-type="float">
            <text:p>1451323541919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44117647058824" calcext:value-type="float">
            <text:p>8,44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22" calcext:value-type="float">
            <text:p>145132354192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9722222222222" calcext:value-type="float">
            <text:p>7,597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32" calcext:value-type="float">
            <text:p>145132354193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09375" calcext:value-type="float">
            <text:p>7,7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42" calcext:value-type="float">
            <text:p>14513235419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52" calcext:value-type="float">
            <text:p>145132354195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8621495327103" calcext:value-type="float">
            <text:p>7,28621495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62" calcext:value-type="float">
            <text:p>145132354196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78515625" calcext:value-type="float">
            <text:p>7,47851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72" calcext:value-type="float">
            <text:p>14513235419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78515625" calcext:value-type="float">
            <text:p>7,47851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82" calcext:value-type="float">
            <text:p>14513235419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5683962264151" calcext:value-type="float">
            <text:p>7,1568396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1992" calcext:value-type="float">
            <text:p>145132354199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6720183486239" calcext:value-type="float">
            <text:p>6,767201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02" calcext:value-type="float">
            <text:p>145132354200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6720183486239" calcext:value-type="float">
            <text:p>6,7672018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12" calcext:value-type="float">
            <text:p>145132354201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8492268041237" calcext:value-type="float">
            <text:p>7,1849226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22" calcext:value-type="float">
            <text:p>145132354202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8492268041237" calcext:value-type="float">
            <text:p>7,1849226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32" calcext:value-type="float">
            <text:p>145132354203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3860294117647" calcext:value-type="float">
            <text:p>7,03860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42" calcext:value-type="float">
            <text:p>14513235420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52" calcext:value-type="float">
            <text:p>145132354205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05940594059" calcext:value-type="float">
            <text:p>7,7190594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62" calcext:value-type="float">
            <text:p>145132354206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7847593582888" calcext:value-type="float">
            <text:p>7,678475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72" calcext:value-type="float">
            <text:p>14513235420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7847593582888" calcext:value-type="float">
            <text:p>7,678475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82" calcext:value-type="float">
            <text:p>14513235420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092" calcext:value-type="float">
            <text:p>145132354209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96590909090909" calcext:value-type="float">
            <text:p>5,9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02" calcext:value-type="float">
            <text:p>145132354210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96590909090909" calcext:value-type="float">
            <text:p>5,9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12" calcext:value-type="float">
            <text:p>145132354211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014175257732" calcext:value-type="float">
            <text:p>7,4014175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22" calcext:value-type="float">
            <text:p>145132354212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70652173913044" calcext:value-type="float">
            <text:p>5,706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32" calcext:value-type="float">
            <text:p>145132354213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0699152542373" calcext:value-type="float">
            <text:p>6,6069915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42" calcext:value-type="float">
            <text:p>14513235421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0699152542373" calcext:value-type="float">
            <text:p>6,6069915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52" calcext:value-type="float">
            <text:p>145132354215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6346153846154" calcext:value-type="float">
            <text:p>7,3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62" calcext:value-type="float">
            <text:p>145132354216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6346153846154" calcext:value-type="float">
            <text:p>7,3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72" calcext:value-type="float">
            <text:p>14513235421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4068396226415" calcext:value-type="float">
            <text:p>7,5406839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82" calcext:value-type="float">
            <text:p>14513235421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9342105263158" calcext:value-type="float">
            <text:p>6,4934210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192" calcext:value-type="float">
            <text:p>145132354219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9342105263158" calcext:value-type="float">
            <text:p>6,49342105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02" calcext:value-type="float">
            <text:p>145132354220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0226130653266" calcext:value-type="float">
            <text:p>7,20226130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12" calcext:value-type="float">
            <text:p>145132354221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425" calcext:value-type="float">
            <text:p>7,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22" calcext:value-type="float">
            <text:p>145132354222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31009615384615" calcext:value-type="float">
            <text:p>6,31009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32" calcext:value-type="float">
            <text:p>145132354223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42" calcext:value-type="float">
            <text:p>14513235422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52" calcext:value-type="float">
            <text:p>145132354225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62" calcext:value-type="float">
            <text:p>145132354226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6447368421053" calcext:value-type="float">
            <text:p>7,764473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72" calcext:value-type="float">
            <text:p>14513235422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475" calcext:value-type="float">
            <text:p>5,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82" calcext:value-type="float">
            <text:p>14513235422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292" calcext:value-type="float">
            <text:p>145132354229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5263157894737" calcext:value-type="float">
            <text:p>7,552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02" calcext:value-type="float">
            <text:p>145132354230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6346153846154" calcext:value-type="float">
            <text:p>7,3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12" calcext:value-type="float">
            <text:p>145132354231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6346153846154" calcext:value-type="float">
            <text:p>7,3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22" calcext:value-type="float">
            <text:p>145132354232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6638349514563" calcext:value-type="float">
            <text:p>6,7663834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32" calcext:value-type="float">
            <text:p>145132354233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6638349514563" calcext:value-type="float">
            <text:p>6,7663834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42" calcext:value-type="float">
            <text:p>145132354234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1497461928934" calcext:value-type="float">
            <text:p>7,9149746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52" calcext:value-type="float">
            <text:p>145132354235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1497461928934" calcext:value-type="float">
            <text:p>7,9149746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62" calcext:value-type="float">
            <text:p>145132354236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3076923076923" calcext:value-type="float">
            <text:p>6,7307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72" calcext:value-type="float">
            <text:p>145132354237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96590909090909" calcext:value-type="float">
            <text:p>5,9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82" calcext:value-type="float">
            <text:p>145132354238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9933628318584" calcext:value-type="float">
            <text:p>6,8993362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392" calcext:value-type="float">
            <text:p>145132354239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02" calcext:value-type="float">
            <text:p>1451323542402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9254807692308" calcext:value-type="float">
            <text:p>7,092548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13" calcext:value-type="float">
            <text:p>14513235424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79375" calcext:value-type="float">
            <text:p>7,17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23" calcext:value-type="float">
            <text:p>14513235424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10197368421053" calcext:value-type="float">
            <text:p>6,101973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33" calcext:value-type="float">
            <text:p>14513235424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43" calcext:value-type="float">
            <text:p>14513235424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5514705882353" calcext:value-type="float">
            <text:p>8,05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53" calcext:value-type="float">
            <text:p>14513235424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0789473684211" calcext:value-type="float">
            <text:p>6,9078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63" calcext:value-type="float">
            <text:p>14513235424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0789473684211" calcext:value-type="float">
            <text:p>6,9078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73" calcext:value-type="float">
            <text:p>14513235424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67848837209302" calcext:value-type="float">
            <text:p>6,6784883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83" calcext:value-type="float">
            <text:p>14513235424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493" calcext:value-type="float">
            <text:p>14513235424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03" calcext:value-type="float">
            <text:p>14513235425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1151832460733" calcext:value-type="float">
            <text:p>7,3115183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13" calcext:value-type="float">
            <text:p>14513235425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23" calcext:value-type="float">
            <text:p>14513235425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65420560747664" calcext:value-type="float">
            <text:p>7,65420560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33" calcext:value-type="float">
            <text:p>14513235425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43" calcext:value-type="float">
            <text:p>14513235425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32920792079208" calcext:value-type="float">
            <text:p>7,3292079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53" calcext:value-type="float">
            <text:p>14513235425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8290155440414" calcext:value-type="float">
            <text:p>6,5829015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63" calcext:value-type="float">
            <text:p>14513235425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8290155440414" calcext:value-type="float">
            <text:p>6,5829015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73" calcext:value-type="float">
            <text:p>14513235425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83" calcext:value-type="float">
            <text:p>14513235425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5872641509434" calcext:value-type="float">
            <text:p>6,9587264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593" calcext:value-type="float">
            <text:p>14513235425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0478723404255" calcext:value-type="float">
            <text:p>7,20478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03" calcext:value-type="float">
            <text:p>14513235426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0478723404255" calcext:value-type="float">
            <text:p>7,204787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13" calcext:value-type="float">
            <text:p>14513235426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0177664974619" calcext:value-type="float">
            <text:p>7,70177664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23" calcext:value-type="float">
            <text:p>14513235426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33" calcext:value-type="float">
            <text:p>14513235426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5252293577982" calcext:value-type="float">
            <text:p>7,152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43" calcext:value-type="float">
            <text:p>14513235426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59765625" calcext:value-type="float">
            <text:p>7,2597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53" calcext:value-type="float">
            <text:p>14513235426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59765625" calcext:value-type="float">
            <text:p>7,2597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63" calcext:value-type="float">
            <text:p>14513235426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8625" calcext:value-type="float">
            <text:p>7,58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73" calcext:value-type="float">
            <text:p>14513235426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96794871794872" calcext:value-type="float">
            <text:p>5,96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83" calcext:value-type="float">
            <text:p>14513235426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96794871794872" calcext:value-type="float">
            <text:p>5,9679487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693" calcext:value-type="float">
            <text:p>14513235426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3737113402062" calcext:value-type="float">
            <text:p>8,037371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03" calcext:value-type="float">
            <text:p>14513235427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3737113402062" calcext:value-type="float">
            <text:p>8,037371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13" calcext:value-type="float">
            <text:p>14513235427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9451219512195" calcext:value-type="float">
            <text:p>6,594512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23" calcext:value-type="float">
            <text:p>14513235427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59451219512195" calcext:value-type="float">
            <text:p>6,594512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33" calcext:value-type="float">
            <text:p>14513235427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1758793969849" calcext:value-type="float">
            <text:p>7,0175879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43" calcext:value-type="float">
            <text:p>14513235427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01758793969849" calcext:value-type="float">
            <text:p>7,0175879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53" calcext:value-type="float">
            <text:p>14513235427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107421875" calcext:value-type="float">
            <text:p>8,1074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63" calcext:value-type="float">
            <text:p>14513235427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1336633663366" calcext:value-type="float">
            <text:p>6,9133663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73" calcext:value-type="float">
            <text:p>14513235427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83" calcext:value-type="float">
            <text:p>14513235427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37135922330097" calcext:value-type="float">
            <text:p>6,371359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793" calcext:value-type="float">
            <text:p>14513235427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37135922330097" calcext:value-type="float">
            <text:p>6,3713592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03" calcext:value-type="float">
            <text:p>14513235428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4331550802139" calcext:value-type="float">
            <text:p>7,243315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13" calcext:value-type="float">
            <text:p>14513235428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5145631067961" calcext:value-type="float">
            <text:p>7,9514563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23" calcext:value-type="float">
            <text:p>14513235428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33" calcext:value-type="float">
            <text:p>14513235428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3695652173913" calcext:value-type="float">
            <text:p>6,4369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43" calcext:value-type="float">
            <text:p>14513235428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2384020618557" calcext:value-type="float">
            <text:p>8,0238402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53" calcext:value-type="float">
            <text:p>14513235428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8.02384020618557" calcext:value-type="float">
            <text:p>8,0238402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63" calcext:value-type="float">
            <text:p>14513235428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54864864864865" calcext:value-type="float">
            <text:p>7,5486486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73" calcext:value-type="float">
            <text:p>14513235428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83" calcext:value-type="float">
            <text:p>14513235428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51470588235294" calcext:value-type="float">
            <text:p>5,51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893" calcext:value-type="float">
            <text:p>14513235428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8076923076923" calcext:value-type="float">
            <text:p>7,7807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03" calcext:value-type="float">
            <text:p>14513235429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8076923076923" calcext:value-type="float">
            <text:p>7,7807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13" calcext:value-type="float">
            <text:p>14513235429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5" calcext:value-type="float">
            <text:p>6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23" calcext:value-type="float">
            <text:p>14513235429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13317757009346" calcext:value-type="float">
            <text:p>6,1331775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33" calcext:value-type="float">
            <text:p>14513235429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43" calcext:value-type="float">
            <text:p>14513235429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53" calcext:value-type="float">
            <text:p>14513235429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238219895288" calcext:value-type="float">
            <text:p>7,7238219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63" calcext:value-type="float">
            <text:p>14513235429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238219895288" calcext:value-type="float">
            <text:p>7,7238219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73" calcext:value-type="float">
            <text:p>14513235429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9939024390244" calcext:value-type="float">
            <text:p>6,7993902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83" calcext:value-type="float">
            <text:p>14513235429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2993" calcext:value-type="float">
            <text:p>14513235429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97694174757282" calcext:value-type="float">
            <text:p>7,976941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03" calcext:value-type="float">
            <text:p>14513235430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75806451613" calcext:value-type="float">
            <text:p>7,7197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13" calcext:value-type="float">
            <text:p>14513235430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71975806451613" calcext:value-type="float">
            <text:p>7,7197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23" calcext:value-type="float">
            <text:p>14513235430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10829207920792" calcext:value-type="float">
            <text:p>7,1082920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33" calcext:value-type="float">
            <text:p>14513235430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43" calcext:value-type="float">
            <text:p>14513235430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53" calcext:value-type="float">
            <text:p>14513235430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813829787234" calcext:value-type="float">
            <text:p>6,98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63" calcext:value-type="float">
            <text:p>14513235430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9813829787234" calcext:value-type="float">
            <text:p>6,98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73" calcext:value-type="float">
            <text:p>14513235430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70969626168224" calcext:value-type="float">
            <text:p>6,7096962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83" calcext:value-type="float">
            <text:p>14513235430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093" calcext:value-type="float">
            <text:p>14513235430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25" calcext:value-type="float">
            <text:p>7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03" calcext:value-type="float">
            <text:p>14513235431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7.88903743315508" calcext:value-type="float">
            <text:p>7,8890374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13" calcext:value-type="float">
            <text:p>14513235431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49752475247525" calcext:value-type="float">
            <text:p>6,4975247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23" calcext:value-type="float">
            <text:p>14513235431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6.89369158878505" calcext:value-type="float">
            <text:p>6,8936915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33" calcext:value-type="float">
            <text:p>14513235431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05635245901639" calcext:value-type="float">
            <text:p>5,0563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43" calcext:value-type="float">
            <text:p>14513235431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4.63089622641509" calcext:value-type="float">
            <text:p>4,6308962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53" calcext:value-type="float">
            <text:p>14513235431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4.63089622641509" calcext:value-type="float">
            <text:p>4,6308962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63" calcext:value-type="float">
            <text:p>14513235431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03125" calcext:value-type="float">
            <text:p>5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73" calcext:value-type="float">
            <text:p>14513235431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5.126953125" calcext:value-type="float">
            <text:p>5,1269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83" calcext:value-type="float">
            <text:p>14513235431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2.80448717948718" calcext:value-type="float">
            <text:p>2,804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193" calcext:value-type="float">
            <text:p>14513235431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2.80514705882353" calcext:value-type="float">
            <text:p>2,8051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03" calcext:value-type="float">
            <text:p>14513235432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2.44306930693069" calcext:value-type="float">
            <text:p>2,4430693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13" calcext:value-type="float">
            <text:p>14513235432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2.44306930693069" calcext:value-type="float">
            <text:p>2,4430693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23" calcext:value-type="float">
            <text:p>14513235432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1.850625" calcext:value-type="float">
            <text:p>1,85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33" calcext:value-type="float">
            <text:p>14513235432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1.850625" calcext:value-type="float">
            <text:p>1,85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43" calcext:value-type="float">
            <text:p>14513235432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1.036875" calcext:value-type="float">
            <text:p>1,03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53" calcext:value-type="float">
            <text:p>14513235432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1.036875" calcext:value-type="float">
            <text:p>1,03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63" calcext:value-type="float">
            <text:p>14513235432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73" calcext:value-type="float">
            <text:p>14513235432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83" calcext:value-type="float">
            <text:p>14513235432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293" calcext:value-type="float">
            <text:p>14513235432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03" calcext:value-type="float">
            <text:p>14513235433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13" calcext:value-type="float">
            <text:p>14513235433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23" calcext:value-type="float">
            <text:p>14513235433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33" calcext:value-type="float">
            <text:p>14513235433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43" calcext:value-type="float">
            <text:p>145132354334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53" calcext:value-type="float">
            <text:p>145132354335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63" calcext:value-type="float">
            <text:p>145132354336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73" calcext:value-type="float">
            <text:p>145132354337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83" calcext:value-type="float">
            <text:p>145132354338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393" calcext:value-type="float">
            <text:p>145132354339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403" calcext:value-type="float">
            <text:p>145132354340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413" calcext:value-type="float">
            <text:p>145132354341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423" calcext:value-type="float">
            <text:p>145132354342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b6dcbca-14c0-4fc3-ba39-3f9017c86387</text:p>
          </table:table-cell>
          <table:table-cell office:value-type="float" office:value="1451323543433" calcext:value-type="float">
            <text:p>1451323543433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31" calcext:value-type="float">
            <text:p>14513236847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31" calcext:value-type="float">
            <text:p>14513236847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31" calcext:value-type="float">
            <text:p>14513236847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2.46659482758621" calcext:value-type="float">
            <text:p>2,46659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31" calcext:value-type="float">
            <text:p>14513236847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5.41594827586207" calcext:value-type="float">
            <text:p>5,41594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31" calcext:value-type="float">
            <text:p>14513236847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76858108108108" calcext:value-type="float">
            <text:p>7,7685810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31" calcext:value-type="float">
            <text:p>14513236847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7265625" calcext:value-type="float">
            <text:p>6,72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31" calcext:value-type="float">
            <text:p>14513236847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40317919075145" calcext:value-type="float">
            <text:p>6,403179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31" calcext:value-type="float">
            <text:p>14513236847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21462264150943" calcext:value-type="float">
            <text:p>7,2146226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965" calcext:value-type="float">
            <text:p>7,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5.94078947368421" calcext:value-type="float">
            <text:p>5,9407894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5.90625" calcext:value-type="float">
            <text:p>5,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25076219512195" calcext:value-type="float">
            <text:p>7,250762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49395161290323" calcext:value-type="float">
            <text:p>7,4939516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5.44301470588235" calcext:value-type="float">
            <text:p>5,443014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90789473684211" calcext:value-type="float">
            <text:p>6,9078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4.54513888888889" calcext:value-type="float">
            <text:p>4,54513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8.63565340909091" calcext:value-type="float">
            <text:p>8,6356534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57932692307692" calcext:value-type="float">
            <text:p>6,57932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70212765957447" calcext:value-type="float">
            <text:p>6,7021276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76973684210526" calcext:value-type="float">
            <text:p>6,7697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196875" calcext:value-type="float">
            <text:p>7,1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82880434782609" calcext:value-type="float">
            <text:p>6,828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47" calcext:value-type="float">
            <text:p>1451323684747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62" calcext:value-type="float">
            <text:p>1451323684762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40425531914894" calcext:value-type="float">
            <text:p>6,404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62" calcext:value-type="float">
            <text:p>1451323684762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57404458598726" calcext:value-type="float">
            <text:p>7,574044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3" calcext:value-type="float">
            <text:p>1451323684783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4016393442623" calcext:value-type="float">
            <text:p>7,4016393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3" calcext:value-type="float">
            <text:p>1451323684783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08956692913386" calcext:value-type="float">
            <text:p>7,0895669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43382352941177" calcext:value-type="float">
            <text:p>6,4338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5.46875" calcext:value-type="float">
            <text:p>5,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0362426035503" calcext:value-type="float">
            <text:p>7,0362426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01107594936709" calcext:value-type="float">
            <text:p>7,0110759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82947976878613" calcext:value-type="float">
            <text:p>7,82947976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54347826086957" calcext:value-type="float">
            <text:p>6,543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62259615384615" calcext:value-type="float">
            <text:p>7,62259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19103773584906" calcext:value-type="float">
            <text:p>6,1910377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29965753424658" calcext:value-type="float">
            <text:p>7,2996575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77952755905512" calcext:value-type="float">
            <text:p>6,7795275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5.86875" calcext:value-type="float">
            <text:p>5,8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784" calcext:value-type="float">
            <text:p>1451323684784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65853658536585" calcext:value-type="float">
            <text:p>6,65853658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11931818181818" calcext:value-type="float">
            <text:p>6,11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6.11931818181818" calcext:value-type="float">
            <text:p>6,11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3.8595297029703" calcext:value-type="float">
            <text:p>3,859529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3.8595297029703" calcext:value-type="float">
            <text:p>3,8595297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00" calcext:value-type="float">
            <text:p>1451323684800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16" calcext:value-type="float">
            <text:p>1451323684816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320573b-abcc-4dcf-84ef-902bdc8f2a0b</text:p>
          </table:table-cell>
          <table:table-cell office:value-type="float" office:value="1451323684831" calcext:value-type="float">
            <text:p>1451323684831</text:p>
          </table:table-cell>
          <table:table-cell office:value-type="float" office:value="9004" calcext:value-type="float">
            <text:p>900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21" calcext:value-type="float">
            <text:p>14513237967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36" calcext:value-type="float">
            <text:p>1451323796736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58" calcext:value-type="float">
            <text:p>1451323796758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74" calcext:value-type="float">
            <text:p>1451323796774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90" calcext:value-type="float">
            <text:p>14513237967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90" calcext:value-type="float">
            <text:p>14513237967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90" calcext:value-type="float">
            <text:p>14513237967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90" calcext:value-type="float">
            <text:p>14513237967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90" calcext:value-type="float">
            <text:p>14513237967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90" calcext:value-type="float">
            <text:p>14513237967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90" calcext:value-type="float">
            <text:p>14513237967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90" calcext:value-type="float">
            <text:p>14513237967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790" calcext:value-type="float">
            <text:p>14513237967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05" calcext:value-type="float">
            <text:p>1451323796805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21" calcext:value-type="float">
            <text:p>14513237968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21" calcext:value-type="float">
            <text:p>14513237968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21" calcext:value-type="float">
            <text:p>14513237968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21" calcext:value-type="float">
            <text:p>14513237968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.260761589403973" calcext:value-type="float">
            <text:p>0,2607615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21" calcext:value-type="float">
            <text:p>14513237968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35883620689655" calcext:value-type="float">
            <text:p>6,35883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21" calcext:value-type="float">
            <text:p>14513237968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4.45933734939759" calcext:value-type="float">
            <text:p>4,4593373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37" calcext:value-type="float">
            <text:p>1451323796837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28729838709677" calcext:value-type="float">
            <text:p>6,2872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04086538461538" calcext:value-type="float">
            <text:p>6,04086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8.15838068181818" calcext:value-type="float">
            <text:p>8,1583806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8.3969298245614" calcext:value-type="float">
            <text:p>8,3969298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33770718232044" calcext:value-type="float">
            <text:p>6,3377071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5.81875" calcext:value-type="float">
            <text:p>5,8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5.90196078431373" calcext:value-type="float">
            <text:p>5,9019607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68047752808989" calcext:value-type="float">
            <text:p>6,6804775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72159090909091" calcext:value-type="float">
            <text:p>7,72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32421875" calcext:value-type="float">
            <text:p>7,3242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27689873417722" calcext:value-type="float">
            <text:p>7,2768987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5.901" calcext:value-type="float">
            <text:p>5,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63970588235294" calcext:value-type="float">
            <text:p>6,639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7265625" calcext:value-type="float">
            <text:p>6,726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11570247933884" calcext:value-type="float">
            <text:p>7,115702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5.80851063829787" calcext:value-type="float">
            <text:p>5,80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7470703125" calcext:value-type="float">
            <text:p>6,74707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4.42647058823529" calcext:value-type="float">
            <text:p>4,42647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59" calcext:value-type="float">
            <text:p>14513237968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25260416666667" calcext:value-type="float">
            <text:p>6,252604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74" calcext:value-type="float">
            <text:p>1451323796874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85416666666667" calcext:value-type="float">
            <text:p>6,854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11513157894737" calcext:value-type="float">
            <text:p>7,1151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25827814569537" calcext:value-type="float">
            <text:p>6,258278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08101851851852" calcext:value-type="float">
            <text:p>7,0810185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45387700534759" calcext:value-type="float">
            <text:p>7,4538770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0375" calcext:value-type="float">
            <text:p>6,0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8.44632352941177" calcext:value-type="float">
            <text:p>8,44632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5.901" calcext:value-type="float">
            <text:p>5,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33088235294118" calcext:value-type="float">
            <text:p>6,33088235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30621301775148" calcext:value-type="float">
            <text:p>6,3062130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1225" calcext:value-type="float">
            <text:p>7,1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5.0641592920354" calcext:value-type="float">
            <text:p>5,064159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01029411764706" calcext:value-type="float">
            <text:p>7,010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07211538461539" calcext:value-type="float">
            <text:p>6,0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890" calcext:value-type="float">
            <text:p>1451323796890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06" calcext:value-type="float">
            <text:p>1451323796906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6.83173076923077" calcext:value-type="float">
            <text:p>6,8317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21" calcext:value-type="float">
            <text:p>14513237969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21" calcext:value-type="float">
            <text:p>14513237969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2.30607476635514" calcext:value-type="float">
            <text:p>2,3060747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21" calcext:value-type="float">
            <text:p>14513237969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2.30607476635514" calcext:value-type="float">
            <text:p>2,3060747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21" calcext:value-type="float">
            <text:p>14513237969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21" calcext:value-type="float">
            <text:p>14513237969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21" calcext:value-type="float">
            <text:p>14513237969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21" calcext:value-type="float">
            <text:p>14513237969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21" calcext:value-type="float">
            <text:p>1451323796921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37" calcext:value-type="float">
            <text:p>1451323796937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35e6dbf-969a-440c-b186-0e5f6e5f52b7</text:p>
          </table:table-cell>
          <table:table-cell office:value-type="float" office:value="1451323796959" calcext:value-type="float">
            <text:p>1451323796959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1f7c96-35da-42b4-9c1a-54b36432b486</text:p>
          </table:table-cell>
          <table:table-cell office:value-type="float" office:value="1451323993505" calcext:value-type="float">
            <text:p>1451323993505</text:p>
          </table:table-cell>
          <table:table-cell office:value-type="float" office:value="7148" calcext:value-type="float">
            <text:p>71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554" calcext:value-type="float">
            <text:p>14513244765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554" calcext:value-type="float">
            <text:p>14513244765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86168639053254" calcext:value-type="float">
            <text:p>4,86168639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554" calcext:value-type="float">
            <text:p>14513244765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671686746988" calcext:value-type="float">
            <text:p>6,1671686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570" calcext:value-type="float">
            <text:p>14513244765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26315789474" calcext:value-type="float">
            <text:p>7,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01" calcext:value-type="float">
            <text:p>1451324476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4883720930233" calcext:value-type="float">
            <text:p>6,3488372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01" calcext:value-type="float">
            <text:p>1451324476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01" calcext:value-type="float">
            <text:p>1451324476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3913043478261" calcext:value-type="float">
            <text:p>6,2391304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01" calcext:value-type="float">
            <text:p>1451324476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108870967742" calcext:value-type="float">
            <text:p>7,26108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01" calcext:value-type="float">
            <text:p>1451324476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01" calcext:value-type="float">
            <text:p>1451324476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8615107913669" calcext:value-type="float">
            <text:p>7,6861510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01" calcext:value-type="float">
            <text:p>1451324476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01" calcext:value-type="float">
            <text:p>1451324476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01" calcext:value-type="float">
            <text:p>1451324476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17" calcext:value-type="float">
            <text:p>14513244766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3" calcext:value-type="float">
            <text:p>7,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17" calcext:value-type="float">
            <text:p>14513244766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925572519084" calcext:value-type="float">
            <text:p>6,5925572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17" calcext:value-type="float">
            <text:p>14513244766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18" calcext:value-type="float">
            <text:p>14513244766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55" calcext:value-type="float">
            <text:p>14513244766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7441860465116" calcext:value-type="float">
            <text:p>6,6744186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86" calcext:value-type="float">
            <text:p>14513244766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894736842105" calcext:value-type="float">
            <text:p>8,328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686" calcext:value-type="float">
            <text:p>14513244766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720" calcext:value-type="float">
            <text:p>14513244767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751" calcext:value-type="float">
            <text:p>14513244767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2537313432836" calcext:value-type="float">
            <text:p>6,4253731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767" calcext:value-type="float">
            <text:p>14513244767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6948818897638" calcext:value-type="float">
            <text:p>6,469488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785" calcext:value-type="float">
            <text:p>14513244767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158536585366" calcext:value-type="float">
            <text:p>7,661585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785" calcext:value-type="float">
            <text:p>14513244767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791" calcext:value-type="float">
            <text:p>14513244767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644366197183" calcext:value-type="float">
            <text:p>6,63644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02" calcext:value-type="float">
            <text:p>14513244768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13" calcext:value-type="float">
            <text:p>1451324476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99173553719" calcext:value-type="float">
            <text:p>7,8099173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25" calcext:value-type="float">
            <text:p>14513244768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27" calcext:value-type="float">
            <text:p>145132447682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29" calcext:value-type="float">
            <text:p>145132447682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31" calcext:value-type="float">
            <text:p>14513244768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6875" calcext:value-type="float">
            <text:p>6,8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32" calcext:value-type="float">
            <text:p>14513244768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64" calcext:value-type="float">
            <text:p>14513244768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336538461538" calcext:value-type="float">
            <text:p>7,35336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85" calcext:value-type="float">
            <text:p>14513244768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923076923077" calcext:value-type="float">
            <text:p>7,2692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899" calcext:value-type="float">
            <text:p>14513244768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904" calcext:value-type="float">
            <text:p>14513244769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915" calcext:value-type="float">
            <text:p>14513244769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2205882352941" calcext:value-type="float">
            <text:p>6,02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916" calcext:value-type="float">
            <text:p>14513244769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171052631579" calcext:value-type="float">
            <text:p>7,7171052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929" calcext:value-type="float">
            <text:p>145132447692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934" calcext:value-type="float">
            <text:p>14513244769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934" calcext:value-type="float">
            <text:p>14513244769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6972" calcext:value-type="float">
            <text:p>14513244769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04" calcext:value-type="float">
            <text:p>14513244770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05" calcext:value-type="float">
            <text:p>14513244770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05" calcext:value-type="float">
            <text:p>14513244770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18" calcext:value-type="float">
            <text:p>14513244770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41796875" calcext:value-type="float">
            <text:p>7,03417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21" calcext:value-type="float">
            <text:p>14513244770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7763157894737" calcext:value-type="float">
            <text:p>6,177631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21" calcext:value-type="float">
            <text:p>14513244770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264925373134" calcext:value-type="float">
            <text:p>7,032649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21" calcext:value-type="float">
            <text:p>14513244770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21" calcext:value-type="float">
            <text:p>14513244770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4583333333333" calcext:value-type="float">
            <text:p>7,145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46" calcext:value-type="float">
            <text:p>14513244770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8292682926829" calcext:value-type="float">
            <text:p>7,6829268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74" calcext:value-type="float">
            <text:p>14513244770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510791366906" calcext:value-type="float">
            <text:p>7,3651079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74" calcext:value-type="float">
            <text:p>14513244770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6666666666667" calcext:value-type="float">
            <text:p>7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74" calcext:value-type="float">
            <text:p>14513244770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99173553719" calcext:value-type="float">
            <text:p>7,8099173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85" calcext:value-type="float">
            <text:p>14513244770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8467153284672" calcext:value-type="float">
            <text:p>6,2846715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090" calcext:value-type="float">
            <text:p>14513244770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847826086957" calcext:value-type="float">
            <text:p>7,418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02" calcext:value-type="float">
            <text:p>14513244771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15" calcext:value-type="float">
            <text:p>14513244771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2600806451613" calcext:value-type="float">
            <text:p>6,6260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17" calcext:value-type="float">
            <text:p>14513244771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19" calcext:value-type="float">
            <text:p>14513244771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20" calcext:value-type="float">
            <text:p>14513244771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22" calcext:value-type="float">
            <text:p>14513244771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012195121951" calcext:value-type="float">
            <text:p>7,3201219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23" calcext:value-type="float">
            <text:p>14513244771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522058823529" calcext:value-type="float">
            <text:p>8,14522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37" calcext:value-type="float">
            <text:p>145132447713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46" calcext:value-type="float">
            <text:p>14513244771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1570247933884" calcext:value-type="float">
            <text:p>7,115702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52" calcext:value-type="float">
            <text:p>14513244771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52" calcext:value-type="float">
            <text:p>14513244771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52" calcext:value-type="float">
            <text:p>14513244771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67" calcext:value-type="float">
            <text:p>14513244771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146341463415" calcext:value-type="float">
            <text:p>7,34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70" calcext:value-type="float">
            <text:p>14513244771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7309160305344" calcext:value-type="float">
            <text:p>6,8730916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84" calcext:value-type="float">
            <text:p>14513244771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9178832116788" calcext:value-type="float">
            <text:p>7,4917883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95" calcext:value-type="float">
            <text:p>14513244771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0523255813954" calcext:value-type="float">
            <text:p>7,3052325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197" calcext:value-type="float">
            <text:p>14513244771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280991735537" calcext:value-type="float">
            <text:p>7,4628099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00" calcext:value-type="float">
            <text:p>14513244772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02" calcext:value-type="float">
            <text:p>14513244772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3880597014925" calcext:value-type="float">
            <text:p>6,7388059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13" calcext:value-type="float">
            <text:p>14513244772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475" calcext:value-type="float">
            <text:p>7,6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25" calcext:value-type="float">
            <text:p>14513244772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26315789474" calcext:value-type="float">
            <text:p>7,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36" calcext:value-type="float">
            <text:p>145132447723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262773722628" calcext:value-type="float">
            <text:p>7,4726277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38" calcext:value-type="float">
            <text:p>14513244772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38" calcext:value-type="float">
            <text:p>14513244772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41" calcext:value-type="float">
            <text:p>14513244772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51" calcext:value-type="float">
            <text:p>14513244772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62" calcext:value-type="float">
            <text:p>14513244772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74" calcext:value-type="float">
            <text:p>14513244772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85" calcext:value-type="float">
            <text:p>14513244772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649253731343" calcext:value-type="float">
            <text:p>7,3264925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295" calcext:value-type="float">
            <text:p>14513244772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06" calcext:value-type="float">
            <text:p>14513244773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3125" calcext:value-type="float">
            <text:p>6,7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17" calcext:value-type="float">
            <text:p>14513244773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17" calcext:value-type="float">
            <text:p>14513244773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23046875" calcext:value-type="float">
            <text:p>7,3623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17" calcext:value-type="float">
            <text:p>14513244773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1" calcext:value-type="float">
            <text:p>8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20" calcext:value-type="float">
            <text:p>14513244773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13829787234" calcext:value-type="float">
            <text:p>6,98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31" calcext:value-type="float">
            <text:p>14513244773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32" calcext:value-type="float">
            <text:p>14513244773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805147058824" calcext:value-type="float">
            <text:p>7,238051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32" calcext:value-type="float">
            <text:p>14513244773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786496350365" calcext:value-type="float">
            <text:p>6,878649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42" calcext:value-type="float">
            <text:p>14513244773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519230769231" calcext:value-type="float">
            <text:p>7,8951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53" calcext:value-type="float">
            <text:p>14513244773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64" calcext:value-type="float">
            <text:p>14513244773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4583333333333" calcext:value-type="float">
            <text:p>7,145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75" calcext:value-type="float">
            <text:p>14513244773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46875" calcext:value-type="float">
            <text:p>7,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78" calcext:value-type="float">
            <text:p>14513244773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0523255813954" calcext:value-type="float">
            <text:p>7,3052325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78" calcext:value-type="float">
            <text:p>14513244773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80" calcext:value-type="float">
            <text:p>14513244773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4427083333333" calcext:value-type="float">
            <text:p>6,54427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391" calcext:value-type="float">
            <text:p>14513244773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02" calcext:value-type="float">
            <text:p>14513244774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5" calcext:value-type="float">
            <text:p>7,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12" calcext:value-type="float">
            <text:p>14513244774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2115384615385" calcext:value-type="float">
            <text:p>8,52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24" calcext:value-type="float">
            <text:p>14513244774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34" calcext:value-type="float">
            <text:p>14513244774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8563829787234" calcext:value-type="float">
            <text:p>6,385638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48" calcext:value-type="float">
            <text:p>14513244774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48" calcext:value-type="float">
            <text:p>14513244774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2102272727273" calcext:value-type="float">
            <text:p>6,82102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51" calcext:value-type="float">
            <text:p>14513244774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52" calcext:value-type="float">
            <text:p>14513244774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52" calcext:value-type="float">
            <text:p>14513244774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64" calcext:value-type="float">
            <text:p>14513244774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6393442623" calcext:value-type="float">
            <text:p>7,4016393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64" calcext:value-type="float">
            <text:p>14513244774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2596153846154" calcext:value-type="float">
            <text:p>6,9259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76" calcext:value-type="float">
            <text:p>14513244774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28947368421" calcext:value-type="float">
            <text:p>8,0328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79" calcext:value-type="float">
            <text:p>14513244774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108870967742" calcext:value-type="float">
            <text:p>7,26108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79" calcext:value-type="float">
            <text:p>14513244774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3880597014925" calcext:value-type="float">
            <text:p>6,7388059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82" calcext:value-type="float">
            <text:p>14513244774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93" calcext:value-type="float">
            <text:p>14513244774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85546875" calcext:value-type="float">
            <text:p>8,0185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93" calcext:value-type="float">
            <text:p>14513244774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494" calcext:value-type="float">
            <text:p>14513244774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0441176470588" calcext:value-type="float">
            <text:p>6,9044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06" calcext:value-type="float">
            <text:p>14513244775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08" calcext:value-type="float">
            <text:p>145132447750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4615384615385" calcext:value-type="float">
            <text:p>6,946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10" calcext:value-type="float">
            <text:p>14513244775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23" calcext:value-type="float">
            <text:p>14513244775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2880434782609" calcext:value-type="float">
            <text:p>6,828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23" calcext:value-type="float">
            <text:p>14513244775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35" calcext:value-type="float">
            <text:p>14513244775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2717391304348" calcext:value-type="float">
            <text:p>8,027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46" calcext:value-type="float">
            <text:p>14513244775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171052631579" calcext:value-type="float">
            <text:p>7,7171052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48" calcext:value-type="float">
            <text:p>14513244775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50" calcext:value-type="float">
            <text:p>145132447755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39928057554" calcext:value-type="float">
            <text:p>7,383992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60" calcext:value-type="float">
            <text:p>14513244775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23046875" calcext:value-type="float">
            <text:p>7,3623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60" calcext:value-type="float">
            <text:p>14513244775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74" calcext:value-type="float">
            <text:p>14513244775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282608695652" calcext:value-type="float">
            <text:p>7,722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84" calcext:value-type="float">
            <text:p>14513244775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95" calcext:value-type="float">
            <text:p>14513244775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96" calcext:value-type="float">
            <text:p>14513244775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" calcext:value-type="float">
            <text:p>7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98" calcext:value-type="float">
            <text:p>14513244775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598" calcext:value-type="float">
            <text:p>14513244775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08" calcext:value-type="float">
            <text:p>145132447760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08" calcext:value-type="float">
            <text:p>145132447760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757352941176" calcext:value-type="float">
            <text:p>7,52757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13" calcext:value-type="float">
            <text:p>14513244776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8615107913669" calcext:value-type="float">
            <text:p>7,6861510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28" calcext:value-type="float">
            <text:p>14513244776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30" calcext:value-type="float">
            <text:p>14513244776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317073170732" calcext:value-type="float">
            <text:p>8,32317073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41" calcext:value-type="float">
            <text:p>14513244776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52" calcext:value-type="float">
            <text:p>14513244776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63" calcext:value-type="float">
            <text:p>14513244776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63" calcext:value-type="float">
            <text:p>14513244776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7952755905512" calcext:value-type="float">
            <text:p>6,77952755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74" calcext:value-type="float">
            <text:p>14513244776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2880434782609" calcext:value-type="float">
            <text:p>6,8288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85" calcext:value-type="float">
            <text:p>14513244776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9642857142857" calcext:value-type="float">
            <text:p>6,696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89" calcext:value-type="float">
            <text:p>14513244776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690" calcext:value-type="float">
            <text:p>14513244776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7987804878049" calcext:value-type="float">
            <text:p>6,6798780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09" calcext:value-type="float">
            <text:p>14513244777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1555944055944" calcext:value-type="float">
            <text:p>8,3155594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10" calcext:value-type="float">
            <text:p>14513244777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5394736842105" calcext:value-type="float">
            <text:p>6,453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28" calcext:value-type="float">
            <text:p>14513244777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4" calcext:value-type="float">
            <text:p>7,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28" calcext:value-type="float">
            <text:p>14513244777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29" calcext:value-type="float">
            <text:p>145132447772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785714285714" calcext:value-type="float">
            <text:p>7,267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31" calcext:value-type="float">
            <text:p>14513244777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42" calcext:value-type="float">
            <text:p>14513244777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42" calcext:value-type="float">
            <text:p>14513244777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558139534884" calcext:value-type="float">
            <text:p>7,325581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53" calcext:value-type="float">
            <text:p>14513244777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644366197183" calcext:value-type="float">
            <text:p>6,63644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53" calcext:value-type="float">
            <text:p>14513244777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65" calcext:value-type="float">
            <text:p>14513244777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903846153846" calcext:value-type="float">
            <text:p>7,2490384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67" calcext:value-type="float">
            <text:p>14513244777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2019230769231" calcext:value-type="float">
            <text:p>6,3201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69" calcext:value-type="float">
            <text:p>145132447776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70" calcext:value-type="float">
            <text:p>14513244777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558139534884" calcext:value-type="float">
            <text:p>7,325581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81" calcext:value-type="float">
            <text:p>14513244777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82" calcext:value-type="float">
            <text:p>14513244777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568181818182" calcext:value-type="float">
            <text:p>7,75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793" calcext:value-type="float">
            <text:p>14513244777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3152173913043" calcext:value-type="float">
            <text:p>8,331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04" calcext:value-type="float">
            <text:p>14513244778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6102362204724" calcext:value-type="float">
            <text:p>8,061023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15" calcext:value-type="float">
            <text:p>14513244778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17" calcext:value-type="float">
            <text:p>14513244778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19" calcext:value-type="float">
            <text:p>14513244778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125" calcext:value-type="float">
            <text:p>7,6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33" calcext:value-type="float">
            <text:p>14513244778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45" calcext:value-type="float">
            <text:p>14513244778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46" calcext:value-type="float">
            <text:p>14513244778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48" calcext:value-type="float">
            <text:p>14513244778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4615384615385" calcext:value-type="float">
            <text:p>6,946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51" calcext:value-type="float">
            <text:p>14513244778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62" calcext:value-type="float">
            <text:p>14513244778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568181818182" calcext:value-type="float">
            <text:p>7,75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62" calcext:value-type="float">
            <text:p>14513244778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970588235294" calcext:value-type="float">
            <text:p>6,639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73" calcext:value-type="float">
            <text:p>14513244778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85546875" calcext:value-type="float">
            <text:p>8,0185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85" calcext:value-type="float">
            <text:p>14513244778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6859504132231" calcext:value-type="float">
            <text:p>6,7685950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95" calcext:value-type="float">
            <text:p>14513244778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466796875" calcext:value-type="float">
            <text:p>8,34667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97" calcext:value-type="float">
            <text:p>14513244778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8445945946" calcext:value-type="float">
            <text:p>7,7508445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97" calcext:value-type="float">
            <text:p>14513244778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39928057554" calcext:value-type="float">
            <text:p>7,383992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899" calcext:value-type="float">
            <text:p>14513244778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5190839694657" calcext:value-type="float">
            <text:p>6,2519083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00" calcext:value-type="float">
            <text:p>14513244779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639705882353" calcext:value-type="float">
            <text:p>7,83639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01" calcext:value-type="float">
            <text:p>14513244779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558139534884" calcext:value-type="float">
            <text:p>7,325581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12" calcext:value-type="float">
            <text:p>14513244779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23046875" calcext:value-type="float">
            <text:p>7,3623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22" calcext:value-type="float">
            <text:p>14513244779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894736842105" calcext:value-type="float">
            <text:p>8,328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33" calcext:value-type="float">
            <text:p>14513244779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879310344828" calcext:value-type="float">
            <text:p>6,78879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67" calcext:value-type="float">
            <text:p>14513244779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79" calcext:value-type="float">
            <text:p>14513244779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8888888888889" calcext:value-type="float">
            <text:p>6,6888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79" calcext:value-type="float">
            <text:p>14513244779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81" calcext:value-type="float">
            <text:p>14513244779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221830985915" calcext:value-type="float">
            <text:p>6,932218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7992" calcext:value-type="float">
            <text:p>14513244779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02" calcext:value-type="float">
            <text:p>14513244780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13" calcext:value-type="float">
            <text:p>14513244780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24" calcext:value-type="float">
            <text:p>14513244780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9178832116788" calcext:value-type="float">
            <text:p>7,4917883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24" calcext:value-type="float">
            <text:p>14513244780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35" calcext:value-type="float">
            <text:p>14513244780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13829787234" calcext:value-type="float">
            <text:p>6,98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39" calcext:value-type="float">
            <text:p>14513244780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847826086957" calcext:value-type="float">
            <text:p>7,418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40" calcext:value-type="float">
            <text:p>14513244780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41" calcext:value-type="float">
            <text:p>14513244780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43" calcext:value-type="float">
            <text:p>14513244780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55" calcext:value-type="float">
            <text:p>14513244780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57" calcext:value-type="float">
            <text:p>14513244780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59" calcext:value-type="float">
            <text:p>14513244780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2027559055118" calcext:value-type="float">
            <text:p>7,420275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60" calcext:value-type="float">
            <text:p>14513244780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71" calcext:value-type="float">
            <text:p>14513244780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82" calcext:value-type="float">
            <text:p>14513244780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169291338583" calcext:value-type="float">
            <text:p>8,0816929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092" calcext:value-type="float">
            <text:p>14513244780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10" calcext:value-type="float">
            <text:p>14513244781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7386363636364" calcext:value-type="float">
            <text:p>8,073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28" calcext:value-type="float">
            <text:p>14513244781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13829787234" calcext:value-type="float">
            <text:p>6,98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29" calcext:value-type="float">
            <text:p>145132447812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31" calcext:value-type="float">
            <text:p>14513244781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31" calcext:value-type="float">
            <text:p>14513244781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799295774648" calcext:value-type="float">
            <text:p>7,2279929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42" calcext:value-type="float">
            <text:p>14513244781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5610687022901" calcext:value-type="float">
            <text:p>8,4561068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53" calcext:value-type="float">
            <text:p>14513244781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2027559055118" calcext:value-type="float">
            <text:p>7,420275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64" calcext:value-type="float">
            <text:p>14513244781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8243801652893" calcext:value-type="float">
            <text:p>8,4824380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75" calcext:value-type="float">
            <text:p>14513244781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9913793103448" calcext:value-type="float">
            <text:p>6,499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76" calcext:value-type="float">
            <text:p>14513244781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80" calcext:value-type="float">
            <text:p>14513244781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3549618320611" calcext:value-type="float">
            <text:p>8,1354961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192" calcext:value-type="float">
            <text:p>14513244781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5118243243243" calcext:value-type="float">
            <text:p>6,6511824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02" calcext:value-type="float">
            <text:p>14513244782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115384615385" calcext:value-type="float">
            <text:p>7,47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13" calcext:value-type="float">
            <text:p>14513244782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2027559055118" calcext:value-type="float">
            <text:p>7,420275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24" calcext:value-type="float">
            <text:p>14513244782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8822314049587" calcext:value-type="float">
            <text:p>7,7882231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35" calcext:value-type="float">
            <text:p>14513244782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38" calcext:value-type="float">
            <text:p>14513244782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2996575342466" calcext:value-type="float">
            <text:p>7,0299657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42" calcext:value-type="float">
            <text:p>14513244782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42" calcext:value-type="float">
            <text:p>14513244782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26315789474" calcext:value-type="float">
            <text:p>7,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53" calcext:value-type="float">
            <text:p>14513244782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757352941176" calcext:value-type="float">
            <text:p>7,52757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64" calcext:value-type="float">
            <text:p>14513244782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74" calcext:value-type="float">
            <text:p>14513244782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583333333333" calcext:value-type="float">
            <text:p>8,145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75" calcext:value-type="float">
            <text:p>14513244782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9" calcext:value-type="float">
            <text:p>8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86" calcext:value-type="float">
            <text:p>14513244782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4136029411765" calcext:value-type="float">
            <text:p>6,041360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88" calcext:value-type="float">
            <text:p>14513244782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92537313433" calcext:value-type="float">
            <text:p>7,6399253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291" calcext:value-type="float">
            <text:p>14513244782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02" calcext:value-type="float">
            <text:p>14513244783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639705882353" calcext:value-type="float">
            <text:p>7,83639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02" calcext:value-type="float">
            <text:p>14513244783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13" calcext:value-type="float">
            <text:p>14513244783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2537313432836" calcext:value-type="float">
            <text:p>6,4253731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13" calcext:value-type="float">
            <text:p>14513244783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590163934426" calcext:value-type="float">
            <text:p>7,7459016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24" calcext:value-type="float">
            <text:p>14513244783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5610687022901" calcext:value-type="float">
            <text:p>8,4561068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35" calcext:value-type="float">
            <text:p>14513244783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37" calcext:value-type="float">
            <text:p>145132447833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41" calcext:value-type="float">
            <text:p>14513244783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52" calcext:value-type="float">
            <text:p>14513244783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52" calcext:value-type="float">
            <text:p>14513244783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9642857142857" calcext:value-type="float">
            <text:p>6,696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63" calcext:value-type="float">
            <text:p>14513244783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76" calcext:value-type="float">
            <text:p>14513244783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2717391304348" calcext:value-type="float">
            <text:p>8,027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79" calcext:value-type="float">
            <text:p>14513244783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82" calcext:value-type="float">
            <text:p>14513244783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223880597015" calcext:value-type="float">
            <text:p>7,05223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394" calcext:value-type="float">
            <text:p>14513244783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9375" calcext:value-type="float">
            <text:p>7,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05" calcext:value-type="float">
            <text:p>14513244784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37676056338" calcext:value-type="float">
            <text:p>7,5237676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07" calcext:value-type="float">
            <text:p>14513244784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9807692307692" calcext:value-type="float">
            <text:p>8,19807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09" calcext:value-type="float">
            <text:p>14513244784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12" calcext:value-type="float">
            <text:p>14513244784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23" calcext:value-type="float">
            <text:p>14513244784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84659090909091" calcext:value-type="float">
            <text:p>5,846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23" calcext:value-type="float">
            <text:p>14513244784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26315789474" calcext:value-type="float">
            <text:p>7,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33" calcext:value-type="float">
            <text:p>14513244784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1198630136986" calcext:value-type="float">
            <text:p>7,0119863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33" calcext:value-type="float">
            <text:p>14513244784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125" calcext:value-type="float">
            <text:p>7,6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45" calcext:value-type="float">
            <text:p>14513244784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2027559055118" calcext:value-type="float">
            <text:p>7,420275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45" calcext:value-type="float">
            <text:p>14513244784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46" calcext:value-type="float">
            <text:p>14513244784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46" calcext:value-type="float">
            <text:p>14513244784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48" calcext:value-type="float">
            <text:p>14513244784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49" calcext:value-type="float">
            <text:p>14513244784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6666666666667" calcext:value-type="float">
            <text:p>7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60" calcext:value-type="float">
            <text:p>14513244784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262773722628" calcext:value-type="float">
            <text:p>7,4726277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60" calcext:value-type="float">
            <text:p>14513244784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609271523179" calcext:value-type="float">
            <text:p>7,336092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71" calcext:value-type="float">
            <text:p>14513244784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83" calcext:value-type="float">
            <text:p>14513244784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94" calcext:value-type="float">
            <text:p>14513244784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494" calcext:value-type="float">
            <text:p>14513244784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4947916666667" calcext:value-type="float">
            <text:p>8,549479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06" calcext:value-type="float">
            <text:p>14513244785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2027559055118" calcext:value-type="float">
            <text:p>7,420275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07" calcext:value-type="float">
            <text:p>14513244785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2717391304348" calcext:value-type="float">
            <text:p>8,027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08" calcext:value-type="float">
            <text:p>145132447850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270833333333" calcext:value-type="float">
            <text:p>7,6927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10" calcext:value-type="float">
            <text:p>14513244785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21" calcext:value-type="float">
            <text:p>14513244785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21" calcext:value-type="float">
            <text:p>14513244785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466796875" calcext:value-type="float">
            <text:p>8,34667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32" calcext:value-type="float">
            <text:p>14513244785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950704225352" calcext:value-type="float">
            <text:p>7,2095070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43" calcext:value-type="float">
            <text:p>14513244785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558139534884" calcext:value-type="float">
            <text:p>7,325581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55" calcext:value-type="float">
            <text:p>14513244785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979838709677" calcext:value-type="float">
            <text:p>7,5997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57" calcext:value-type="float">
            <text:p>14513244785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58" calcext:value-type="float">
            <text:p>14513244785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7844827586207" calcext:value-type="float">
            <text:p>7,07844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58" calcext:value-type="float">
            <text:p>14513244785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60" calcext:value-type="float">
            <text:p>14513244785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74" calcext:value-type="float">
            <text:p>14513244785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84" calcext:value-type="float">
            <text:p>14513244785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9051724137931" calcext:value-type="float">
            <text:p>8,49051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96" calcext:value-type="float">
            <text:p>14513244785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97" calcext:value-type="float">
            <text:p>14513244785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598" calcext:value-type="float">
            <text:p>14513244785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4066901408451" calcext:value-type="float">
            <text:p>6,3406690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00" calcext:value-type="float">
            <text:p>14513244786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744755244755" calcext:value-type="float">
            <text:p>7,1774475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11" calcext:value-type="float">
            <text:p>14513244786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32" calcext:value-type="float">
            <text:p>14513244786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43" calcext:value-type="float">
            <text:p>14513244786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54" calcext:value-type="float">
            <text:p>14513244786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8197674418605" calcext:value-type="float">
            <text:p>8,2819767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54" calcext:value-type="float">
            <text:p>14513244786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333333333333" calcext:value-type="float">
            <text:p>6,8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66" calcext:value-type="float">
            <text:p>14513244786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67" calcext:value-type="float">
            <text:p>14513244786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2857142857143" calcext:value-type="float">
            <text:p>6,428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70" calcext:value-type="float">
            <text:p>14513244786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70" calcext:value-type="float">
            <text:p>14513244786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70" calcext:value-type="float">
            <text:p>14513244786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8351063829787" calcext:value-type="float">
            <text:p>6,683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70" calcext:value-type="float">
            <text:p>14513244786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6858108108108" calcext:value-type="float">
            <text:p>7,7685810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71" calcext:value-type="float">
            <text:p>14513244786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736842105263" calcext:value-type="float">
            <text:p>7,6973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82" calcext:value-type="float">
            <text:p>14513244786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7925531914894" calcext:value-type="float">
            <text:p>7,279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694" calcext:value-type="float">
            <text:p>14513244786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05" calcext:value-type="float">
            <text:p>14513244787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31297709924" calcext:value-type="float">
            <text:p>7,514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11" calcext:value-type="float">
            <text:p>14513244787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979838709677" calcext:value-type="float">
            <text:p>7,5997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22" calcext:value-type="float">
            <text:p>14513244787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32" calcext:value-type="float">
            <text:p>14513244787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020979020979" calcext:value-type="float">
            <text:p>8,0402097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43" calcext:value-type="float">
            <text:p>14513244787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736842105263" calcext:value-type="float">
            <text:p>7,6973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60" calcext:value-type="float">
            <text:p>14513244787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947368421053" calcext:value-type="float">
            <text:p>6,789473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61" calcext:value-type="float">
            <text:p>14513244787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444444444445" calcext:value-type="float">
            <text:p>7,894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73" calcext:value-type="float">
            <text:p>14513244787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965753424658" calcext:value-type="float">
            <text:p>7,2996575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84" calcext:value-type="float">
            <text:p>14513244787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896551724138" calcext:value-type="float">
            <text:p>8,2189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795" calcext:value-type="float">
            <text:p>14513244787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264925373134" calcext:value-type="float">
            <text:p>7,032649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05" calcext:value-type="float">
            <text:p>14513244788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10" calcext:value-type="float">
            <text:p>14513244788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12" calcext:value-type="float">
            <text:p>14513244788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2040441176471" calcext:value-type="float">
            <text:p>6,620404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12" calcext:value-type="float">
            <text:p>14513244788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39928057554" calcext:value-type="float">
            <text:p>7,383992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23" calcext:value-type="float">
            <text:p>14513244788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8374125874126" calcext:value-type="float">
            <text:p>6,8837412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35" calcext:value-type="float">
            <text:p>14513244788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35" calcext:value-type="float">
            <text:p>14513244788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37" calcext:value-type="float">
            <text:p>145132447883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7967625899281" calcext:value-type="float">
            <text:p>6,779676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39" calcext:value-type="float">
            <text:p>14513244788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6679104477612" calcext:value-type="float">
            <text:p>8,266791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41" calcext:value-type="float">
            <text:p>14513244788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41" calcext:value-type="float">
            <text:p>14513244788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53" calcext:value-type="float">
            <text:p>14513244788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774193548387" calcext:value-type="float">
            <text:p>7,4177419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64" calcext:value-type="float">
            <text:p>14513244788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31297709924" calcext:value-type="float">
            <text:p>7,514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75" calcext:value-type="float">
            <text:p>14513244788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2591911764706" calcext:value-type="float">
            <text:p>8,125919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76" calcext:value-type="float">
            <text:p>14513244788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223880597015" calcext:value-type="float">
            <text:p>7,05223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87" calcext:value-type="float">
            <text:p>145132447888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890" calcext:value-type="float">
            <text:p>14513244788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02" calcext:value-type="float">
            <text:p>14513244789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" calcext:value-type="float">
            <text:p>7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12" calcext:value-type="float">
            <text:p>14513244789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221830985915" calcext:value-type="float">
            <text:p>6,932218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24" calcext:value-type="float">
            <text:p>14513244789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35" calcext:value-type="float">
            <text:p>14513244789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35" calcext:value-type="float">
            <text:p>14513244789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894736842105" calcext:value-type="float">
            <text:p>8,328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38" calcext:value-type="float">
            <text:p>14513244789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934931506849" calcext:value-type="float">
            <text:p>7,5693493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39" calcext:value-type="float">
            <text:p>14513244789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894736842105" calcext:value-type="float">
            <text:p>8,328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40" calcext:value-type="float">
            <text:p>14513244789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78102189781" calcext:value-type="float">
            <text:p>6,897810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40" calcext:value-type="float">
            <text:p>14513244789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101351351351" calcext:value-type="float">
            <text:p>7,2010135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73" calcext:value-type="float">
            <text:p>14513244789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5951492537313" calcext:value-type="float">
            <text:p>7,6595149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74" calcext:value-type="float">
            <text:p>14513244789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85" calcext:value-type="float">
            <text:p>14513244789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23046875" calcext:value-type="float">
            <text:p>7,3623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85" calcext:value-type="float">
            <text:p>14513244789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928571428572" calcext:value-type="float">
            <text:p>8,089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88" calcext:value-type="float">
            <text:p>14513244789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89" calcext:value-type="float">
            <text:p>14513244789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0523255813954" calcext:value-type="float">
            <text:p>7,3052325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8991" calcext:value-type="float">
            <text:p>14513244789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125" calcext:value-type="float">
            <text:p>7,3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02" calcext:value-type="float">
            <text:p>14513244790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9375" calcext:value-type="float">
            <text:p>7,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19" calcext:value-type="float">
            <text:p>14513244790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5553435114504" calcext:value-type="float">
            <text:p>8,1555343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21" calcext:value-type="float">
            <text:p>14513244790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31" calcext:value-type="float">
            <text:p>14513244790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41" calcext:value-type="float">
            <text:p>14513244790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4427083333333" calcext:value-type="float">
            <text:p>6,54427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51" calcext:value-type="float">
            <text:p>14513244790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3549618320611" calcext:value-type="float">
            <text:p>8,1354961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61" calcext:value-type="float">
            <text:p>14513244790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799295774648" calcext:value-type="float">
            <text:p>7,2279929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71" calcext:value-type="float">
            <text:p>14513244790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81" calcext:value-type="float">
            <text:p>14513244790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091" calcext:value-type="float">
            <text:p>14513244790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01" calcext:value-type="float">
            <text:p>14513244791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225806451613" calcext:value-type="float">
            <text:p>7,28225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11" calcext:value-type="float">
            <text:p>14513244791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270833333333" calcext:value-type="float">
            <text:p>7,6927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21" calcext:value-type="float">
            <text:p>14513244791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7386363636364" calcext:value-type="float">
            <text:p>8,073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31" calcext:value-type="float">
            <text:p>14513244791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947368421053" calcext:value-type="float">
            <text:p>6,789473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41" calcext:value-type="float">
            <text:p>14513244791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063829787234" calcext:value-type="float">
            <text:p>7,260638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51" calcext:value-type="float">
            <text:p>14513244791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61" calcext:value-type="float">
            <text:p>14513244791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71" calcext:value-type="float">
            <text:p>14513244791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81" calcext:value-type="float">
            <text:p>14513244791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191" calcext:value-type="float">
            <text:p>14513244791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01" calcext:value-type="float">
            <text:p>14513244792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11" calcext:value-type="float">
            <text:p>14513244792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21" calcext:value-type="float">
            <text:p>14513244792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786496350365" calcext:value-type="float">
            <text:p>6,878649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31" calcext:value-type="float">
            <text:p>14513244792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41" calcext:value-type="float">
            <text:p>14513244792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2115384615385" calcext:value-type="float">
            <text:p>8,52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52" calcext:value-type="float">
            <text:p>14513244792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492366412214" calcext:value-type="float">
            <text:p>7,8349236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62" calcext:value-type="float">
            <text:p>14513244792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221830985915" calcext:value-type="float">
            <text:p>6,932218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72" calcext:value-type="float">
            <text:p>14513244792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82" calcext:value-type="float">
            <text:p>14513244792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571428571429" calcext:value-type="float">
            <text:p>7,5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292" calcext:value-type="float">
            <text:p>14513244792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02" calcext:value-type="float">
            <text:p>14513244793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262773722628" calcext:value-type="float">
            <text:p>7,4726277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12" calcext:value-type="float">
            <text:p>14513244793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22" calcext:value-type="float">
            <text:p>14513244793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32" calcext:value-type="float">
            <text:p>14513244793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856115107914" calcext:value-type="float">
            <text:p>6,7985611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42" calcext:value-type="float">
            <text:p>14513244793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52" calcext:value-type="float">
            <text:p>14513244793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055555555556" calcext:value-type="float">
            <text:p>6,980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62" calcext:value-type="float">
            <text:p>14513244793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" calcext:value-type="float">
            <text:p>7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72" calcext:value-type="float">
            <text:p>14513244793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221830985915" calcext:value-type="float">
            <text:p>6,932218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82" calcext:value-type="float">
            <text:p>14513244793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392" calcext:value-type="float">
            <text:p>14513244793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02" calcext:value-type="float">
            <text:p>14513244794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12" calcext:value-type="float">
            <text:p>14513244794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5951492537313" calcext:value-type="float">
            <text:p>7,6595149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22" calcext:value-type="float">
            <text:p>14513244794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2027559055118" calcext:value-type="float">
            <text:p>7,420275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32" calcext:value-type="float">
            <text:p>14513244794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856115107914" calcext:value-type="float">
            <text:p>6,7985611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42" calcext:value-type="float">
            <text:p>14513244794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04166666667" calcext:value-type="float">
            <text:p>7,4010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52" calcext:value-type="float">
            <text:p>14513244794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568181818182" calcext:value-type="float">
            <text:p>7,75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62" calcext:value-type="float">
            <text:p>14513244794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72" calcext:value-type="float">
            <text:p>14513244794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3880597014925" calcext:value-type="float">
            <text:p>6,7388059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82" calcext:value-type="float">
            <text:p>14513244794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1644295302013" calcext:value-type="float">
            <text:p>7,716442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492" calcext:value-type="float">
            <text:p>14513244794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02" calcext:value-type="float">
            <text:p>14513244795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644366197183" calcext:value-type="float">
            <text:p>6,63644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12" calcext:value-type="float">
            <text:p>14513244795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22" calcext:value-type="float">
            <text:p>14513244795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32" calcext:value-type="float">
            <text:p>14513244795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736842105263" calcext:value-type="float">
            <text:p>7,6973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42" calcext:value-type="float">
            <text:p>14513244795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8197674418605" calcext:value-type="float">
            <text:p>8,2819767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52" calcext:value-type="float">
            <text:p>14513244795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965753424658" calcext:value-type="float">
            <text:p>7,2996575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62" calcext:value-type="float">
            <text:p>14513244795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0523255813954" calcext:value-type="float">
            <text:p>7,3052325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72" calcext:value-type="float">
            <text:p>14513244795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82" calcext:value-type="float">
            <text:p>14513244795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592" calcext:value-type="float">
            <text:p>14513244795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927083333333" calcext:value-type="float">
            <text:p>7,41927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02" calcext:value-type="float">
            <text:p>14513244796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6171875" calcext:value-type="float">
            <text:p>8,32617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12" calcext:value-type="float">
            <text:p>14513244796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1" calcext:value-type="float">
            <text:p>8,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22" calcext:value-type="float">
            <text:p>14513244796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32" calcext:value-type="float">
            <text:p>14513244796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42" calcext:value-type="float">
            <text:p>14513244796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552631578947" calcext:value-type="float">
            <text:p>7,0855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52" calcext:value-type="float">
            <text:p>14513244796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4852941176471" calcext:value-type="float">
            <text:p>6,94852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62" calcext:value-type="float">
            <text:p>14513244796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303921568627" calcext:value-type="float">
            <text:p>7,2230392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72" calcext:value-type="float">
            <text:p>14513244796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46875" calcext:value-type="float">
            <text:p>7,0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82" calcext:value-type="float">
            <text:p>14513244796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692" calcext:value-type="float">
            <text:p>14513244796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9807692307692" calcext:value-type="float">
            <text:p>8,19807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02" calcext:value-type="float">
            <text:p>14513244797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7260273972603" calcext:value-type="float">
            <text:p>6,47260273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12" calcext:value-type="float">
            <text:p>14513244797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6679104477612" calcext:value-type="float">
            <text:p>8,266791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22" calcext:value-type="float">
            <text:p>14513244797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32" calcext:value-type="float">
            <text:p>14513244797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42" calcext:value-type="float">
            <text:p>14513244797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94701986755" calcext:value-type="float">
            <text:p>7,579470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52" calcext:value-type="float">
            <text:p>14513244797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62" calcext:value-type="float">
            <text:p>14513244797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72" calcext:value-type="float">
            <text:p>14513244797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221830985915" calcext:value-type="float">
            <text:p>6,932218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82" calcext:value-type="float">
            <text:p>14513244797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792" calcext:value-type="float">
            <text:p>14513244797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26315789474" calcext:value-type="float">
            <text:p>7,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02" calcext:value-type="float">
            <text:p>14513244798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702054794521" calcext:value-type="float">
            <text:p>7,857020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12" calcext:value-type="float">
            <text:p>14513244798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22" calcext:value-type="float">
            <text:p>14513244798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32" calcext:value-type="float">
            <text:p>14513244798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7294776119403" calcext:value-type="float">
            <text:p>7,9729477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42" calcext:value-type="float">
            <text:p>14513244798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7777777777778" calcext:value-type="float">
            <text:p>6,377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52" calcext:value-type="float">
            <text:p>14513244798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262773722628" calcext:value-type="float">
            <text:p>7,4726277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62" calcext:value-type="float">
            <text:p>14513244798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5553435114504" calcext:value-type="float">
            <text:p>8,1555343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72" calcext:value-type="float">
            <text:p>14513244798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82" calcext:value-type="float">
            <text:p>14513244798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4427083333333" calcext:value-type="float">
            <text:p>6,54427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892" calcext:value-type="float">
            <text:p>14513244798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6679104477612" calcext:value-type="float">
            <text:p>8,266791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02" calcext:value-type="float">
            <text:p>14513244799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3152173913043" calcext:value-type="float">
            <text:p>8,331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12" calcext:value-type="float">
            <text:p>14513244799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22" calcext:value-type="float">
            <text:p>14513244799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32" calcext:value-type="float">
            <text:p>14513244799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7441860465116" calcext:value-type="float">
            <text:p>6,67441860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42" calcext:value-type="float">
            <text:p>14513244799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39928057554" calcext:value-type="float">
            <text:p>7,383992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52" calcext:value-type="float">
            <text:p>14513244799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62" calcext:value-type="float">
            <text:p>14513244799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92537313433" calcext:value-type="float">
            <text:p>7,6399253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72" calcext:value-type="float">
            <text:p>14513244799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826923076923" calcext:value-type="float">
            <text:p>8,2182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82" calcext:value-type="float">
            <text:p>14513244799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488549618321" calcext:value-type="float">
            <text:p>7,8148854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79992" calcext:value-type="float">
            <text:p>14513244799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0425531914894" calcext:value-type="float">
            <text:p>6,404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02" calcext:value-type="float">
            <text:p>14513244800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12" calcext:value-type="float">
            <text:p>14513244800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7916666666667" calcext:value-type="float">
            <text:p>8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22" calcext:value-type="float">
            <text:p>14513244800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32" calcext:value-type="float">
            <text:p>14513244800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101351351351" calcext:value-type="float">
            <text:p>7,2010135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42" calcext:value-type="float">
            <text:p>14513244800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52" calcext:value-type="float">
            <text:p>14513244800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919708029197" calcext:value-type="float">
            <text:p>7,7791970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62" calcext:value-type="float">
            <text:p>14513244800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444444444445" calcext:value-type="float">
            <text:p>7,894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72" calcext:value-type="float">
            <text:p>14513244800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82" calcext:value-type="float">
            <text:p>14513244800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092" calcext:value-type="float">
            <text:p>14513244800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2922794117647" calcext:value-type="float">
            <text:p>6,929227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02" calcext:value-type="float">
            <text:p>14513244801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5" calcext:value-type="float">
            <text:p>7,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12" calcext:value-type="float">
            <text:p>14513244801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22" calcext:value-type="float">
            <text:p>14513244801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32" calcext:value-type="float">
            <text:p>14513244801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42" calcext:value-type="float">
            <text:p>14513244801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52" calcext:value-type="float">
            <text:p>14513244801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23046875" calcext:value-type="float">
            <text:p>7,3623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62" calcext:value-type="float">
            <text:p>14513244801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72" calcext:value-type="float">
            <text:p>14513244801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5" calcext:value-type="float">
            <text:p>7,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82" calcext:value-type="float">
            <text:p>14513244801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192" calcext:value-type="float">
            <text:p>14513244801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6102362204724" calcext:value-type="float">
            <text:p>8,061023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02" calcext:value-type="float">
            <text:p>14513244802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12" calcext:value-type="float">
            <text:p>14513244802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0212765957447" calcext:value-type="float">
            <text:p>6,7021276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22" calcext:value-type="float">
            <text:p>14513244802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6162790697674" calcext:value-type="float">
            <text:p>8,261627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32" calcext:value-type="float">
            <text:p>14513244802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42" calcext:value-type="float">
            <text:p>14513244802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847972972973" calcext:value-type="float">
            <text:p>7,4847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52" calcext:value-type="float">
            <text:p>14513244802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62" calcext:value-type="float">
            <text:p>14513244802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488549618321" calcext:value-type="float">
            <text:p>7,8148854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72" calcext:value-type="float">
            <text:p>14513244802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82" calcext:value-type="float">
            <text:p>14513244802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492366412214" calcext:value-type="float">
            <text:p>7,8349236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292" calcext:value-type="float">
            <text:p>14513244802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571428571429" calcext:value-type="float">
            <text:p>7,5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02" calcext:value-type="float">
            <text:p>14513244803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12" calcext:value-type="float">
            <text:p>14513244803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22" calcext:value-type="float">
            <text:p>14513244803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3576158940397" calcext:value-type="float">
            <text:p>8,13576158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32" calcext:value-type="float">
            <text:p>14513244803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5" calcext:value-type="float">
            <text:p>6,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42" calcext:value-type="float">
            <text:p>14513244803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79166666666667" calcext:value-type="float">
            <text:p>8,7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52" calcext:value-type="float">
            <text:p>14513244803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62" calcext:value-type="float">
            <text:p>14513244803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109375" calcext:value-type="float">
            <text:p>7,7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72" calcext:value-type="float">
            <text:p>14513244803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31297709924" calcext:value-type="float">
            <text:p>7,514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82" calcext:value-type="float">
            <text:p>14513244803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392" calcext:value-type="float">
            <text:p>14513244803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125" calcext:value-type="float">
            <text:p>7,3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02" calcext:value-type="float">
            <text:p>14513244804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7980132450331" calcext:value-type="float">
            <text:p>6,7798013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12" calcext:value-type="float">
            <text:p>14513244804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576642335767" calcext:value-type="float">
            <text:p>8,0857664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22" calcext:value-type="float">
            <text:p>14513244804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158536585366" calcext:value-type="float">
            <text:p>7,661585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32" calcext:value-type="float">
            <text:p>14513244804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712765957447" calcext:value-type="float">
            <text:p>7,5771276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42" calcext:value-type="float">
            <text:p>14513244804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262773722628" calcext:value-type="float">
            <text:p>7,47262773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52" calcext:value-type="float">
            <text:p>14513244804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492366412214" calcext:value-type="float">
            <text:p>7,8349236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62" calcext:value-type="float">
            <text:p>14513244804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72" calcext:value-type="float">
            <text:p>14513244804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9642857142857" calcext:value-type="float">
            <text:p>6,696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82" calcext:value-type="float">
            <text:p>14513244804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492" calcext:value-type="float">
            <text:p>14513244804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02" calcext:value-type="float">
            <text:p>14513244805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12" calcext:value-type="float">
            <text:p>14513244805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5" calcext:value-type="float">
            <text:p>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22" calcext:value-type="float">
            <text:p>14513244805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32" calcext:value-type="float">
            <text:p>14513244805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2096774193548" calcext:value-type="float">
            <text:p>7,620967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42" calcext:value-type="float">
            <text:p>14513244805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0483870967742" calcext:value-type="float">
            <text:p>6,604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52" calcext:value-type="float">
            <text:p>14513244805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171052631579" calcext:value-type="float">
            <text:p>7,7171052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62" calcext:value-type="float">
            <text:p>14513244805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72" calcext:value-type="float">
            <text:p>14513244805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82" calcext:value-type="float">
            <text:p>14513244805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063829787234" calcext:value-type="float">
            <text:p>7,260638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592" calcext:value-type="float">
            <text:p>14513244805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171052631579" calcext:value-type="float">
            <text:p>7,71710526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02" calcext:value-type="float">
            <text:p>14513244806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7844827586207" calcext:value-type="float">
            <text:p>7,0784482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12" calcext:value-type="float">
            <text:p>14513244806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22" calcext:value-type="float">
            <text:p>14513244806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9913793103448" calcext:value-type="float">
            <text:p>6,499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32" calcext:value-type="float">
            <text:p>14513244806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7386363636364" calcext:value-type="float">
            <text:p>8,073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42" calcext:value-type="float">
            <text:p>14513244806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3152173913043" calcext:value-type="float">
            <text:p>8,331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52" calcext:value-type="float">
            <text:p>14513244806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63" calcext:value-type="float">
            <text:p>14513244806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568181818182" calcext:value-type="float">
            <text:p>7,75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73" calcext:value-type="float">
            <text:p>14513244806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5553435114504" calcext:value-type="float">
            <text:p>8,1555343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83" calcext:value-type="float">
            <text:p>14513244806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965753424658" calcext:value-type="float">
            <text:p>7,2996575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693" calcext:value-type="float">
            <text:p>14513244806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" calcext:value-type="float">
            <text:p>7,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03" calcext:value-type="float">
            <text:p>14513244807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2115384615385" calcext:value-type="float">
            <text:p>8,52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13" calcext:value-type="float">
            <text:p>14513244807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23" calcext:value-type="float">
            <text:p>14513244807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7925531914894" calcext:value-type="float">
            <text:p>7,279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33" calcext:value-type="float">
            <text:p>14513244807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919708029197" calcext:value-type="float">
            <text:p>7,7791970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43" calcext:value-type="float">
            <text:p>14513244807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5604838709677" calcext:value-type="float">
            <text:p>8,25604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53" calcext:value-type="float">
            <text:p>14513244807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519230769231" calcext:value-type="float">
            <text:p>7,8951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63" calcext:value-type="float">
            <text:p>14513244807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8842281879195" calcext:value-type="float">
            <text:p>6,8884228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73" calcext:value-type="float">
            <text:p>14513244807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2596153846154" calcext:value-type="float">
            <text:p>6,9259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83" calcext:value-type="float">
            <text:p>14513244807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793" calcext:value-type="float">
            <text:p>14513244807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03" calcext:value-type="float">
            <text:p>14513244808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496621621622" calcext:value-type="float">
            <text:p>6,9349662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13" calcext:value-type="float">
            <text:p>1451324480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9204545454545" calcext:value-type="float">
            <text:p>8,392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23" calcext:value-type="float">
            <text:p>14513244808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33" calcext:value-type="float">
            <text:p>14513244808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847972972973" calcext:value-type="float">
            <text:p>7,4847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43" calcext:value-type="float">
            <text:p>14513244808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53" calcext:value-type="float">
            <text:p>14513244808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63" calcext:value-type="float">
            <text:p>14513244808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73" calcext:value-type="float">
            <text:p>14513244808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9375" calcext:value-type="float">
            <text:p>7,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83" calcext:value-type="float">
            <text:p>14513244808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5553435114504" calcext:value-type="float">
            <text:p>8,1555343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893" calcext:value-type="float">
            <text:p>14513244808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92537313433" calcext:value-type="float">
            <text:p>7,6399253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03" calcext:value-type="float">
            <text:p>14513244809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39928057554" calcext:value-type="float">
            <text:p>7,38399280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13" calcext:value-type="float">
            <text:p>14513244809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475" calcext:value-type="float">
            <text:p>7,6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23" calcext:value-type="float">
            <text:p>14513244809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" calcext:value-type="float">
            <text:p>6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33" calcext:value-type="float">
            <text:p>14513244809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43" calcext:value-type="float">
            <text:p>14513244809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28947368421" calcext:value-type="float">
            <text:p>8,0328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53" calcext:value-type="float">
            <text:p>14513244809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9913793103448" calcext:value-type="float">
            <text:p>6,499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63" calcext:value-type="float">
            <text:p>14513244809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73" calcext:value-type="float">
            <text:p>14513244809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83" calcext:value-type="float">
            <text:p>14513244809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9642857142857" calcext:value-type="float">
            <text:p>6,69642857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0993" calcext:value-type="float">
            <text:p>14513244809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184782608696" calcext:value-type="float">
            <text:p>7,7418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03" calcext:value-type="float">
            <text:p>14513244810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488549618321" calcext:value-type="float">
            <text:p>7,8148854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13" calcext:value-type="float">
            <text:p>14513244810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558139534884" calcext:value-type="float">
            <text:p>7,325581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23" calcext:value-type="float">
            <text:p>14513244810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33" calcext:value-type="float">
            <text:p>14513244810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04166666667" calcext:value-type="float">
            <text:p>7,4010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43" calcext:value-type="float">
            <text:p>14513244810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53" calcext:value-type="float">
            <text:p>14513244810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879310344828" calcext:value-type="float">
            <text:p>6,78879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63" calcext:value-type="float">
            <text:p>14513244810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73" calcext:value-type="float">
            <text:p>14513244810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83" calcext:value-type="float">
            <text:p>14513244810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093" calcext:value-type="float">
            <text:p>14513244810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063829787234" calcext:value-type="float">
            <text:p>7,260638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03" calcext:value-type="float">
            <text:p>14513244811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7294776119403" calcext:value-type="float">
            <text:p>7,9729477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13" calcext:value-type="float">
            <text:p>14513244811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736842105263" calcext:value-type="float">
            <text:p>7,6973684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23" calcext:value-type="float">
            <text:p>14513244811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5116279069767" calcext:value-type="float">
            <text:p>7,6511627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33" calcext:value-type="float">
            <text:p>14513244811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573248407643" calcext:value-type="float">
            <text:p>7,0557324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43" calcext:value-type="float">
            <text:p>14513244811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815217391304" calcext:value-type="float">
            <text:p>8,008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53" calcext:value-type="float">
            <text:p>14513244811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492366412214" calcext:value-type="float">
            <text:p>7,8349236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63" calcext:value-type="float">
            <text:p>14513244811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3152173913043" calcext:value-type="float">
            <text:p>8,331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73" calcext:value-type="float">
            <text:p>14513244811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1921641791045" calcext:value-type="float">
            <text:p>6,7192164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83" calcext:value-type="float">
            <text:p>14513244811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522058823529" calcext:value-type="float">
            <text:p>8,14522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193" calcext:value-type="float">
            <text:p>14513244811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923076923077" calcext:value-type="float">
            <text:p>7,2692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03" calcext:value-type="float">
            <text:p>14513244812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0654362416107" calcext:value-type="float">
            <text:p>6,6065436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13" calcext:value-type="float">
            <text:p>14513244812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23" calcext:value-type="float">
            <text:p>14513244812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9722222222222" calcext:value-type="float">
            <text:p>8,497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33" calcext:value-type="float">
            <text:p>14513244812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43" calcext:value-type="float">
            <text:p>14513244812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4375" calcext:value-type="float">
            <text:p>7,9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53" calcext:value-type="float">
            <text:p>14513244812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63" calcext:value-type="float">
            <text:p>14513244812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73" calcext:value-type="float">
            <text:p>14513244812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9640287769784" calcext:value-type="float">
            <text:p>6,4964028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83" calcext:value-type="float">
            <text:p>14513244812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9375" calcext:value-type="float">
            <text:p>7,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293" calcext:value-type="float">
            <text:p>14513244812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03" calcext:value-type="float">
            <text:p>14513244813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6679104477612" calcext:value-type="float">
            <text:p>8,266791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13" calcext:value-type="float">
            <text:p>14513244813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726618705036" calcext:value-type="float">
            <text:p>7,667266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23" calcext:value-type="float">
            <text:p>14513244813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33" calcext:value-type="float">
            <text:p>14513244813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488549618321" calcext:value-type="float">
            <text:p>7,8148854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43" calcext:value-type="float">
            <text:p>14513244813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639705882353" calcext:value-type="float">
            <text:p>7,83639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53" calcext:value-type="float">
            <text:p>14513244813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63" calcext:value-type="float">
            <text:p>14513244813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825" calcext:value-type="float">
            <text:p>6,2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73" calcext:value-type="float">
            <text:p>14513244813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83" calcext:value-type="float">
            <text:p>14513244813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732876712329" calcext:value-type="float">
            <text:p>7,5873287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393" calcext:value-type="float">
            <text:p>14513244813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847972972973" calcext:value-type="float">
            <text:p>7,4847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03" calcext:value-type="float">
            <text:p>14513244814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7967625899281" calcext:value-type="float">
            <text:p>6,779676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13" calcext:value-type="float">
            <text:p>14513244814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23" calcext:value-type="float">
            <text:p>14513244814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8493150684932" calcext:value-type="float">
            <text:p>6,18493150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33" calcext:value-type="float">
            <text:p>14513244814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43" calcext:value-type="float">
            <text:p>14513244814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916666666667" calcext:value-type="float">
            <text:p>7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53" calcext:value-type="float">
            <text:p>14513244814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125" calcext:value-type="float">
            <text:p>7,3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63" calcext:value-type="float">
            <text:p>14513244814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0948275862069" calcext:value-type="float">
            <text:p>6,209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73" calcext:value-type="float">
            <text:p>14513244814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492366412214" calcext:value-type="float">
            <text:p>7,8349236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83" calcext:value-type="float">
            <text:p>14513244814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70229007634" calcext:value-type="float">
            <text:p>7,1937022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493" calcext:value-type="float">
            <text:p>14513244814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70588235294" calcext:value-type="float">
            <text:p>7,51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03" calcext:value-type="float">
            <text:p>14513244815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13" calcext:value-type="float">
            <text:p>14513244815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2115384615385" calcext:value-type="float">
            <text:p>8,52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23" calcext:value-type="float">
            <text:p>14513244815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9" calcext:value-type="float">
            <text:p>8,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33" calcext:value-type="float">
            <text:p>14513244815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214285714286" calcext:value-type="float">
            <text:p>6,982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43" calcext:value-type="float">
            <text:p>14513244815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53" calcext:value-type="float">
            <text:p>14513244815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0523255813954" calcext:value-type="float">
            <text:p>7,3052325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63" calcext:value-type="float">
            <text:p>14513244815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46875" calcext:value-type="float">
            <text:p>7,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73" calcext:value-type="float">
            <text:p>14513244815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879310344828" calcext:value-type="float">
            <text:p>6,78879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83" calcext:value-type="float">
            <text:p>14513244815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79166666666667" calcext:value-type="float">
            <text:p>8,7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593" calcext:value-type="float">
            <text:p>14513244815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03" calcext:value-type="float">
            <text:p>14513244816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796296296296" calcext:value-type="float">
            <text:p>6,837962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13" calcext:value-type="float">
            <text:p>14513244816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282608695652" calcext:value-type="float">
            <text:p>7,722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23" calcext:value-type="float">
            <text:p>14513244816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33" calcext:value-type="float">
            <text:p>14513244816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43" calcext:value-type="float">
            <text:p>14513244816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782894736842" calcext:value-type="float">
            <text:p>7,28782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53" calcext:value-type="float">
            <text:p>14513244816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63" calcext:value-type="float">
            <text:p>14513244816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519230769231" calcext:value-type="float">
            <text:p>7,8951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73" calcext:value-type="float">
            <text:p>14513244816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264925373134" calcext:value-type="float">
            <text:p>7,0326492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83" calcext:value-type="float">
            <text:p>14513244816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693" calcext:value-type="float">
            <text:p>14513244816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03" calcext:value-type="float">
            <text:p>14513244817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13" calcext:value-type="float">
            <text:p>14513244817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593137254902" calcext:value-type="float">
            <text:p>6,1593137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23" calcext:value-type="float">
            <text:p>14513244817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33" calcext:value-type="float">
            <text:p>14513244817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26315789474" calcext:value-type="float">
            <text:p>7,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43" calcext:value-type="float">
            <text:p>14513244817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6171875" calcext:value-type="float">
            <text:p>8,32617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53" calcext:value-type="float">
            <text:p>14513244817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5" calcext:value-type="float">
            <text:p>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63" calcext:value-type="float">
            <text:p>14513244817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46875" calcext:value-type="float">
            <text:p>7,0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73" calcext:value-type="float">
            <text:p>14513244817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2115384615385" calcext:value-type="float">
            <text:p>8,52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83" calcext:value-type="float">
            <text:p>14513244817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04166666667" calcext:value-type="float">
            <text:p>7,4010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793" calcext:value-type="float">
            <text:p>14513244817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03" calcext:value-type="float">
            <text:p>14513244818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6162790697674" calcext:value-type="float">
            <text:p>8,261627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13" calcext:value-type="float">
            <text:p>1451324481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23" calcext:value-type="float">
            <text:p>14513244818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805147058824" calcext:value-type="float">
            <text:p>7,238051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33" calcext:value-type="float">
            <text:p>14513244818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9807692307692" calcext:value-type="float">
            <text:p>8,19807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43" calcext:value-type="float">
            <text:p>14513244818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28125" calcext:value-type="float">
            <text:p>7,382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53" calcext:value-type="float">
            <text:p>14513244818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63" calcext:value-type="float">
            <text:p>14513244818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3834355828221" calcext:value-type="float">
            <text:p>6,5383435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73" calcext:value-type="float">
            <text:p>14513244818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8720930232558" calcext:value-type="float">
            <text:p>8,58720930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83" calcext:value-type="float">
            <text:p>14513244818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2445652173913" calcext:value-type="float">
            <text:p>6,5244565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893" calcext:value-type="float">
            <text:p>14513244818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79166666666667" calcext:value-type="float">
            <text:p>8,7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03" calcext:value-type="float">
            <text:p>14513244819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0212765957447" calcext:value-type="float">
            <text:p>6,7021276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13" calcext:value-type="float">
            <text:p>14513244819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23" calcext:value-type="float">
            <text:p>14513244819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568181818182" calcext:value-type="float">
            <text:p>7,75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33" calcext:value-type="float">
            <text:p>14513244819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7932692307692" calcext:value-type="float">
            <text:p>6,57932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43" calcext:value-type="float">
            <text:p>14513244819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53" calcext:value-type="float">
            <text:p>14513244819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63" calcext:value-type="float">
            <text:p>14513244819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73" calcext:value-type="float">
            <text:p>14513244819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786496350365" calcext:value-type="float">
            <text:p>6,878649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83" calcext:value-type="float">
            <text:p>14513244819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8022388059701" calcext:value-type="float">
            <text:p>8,5802238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1993" calcext:value-type="float">
            <text:p>14513244819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03" calcext:value-type="float">
            <text:p>14513244820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522058823529" calcext:value-type="float">
            <text:p>8,14522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13" calcext:value-type="float">
            <text:p>14513244820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9375" calcext:value-type="float">
            <text:p>7,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23" calcext:value-type="float">
            <text:p>14513244820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26315789474" calcext:value-type="float">
            <text:p>7,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33" calcext:value-type="float">
            <text:p>14513244820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6171875" calcext:value-type="float">
            <text:p>8,326171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43" calcext:value-type="float">
            <text:p>14513244820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3125" calcext:value-type="float">
            <text:p>6,7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53" calcext:value-type="float">
            <text:p>14513244820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7294776119403" calcext:value-type="float">
            <text:p>7,9729477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63" calcext:value-type="float">
            <text:p>14513244820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956692913386" calcext:value-type="float">
            <text:p>7,0895669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74" calcext:value-type="float">
            <text:p>14513244820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438524590164" calcext:value-type="float">
            <text:p>7,7243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84" calcext:value-type="float">
            <text:p>14513244820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214285714286" calcext:value-type="float">
            <text:p>6,982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094" calcext:value-type="float">
            <text:p>14513244820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04" calcext:value-type="float">
            <text:p>14513244821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35294117647059" calcext:value-type="float">
            <text:p>5,35294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14" calcext:value-type="float">
            <text:p>14513244821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24" calcext:value-type="float">
            <text:p>14513244821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34" calcext:value-type="float">
            <text:p>14513244821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44" calcext:value-type="float">
            <text:p>14513244821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46875" calcext:value-type="float">
            <text:p>7,0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54" calcext:value-type="float">
            <text:p>14513244821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64" calcext:value-type="float">
            <text:p>14513244821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019607843137" calcext:value-type="float">
            <text:p>7,2401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74" calcext:value-type="float">
            <text:p>14513244821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979838709677" calcext:value-type="float">
            <text:p>7,5997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84" calcext:value-type="float">
            <text:p>14513244821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2115384615385" calcext:value-type="float">
            <text:p>8,52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194" calcext:value-type="float">
            <text:p>14513244821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786496350365" calcext:value-type="float">
            <text:p>6,8786496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04" calcext:value-type="float">
            <text:p>14513244822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5404411764706" calcext:value-type="float">
            <text:p>8,45404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14" calcext:value-type="float">
            <text:p>14513244822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9204545454545" calcext:value-type="float">
            <text:p>8,392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24" calcext:value-type="float">
            <text:p>14513244822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25" calcext:value-type="float">
            <text:p>8,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34" calcext:value-type="float">
            <text:p>14513244822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18181818182" calcext:value-type="float">
            <text:p>7,19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44" calcext:value-type="float">
            <text:p>14513244822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54" calcext:value-type="float">
            <text:p>14513244822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64" calcext:value-type="float">
            <text:p>14513244822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8822314049587" calcext:value-type="float">
            <text:p>7,7882231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74" calcext:value-type="float">
            <text:p>14513244822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13829787234" calcext:value-type="float">
            <text:p>6,98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84" calcext:value-type="float">
            <text:p>14513244822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294" calcext:value-type="float">
            <text:p>14513244822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488549618321" calcext:value-type="float">
            <text:p>7,8148854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04" calcext:value-type="float">
            <text:p>14513244823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28947368421" calcext:value-type="float">
            <text:p>8,0328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14" calcext:value-type="float">
            <text:p>14513244823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644366197183" calcext:value-type="float">
            <text:p>6,63644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24" calcext:value-type="float">
            <text:p>14513244823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34" calcext:value-type="float">
            <text:p>14513244823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552631578947" calcext:value-type="float">
            <text:p>7,0855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44" calcext:value-type="float">
            <text:p>14513244823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54" calcext:value-type="float">
            <text:p>14513244823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64" calcext:value-type="float">
            <text:p>14513244823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74" calcext:value-type="float">
            <text:p>14513244823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84" calcext:value-type="float">
            <text:p>14513244823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0283018867925" calcext:value-type="float">
            <text:p>6,7028301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394" calcext:value-type="float">
            <text:p>14513244823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28947368421" calcext:value-type="float">
            <text:p>8,0328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04" calcext:value-type="float">
            <text:p>14513244824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14" calcext:value-type="float">
            <text:p>14513244824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24" calcext:value-type="float">
            <text:p>14513244824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732876712329" calcext:value-type="float">
            <text:p>7,5873287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34" calcext:value-type="float">
            <text:p>14513244824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996062992126" calcext:value-type="float">
            <text:p>7,3996062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44" calcext:value-type="float">
            <text:p>14513244824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54" calcext:value-type="float">
            <text:p>14513244824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8513513513514" calcext:value-type="float">
            <text:p>6,3851351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64" calcext:value-type="float">
            <text:p>14513244824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74" calcext:value-type="float">
            <text:p>14513244824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46875" calcext:value-type="float">
            <text:p>7,0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84" calcext:value-type="float">
            <text:p>14513244824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0096153846154" calcext:value-type="float">
            <text:p>8,5009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494" calcext:value-type="float">
            <text:p>14513244824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712765957447" calcext:value-type="float">
            <text:p>7,5771276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04" calcext:value-type="float">
            <text:p>14513244825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158536585366" calcext:value-type="float">
            <text:p>7,661585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14" calcext:value-type="float">
            <text:p>14513244825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24" calcext:value-type="float">
            <text:p>14513244825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34" calcext:value-type="float">
            <text:p>14513244825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9375" calcext:value-type="float">
            <text:p>7,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44" calcext:value-type="float">
            <text:p>14513244825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2083333333333" calcext:value-type="float">
            <text:p>6,5208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54" calcext:value-type="float">
            <text:p>14513244825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8292682926829" calcext:value-type="float">
            <text:p>7,6829268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64" calcext:value-type="float">
            <text:p>14513244825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159090909091" calcext:value-type="float">
            <text:p>7,72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74" calcext:value-type="float">
            <text:p>14513244825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571428571429" calcext:value-type="float">
            <text:p>7,5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84" calcext:value-type="float">
            <text:p>14513244825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594" calcext:value-type="float">
            <text:p>14513244825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810344827586" calcext:value-type="float">
            <text:p>7,368103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04" calcext:value-type="float">
            <text:p>14513244826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205882352941" calcext:value-type="float">
            <text:p>7,7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14" calcext:value-type="float">
            <text:p>14513244826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2922794117647" calcext:value-type="float">
            <text:p>6,929227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24" calcext:value-type="float">
            <text:p>14513244826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34" calcext:value-type="float">
            <text:p>14513244826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44" calcext:value-type="float">
            <text:p>14513244826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965753424658" calcext:value-type="float">
            <text:p>7,2996575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54" calcext:value-type="float">
            <text:p>14513244826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64" calcext:value-type="float">
            <text:p>14513244826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6666666666667" calcext:value-type="float">
            <text:p>7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74" calcext:value-type="float">
            <text:p>14513244826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4375" calcext:value-type="float">
            <text:p>6,3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84" calcext:value-type="float">
            <text:p>14513244826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656862745098" calcext:value-type="float">
            <text:p>6,9656862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694" calcext:value-type="float">
            <text:p>14513244826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970588235294" calcext:value-type="float">
            <text:p>6,639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04" calcext:value-type="float">
            <text:p>14513244827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576642335767" calcext:value-type="float">
            <text:p>8,0857664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14" calcext:value-type="float">
            <text:p>14513244827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" calcext:value-type="float">
            <text:p>7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24" calcext:value-type="float">
            <text:p>14513244827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34" calcext:value-type="float">
            <text:p>14513244827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7386363636364" calcext:value-type="float">
            <text:p>8,073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44" calcext:value-type="float">
            <text:p>14513244827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787037037037" calcext:value-type="float">
            <text:p>6,5787037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54" calcext:value-type="float">
            <text:p>14513244827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125" calcext:value-type="float">
            <text:p>7,3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64" calcext:value-type="float">
            <text:p>14513244827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74" calcext:value-type="float">
            <text:p>14513244827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46875" calcext:value-type="float">
            <text:p>7,0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84" calcext:value-type="float">
            <text:p>14513244827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268456375839" calcext:value-type="float">
            <text:p>7,152684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794" calcext:value-type="float">
            <text:p>14513244827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04" calcext:value-type="float">
            <text:p>14513244828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552631578947" calcext:value-type="float">
            <text:p>7,0855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14" calcext:value-type="float">
            <text:p>14513244828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3" calcext:value-type="float">
            <text:p>6,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24" calcext:value-type="float">
            <text:p>14513244828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34" calcext:value-type="float">
            <text:p>14513244828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4615384615385" calcext:value-type="float">
            <text:p>6,946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44" calcext:value-type="float">
            <text:p>14513244828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012195121951" calcext:value-type="float">
            <text:p>7,3201219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54" calcext:value-type="float">
            <text:p>14513244828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37676056338" calcext:value-type="float">
            <text:p>7,5237676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64" calcext:value-type="float">
            <text:p>14513244828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125" calcext:value-type="float">
            <text:p>8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74" calcext:value-type="float">
            <text:p>14513244828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9204545454545" calcext:value-type="float">
            <text:p>8,392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84" calcext:value-type="float">
            <text:p>14513244828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496621621622" calcext:value-type="float">
            <text:p>6,9349662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894" calcext:value-type="float">
            <text:p>14513244828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983870967742" calcext:value-type="float">
            <text:p>7,129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04" calcext:value-type="float">
            <text:p>14513244829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388888888889" calcext:value-type="float">
            <text:p>7,9138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14" calcext:value-type="float">
            <text:p>14513244829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31297709924" calcext:value-type="float">
            <text:p>7,514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24" calcext:value-type="float">
            <text:p>14513244829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8374125874126" calcext:value-type="float">
            <text:p>6,8837412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34" calcext:value-type="float">
            <text:p>14513244829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44" calcext:value-type="float">
            <text:p>14513244829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568181818182" calcext:value-type="float">
            <text:p>7,75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54" calcext:value-type="float">
            <text:p>14513244829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9677914110429" calcext:value-type="float">
            <text:p>6,2967791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64" calcext:value-type="float">
            <text:p>14513244829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1009615384615" calcext:value-type="float">
            <text:p>6,31009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74" calcext:value-type="float">
            <text:p>14513244829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6666666666667" calcext:value-type="float">
            <text:p>6,0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84" calcext:value-type="float">
            <text:p>14513244829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9490740740741" calcext:value-type="float">
            <text:p>6,5949074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2994" calcext:value-type="float">
            <text:p>14513244829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47459893048128" calcext:value-type="float">
            <text:p>5,4745989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04" calcext:value-type="float">
            <text:p>14513244830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5847457627119" calcext:value-type="float">
            <text:p>6,25847457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14" calcext:value-type="float">
            <text:p>14513244830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625" calcext:value-type="float">
            <text:p>5,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24" calcext:value-type="float">
            <text:p>14513244830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735549132948" calcext:value-type="float">
            <text:p>6,8735549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34" calcext:value-type="float">
            <text:p>14513244830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125" calcext:value-type="float">
            <text:p>5,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44" calcext:value-type="float">
            <text:p>14513244830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9502840909091" calcext:value-type="float">
            <text:p>6,9950284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54" calcext:value-type="float">
            <text:p>14513244830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2259615384615" calcext:value-type="float">
            <text:p>7,62259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64" calcext:value-type="float">
            <text:p>14513244830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82887700534759" calcext:value-type="float">
            <text:p>4,8288770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74" calcext:value-type="float">
            <text:p>14513244830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42948717948718" calcext:value-type="float">
            <text:p>5,4294871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84" calcext:value-type="float">
            <text:p>14513244830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953703703704" calcext:value-type="float">
            <text:p>7,599537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094" calcext:value-type="float">
            <text:p>14513244830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5131578947368" calcext:value-type="float">
            <text:p>6,05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04" calcext:value-type="float">
            <text:p>14513244831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933734939759" calcext:value-type="float">
            <text:p>6,093373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14" calcext:value-type="float">
            <text:p>14513244831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55787037037037" calcext:value-type="float">
            <text:p>5,5578703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24" calcext:value-type="float">
            <text:p>14513244831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2985074626866" calcext:value-type="float">
            <text:p>6,5298507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34" calcext:value-type="float">
            <text:p>14513244831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910404624277" calcext:value-type="float">
            <text:p>7,3591040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44" calcext:value-type="float">
            <text:p>14513244831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3519736842105" calcext:value-type="float">
            <text:p>6,73519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54" calcext:value-type="float">
            <text:p>14513244831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323353293413" calcext:value-type="float">
            <text:p>6,6332335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64" calcext:value-type="float">
            <text:p>14513244831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88953488372" calcext:value-type="float">
            <text:p>7,40188953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74" calcext:value-type="float">
            <text:p>14513244831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886363636364" calcext:value-type="float">
            <text:p>7,448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84" calcext:value-type="float">
            <text:p>14513244831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6911764705882" calcext:value-type="float">
            <text:p>6,26911764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194" calcext:value-type="float">
            <text:p>14513244831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454545454545" calcext:value-type="float">
            <text:p>7,95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04" calcext:value-type="float">
            <text:p>14513244832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855769230769" calcext:value-type="float">
            <text:p>6,8485576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14" calcext:value-type="float">
            <text:p>14513244832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0325443786982" calcext:value-type="float">
            <text:p>6,8032544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24" calcext:value-type="float">
            <text:p>14513244832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86956521739" calcext:value-type="float">
            <text:p>7,3858695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34" calcext:value-type="float">
            <text:p>14513244832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019607843137" calcext:value-type="float">
            <text:p>7,2401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44" calcext:value-type="float">
            <text:p>14513244832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1751497005988" calcext:value-type="float">
            <text:p>6,6175149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54" calcext:value-type="float">
            <text:p>14513244832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136363636364" calcext:value-type="float">
            <text:p>7,461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64" calcext:value-type="float">
            <text:p>14513244832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62426035503" calcext:value-type="float">
            <text:p>7,0362426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74" calcext:value-type="float">
            <text:p>14513244832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41509433962264" calcext:value-type="float">
            <text:p>5,4150943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84" calcext:value-type="float">
            <text:p>14513244832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622754491018" calcext:value-type="float">
            <text:p>7,1362275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294" calcext:value-type="float">
            <text:p>14513244832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775147928994" calcext:value-type="float">
            <text:p>7,517751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04" calcext:value-type="float">
            <text:p>14513244833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48198689956332" calcext:value-type="float">
            <text:p>4,48198689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14" calcext:value-type="float">
            <text:p>14513244833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078034682081" calcext:value-type="float">
            <text:p>6,6307803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24" calcext:value-type="float">
            <text:p>14513244833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26346153846154" calcext:value-type="float">
            <text:p>5,2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34" calcext:value-type="float">
            <text:p>14513244833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6034482758621" calcext:value-type="float">
            <text:p>7,06034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44" calcext:value-type="float">
            <text:p>14513244833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368098159509" calcext:value-type="float">
            <text:p>7,0536809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54" calcext:value-type="float">
            <text:p>14513244833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662790697674" calcext:value-type="float">
            <text:p>7,386627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64" calcext:value-type="float">
            <text:p>14513244833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272058823529" calcext:value-type="float">
            <text:p>6,83272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74" calcext:value-type="float">
            <text:p>14513244833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08064516129" calcext:value-type="float">
            <text:p>7,400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84" calcext:value-type="float">
            <text:p>14513244833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0185185185185" calcext:value-type="float">
            <text:p>8,1018518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394" calcext:value-type="float">
            <text:p>14513244833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59375" calcext:value-type="float">
            <text:p>6,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04" calcext:value-type="float">
            <text:p>14513244834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14" calcext:value-type="float">
            <text:p>14513244834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729508196721" calcext:value-type="float">
            <text:p>7,3872950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24" calcext:value-type="float">
            <text:p>14513244834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1351744186046" calcext:value-type="float">
            <text:p>6,9135174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34" calcext:value-type="float">
            <text:p>14513244834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0325443786982" calcext:value-type="float">
            <text:p>6,8032544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44" calcext:value-type="float">
            <text:p>14513244834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4779411764706" calcext:value-type="float">
            <text:p>6,7477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54" calcext:value-type="float">
            <text:p>14513244834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9089673913044" calcext:value-type="float">
            <text:p>6,690896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64" calcext:value-type="float">
            <text:p>14513244834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55625" calcext:value-type="float">
            <text:p>6,15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74" calcext:value-type="float">
            <text:p>14513244834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4063829787234" calcext:value-type="float">
            <text:p>5,40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85" calcext:value-type="float">
            <text:p>14513244834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476331360947" calcext:value-type="float">
            <text:p>7,2847633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495" calcext:value-type="float">
            <text:p>14513244834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9795081967213" calcext:value-type="float">
            <text:p>6,4979508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05" calcext:value-type="float">
            <text:p>14513244835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6637931034483" calcext:value-type="float">
            <text:p>6,3663793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15" calcext:value-type="float">
            <text:p>14513244835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0685975609756" calcext:value-type="float">
            <text:p>7,5068597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25" calcext:value-type="float">
            <text:p>14513244835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0317919075145" calcext:value-type="float">
            <text:p>6,403179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35" calcext:value-type="float">
            <text:p>14513244835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0288461538462" calcext:value-type="float">
            <text:p>6,3028846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45" calcext:value-type="float">
            <text:p>14513244835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058282208589" calcext:value-type="float">
            <text:p>7,8105828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55" calcext:value-type="float">
            <text:p>14513244835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78125" calcext:value-type="float">
            <text:p>6,57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65" calcext:value-type="float">
            <text:p>14513244835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928143712575" calcext:value-type="float">
            <text:p>7,8592814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75" calcext:value-type="float">
            <text:p>14513244835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921686746988" calcext:value-type="float">
            <text:p>7,17921686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85" calcext:value-type="float">
            <text:p>14513244835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0288461538462" calcext:value-type="float">
            <text:p>6,3028846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595" calcext:value-type="float">
            <text:p>14513244835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9447852760736" calcext:value-type="float">
            <text:p>7,7944785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05" calcext:value-type="float">
            <text:p>14513244836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324840764331" calcext:value-type="float">
            <text:p>7,3232484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15" calcext:value-type="float">
            <text:p>14513244836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159090909091" calcext:value-type="float">
            <text:p>7,72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25" calcext:value-type="float">
            <text:p>14513244836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11320754717" calcext:value-type="float">
            <text:p>7,2311320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35" calcext:value-type="float">
            <text:p>14513244836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5948275862069" calcext:value-type="float">
            <text:p>6,6594827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45" calcext:value-type="float">
            <text:p>14513244836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383977900553" calcext:value-type="float">
            <text:p>7,0338397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55" calcext:value-type="float">
            <text:p>14513244836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336538461538" calcext:value-type="float">
            <text:p>7,35336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65" calcext:value-type="float">
            <text:p>14513244836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75" calcext:value-type="float">
            <text:p>14513244836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590909090909" calcext:value-type="float">
            <text:p>7,4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85" calcext:value-type="float">
            <text:p>14513244836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028481012658" calcext:value-type="float">
            <text:p>7,2602848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695" calcext:value-type="float">
            <text:p>14513244836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05" calcext:value-type="float">
            <text:p>14513244837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744755244755" calcext:value-type="float">
            <text:p>7,1774475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15" calcext:value-type="float">
            <text:p>14513244837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9375" calcext:value-type="float">
            <text:p>7,1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25" calcext:value-type="float">
            <text:p>14513244837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702054794521" calcext:value-type="float">
            <text:p>7,857020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35" calcext:value-type="float">
            <text:p>14513244837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70588235294" calcext:value-type="float">
            <text:p>7,51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45" calcext:value-type="float">
            <text:p>14513244837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404458598726" calcext:value-type="float">
            <text:p>7,574044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55" calcext:value-type="float">
            <text:p>14513244837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268456375839" calcext:value-type="float">
            <text:p>7,152684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65" calcext:value-type="float">
            <text:p>14513244837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3129139072848" calcext:value-type="float">
            <text:p>8,43129139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75" calcext:value-type="float">
            <text:p>14513244837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01851851852" calcext:value-type="float">
            <text:p>7,0810185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76" calcext:value-type="float">
            <text:p>14513244837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462837837838" calcext:value-type="float">
            <text:p>8,03462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79" calcext:value-type="float">
            <text:p>14513244837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712765957447" calcext:value-type="float">
            <text:p>7,5771276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79" calcext:value-type="float">
            <text:p>14513244837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81" calcext:value-type="float">
            <text:p>14513244837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886363636364" calcext:value-type="float">
            <text:p>7,448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792" calcext:value-type="float">
            <text:p>14513244837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05" calcext:value-type="float">
            <text:p>14513244838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14" calcext:value-type="float">
            <text:p>14513244838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26" calcext:value-type="float">
            <text:p>145132448382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27" calcext:value-type="float">
            <text:p>145132448382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1555944055944" calcext:value-type="float">
            <text:p>8,3155594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30" calcext:value-type="float">
            <text:p>14513244838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3563829787234" calcext:value-type="float">
            <text:p>8,135638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42" calcext:value-type="float">
            <text:p>14513244838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0493630573248" calcext:value-type="float">
            <text:p>6,80493630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42" calcext:value-type="float">
            <text:p>14513244838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54" calcext:value-type="float">
            <text:p>14513244838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54" calcext:value-type="float">
            <text:p>14513244838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1486486486487" calcext:value-type="float">
            <text:p>6,21486486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66" calcext:value-type="float">
            <text:p>14513244838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683098591549" calcext:value-type="float">
            <text:p>8,0968309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67" calcext:value-type="float">
            <text:p>14513244838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69" calcext:value-type="float">
            <text:p>145132448386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0652866242038" calcext:value-type="float">
            <text:p>7,3065286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71" calcext:value-type="float">
            <text:p>14513244838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1390728476821" calcext:value-type="float">
            <text:p>8,4139072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83" calcext:value-type="float">
            <text:p>14513244838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115384615385" calcext:value-type="float">
            <text:p>7,47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95" calcext:value-type="float">
            <text:p>14513244838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8374125874126" calcext:value-type="float">
            <text:p>6,88374125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95" calcext:value-type="float">
            <text:p>14513244838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601226993865" calcext:value-type="float">
            <text:p>6,7960122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97" calcext:value-type="float">
            <text:p>14513244838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070469798658" calcext:value-type="float">
            <text:p>7,980704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899" calcext:value-type="float">
            <text:p>14513244838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00" calcext:value-type="float">
            <text:p>14513244839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796296296296" calcext:value-type="float">
            <text:p>6,837962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13" calcext:value-type="float">
            <text:p>14513244839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1841216216216" calcext:value-type="float">
            <text:p>8,3184121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24" calcext:value-type="float">
            <text:p>14513244839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3563829787234" calcext:value-type="float">
            <text:p>8,135638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38" calcext:value-type="float">
            <text:p>14513244839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368098159509" calcext:value-type="float">
            <text:p>7,05368098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41" calcext:value-type="float">
            <text:p>14513244839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028481012658" calcext:value-type="float">
            <text:p>7,2602848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41" calcext:value-type="float">
            <text:p>14513244839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510791366906" calcext:value-type="float">
            <text:p>7,3651079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56" calcext:value-type="float">
            <text:p>14513244839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56" calcext:value-type="float">
            <text:p>14513244839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182692307692" calcext:value-type="float">
            <text:p>7,89182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56" calcext:value-type="float">
            <text:p>14513244839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04166666667" calcext:value-type="float">
            <text:p>7,4010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59" calcext:value-type="float">
            <text:p>14513244839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7925531914894" calcext:value-type="float">
            <text:p>7,279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82" calcext:value-type="float">
            <text:p>14513244839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524539877301" calcext:value-type="float">
            <text:p>7,2952453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3992" calcext:value-type="float">
            <text:p>14513244839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070469798658" calcext:value-type="float">
            <text:p>7,980704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04" calcext:value-type="float">
            <text:p>14513244840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0839160839161" calcext:value-type="float">
            <text:p>6,6083916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15" calcext:value-type="float">
            <text:p>14513244840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706081081081" calcext:value-type="float">
            <text:p>7,4670608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18" calcext:value-type="float">
            <text:p>14513244840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" calcext:value-type="float">
            <text:p>7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18" calcext:value-type="float">
            <text:p>14513244840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3236301369863" calcext:value-type="float">
            <text:p>8,432363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19" calcext:value-type="float">
            <text:p>14513244840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610759493671" calcext:value-type="float">
            <text:p>7,5261075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31" calcext:value-type="float">
            <text:p>14513244840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70588235294" calcext:value-type="float">
            <text:p>7,514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44" calcext:value-type="float">
            <text:p>14513244840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9375" calcext:value-type="float">
            <text:p>7,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44" calcext:value-type="float">
            <text:p>14513244840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55" calcext:value-type="float">
            <text:p>14513244840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203125" calcext:value-type="float">
            <text:p>7,43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57" calcext:value-type="float">
            <text:p>14513244840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1763698630137" calcext:value-type="float">
            <text:p>7,3176369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58" calcext:value-type="float">
            <text:p>14513244840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462837837838" calcext:value-type="float">
            <text:p>8,03462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60" calcext:value-type="float">
            <text:p>14513244840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01851851852" calcext:value-type="float">
            <text:p>7,0810185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77" calcext:value-type="float">
            <text:p>14513244840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203125" calcext:value-type="float">
            <text:p>7,43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79" calcext:value-type="float">
            <text:p>14513244840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79" calcext:value-type="float">
            <text:p>14513244840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6858108108108" calcext:value-type="float">
            <text:p>7,7685810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81" calcext:value-type="float">
            <text:p>14513244840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173076923077" calcext:value-type="float">
            <text:p>6,8317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92" calcext:value-type="float">
            <text:p>14513244840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070469798658" calcext:value-type="float">
            <text:p>7,980704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092" calcext:value-type="float">
            <text:p>14513244840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4375" calcext:value-type="float">
            <text:p>7,9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06" calcext:value-type="float">
            <text:p>14513244841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72983870967742" calcext:value-type="float">
            <text:p>5,729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06" calcext:value-type="float">
            <text:p>14513244841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14" calcext:value-type="float">
            <text:p>14513244841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26" calcext:value-type="float">
            <text:p>145132448412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9926035502959" calcext:value-type="float">
            <text:p>7,999260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28" calcext:value-type="float">
            <text:p>14513244841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462837837838" calcext:value-type="float">
            <text:p>8,03462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30" calcext:value-type="float">
            <text:p>14513244841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805147058824" calcext:value-type="float">
            <text:p>7,238051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45" calcext:value-type="float">
            <text:p>14513244841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4130434782609" calcext:value-type="float">
            <text:p>7,14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48" calcext:value-type="float">
            <text:p>14513244841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794701986755" calcext:value-type="float">
            <text:p>7,0579470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52" calcext:value-type="float">
            <text:p>14513244841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63" calcext:value-type="float">
            <text:p>14513244841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726618705036" calcext:value-type="float">
            <text:p>7,667266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75" calcext:value-type="float">
            <text:p>14513244841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855769230769" calcext:value-type="float">
            <text:p>6,84855769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79" calcext:value-type="float">
            <text:p>14513244841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79" calcext:value-type="float">
            <text:p>14513244841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81" calcext:value-type="float">
            <text:p>14513244841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96" calcext:value-type="float">
            <text:p>14513244841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1644295302013" calcext:value-type="float">
            <text:p>7,716442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97" calcext:value-type="float">
            <text:p>14513244841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97" calcext:value-type="float">
            <text:p>14513244841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199" calcext:value-type="float">
            <text:p>14513244841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48863636363636" calcext:value-type="float">
            <text:p>5,488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09" calcext:value-type="float">
            <text:p>14513244842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09" calcext:value-type="float">
            <text:p>14513244842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774193548387" calcext:value-type="float">
            <text:p>7,4177419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13" calcext:value-type="float">
            <text:p>14513244842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1363636363636" calcext:value-type="float">
            <text:p>6,71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24" calcext:value-type="float">
            <text:p>14513244842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35" calcext:value-type="float">
            <text:p>14513244842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47" calcext:value-type="float">
            <text:p>145132448424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9178832116788" calcext:value-type="float">
            <text:p>7,4917883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47" calcext:value-type="float">
            <text:p>145132448424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0652866242038" calcext:value-type="float">
            <text:p>7,3065286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49" calcext:value-type="float">
            <text:p>14513244842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51" calcext:value-type="float">
            <text:p>14513244842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25" calcext:value-type="float">
            <text:p>6,8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61" calcext:value-type="float">
            <text:p>14513244842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40365853658537" calcext:value-type="float">
            <text:p>5,4036585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73" calcext:value-type="float">
            <text:p>14513244842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1351744186046" calcext:value-type="float">
            <text:p>6,9135174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85" calcext:value-type="float">
            <text:p>14513244842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928571428572" calcext:value-type="float">
            <text:p>8,089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88" calcext:value-type="float">
            <text:p>14513244842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6698113207547" calcext:value-type="float">
            <text:p>6,9669811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90" calcext:value-type="float">
            <text:p>14513244842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847972972973" calcext:value-type="float">
            <text:p>7,4847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290" calcext:value-type="float">
            <text:p>14513244842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1775568181818" calcext:value-type="float">
            <text:p>6,5177556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03" calcext:value-type="float">
            <text:p>14513244843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953703703704" calcext:value-type="float">
            <text:p>7,599537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03" calcext:value-type="float">
            <text:p>14513244843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270833333333" calcext:value-type="float">
            <text:p>7,6927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15" calcext:value-type="float">
            <text:p>14513244843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04166666667" calcext:value-type="float">
            <text:p>7,4010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17" calcext:value-type="float">
            <text:p>14513244843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086206896552" calcext:value-type="float">
            <text:p>8,2008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19" calcext:value-type="float">
            <text:p>14513244843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453125" calcext:value-type="float">
            <text:p>7,694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19" calcext:value-type="float">
            <text:p>14513244843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22" calcext:value-type="float">
            <text:p>14513244843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324840764331" calcext:value-type="float">
            <text:p>7,3232484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36" calcext:value-type="float">
            <text:p>145132448433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4525316455696" calcext:value-type="float">
            <text:p>6,7452531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39" calcext:value-type="float">
            <text:p>14513244843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41" calcext:value-type="float">
            <text:p>14513244843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3236301369863" calcext:value-type="float">
            <text:p>8,432363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52" calcext:value-type="float">
            <text:p>14513244843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" calcext:value-type="float">
            <text:p>7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64" calcext:value-type="float">
            <text:p>14513244843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223684210526" calcext:value-type="float">
            <text:p>8,082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76" calcext:value-type="float">
            <text:p>14513244843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292452830189" calcext:value-type="float">
            <text:p>7,742924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77" calcext:value-type="float">
            <text:p>14513244843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928571428572" calcext:value-type="float">
            <text:p>8,089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78" calcext:value-type="float">
            <text:p>14513244843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292452830189" calcext:value-type="float">
            <text:p>7,742924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80" calcext:value-type="float">
            <text:p>14513244843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80" calcext:value-type="float">
            <text:p>14513244843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391" calcext:value-type="float">
            <text:p>14513244843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9604430379747" calcext:value-type="float">
            <text:p>6,49604430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03" calcext:value-type="float">
            <text:p>14513244844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879310344828" calcext:value-type="float">
            <text:p>6,78879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15" calcext:value-type="float">
            <text:p>14513244844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" calcext:value-type="float">
            <text:p>7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16" calcext:value-type="float">
            <text:p>14513244844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08064516129" calcext:value-type="float">
            <text:p>7,400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19" calcext:value-type="float">
            <text:p>14513244844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107843137255" calcext:value-type="float">
            <text:p>8,3210784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23" calcext:value-type="float">
            <text:p>14513244844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685430463576" calcext:value-type="float">
            <text:p>7,5968543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34" calcext:value-type="float">
            <text:p>14513244844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3236301369863" calcext:value-type="float">
            <text:p>8,432363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47" calcext:value-type="float">
            <text:p>145132448444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7177419354839" calcext:value-type="float">
            <text:p>7,671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47" calcext:value-type="float">
            <text:p>145132448444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203125" calcext:value-type="float">
            <text:p>7,43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59" calcext:value-type="float">
            <text:p>14513244844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5" calcext:value-type="float">
            <text:p>7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61" calcext:value-type="float">
            <text:p>14513244844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681818181818" calcext:value-type="float">
            <text:p>7,206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73" calcext:value-type="float">
            <text:p>14513244844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609271523179" calcext:value-type="float">
            <text:p>7,336092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85" calcext:value-type="float">
            <text:p>14513244844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578125" calcext:value-type="float">
            <text:p>8,257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88" calcext:value-type="float">
            <text:p>14513244844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28431372549" calcext:value-type="float">
            <text:p>6,98284313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88" calcext:value-type="float">
            <text:p>14513244844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1722972972973" calcext:value-type="float">
            <text:p>6,9172297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490" calcext:value-type="float">
            <text:p>14513244844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770348837209" calcext:value-type="float">
            <text:p>7,1577034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04" calcext:value-type="float">
            <text:p>14513244845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5855263157895" calcext:value-type="float">
            <text:p>8,3585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16" calcext:value-type="float">
            <text:p>14513244845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030201342282" calcext:value-type="float">
            <text:p>7,1703020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18" calcext:value-type="float">
            <text:p>14513244845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965753424658" calcext:value-type="float">
            <text:p>7,2996575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20" calcext:value-type="float">
            <text:p>14513244845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18181818182" calcext:value-type="float">
            <text:p>7,19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32" calcext:value-type="float">
            <text:p>14513244845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40625" calcext:value-type="float">
            <text:p>7,9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32" calcext:value-type="float">
            <text:p>14513244845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2259615384615" calcext:value-type="float">
            <text:p>7,62259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43" calcext:value-type="float">
            <text:p>14513244845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030201342282" calcext:value-type="float">
            <text:p>7,1703020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55" calcext:value-type="float">
            <text:p>14513244845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778443113773" calcext:value-type="float">
            <text:p>7,6077844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58" calcext:value-type="float">
            <text:p>14513244845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847972972973" calcext:value-type="float">
            <text:p>7,4847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59" calcext:value-type="float">
            <text:p>14513244845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1841216216216" calcext:value-type="float">
            <text:p>8,3184121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61" calcext:value-type="float">
            <text:p>14513244845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173076923077" calcext:value-type="float">
            <text:p>6,8317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61" calcext:value-type="float">
            <text:p>14513244845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73" calcext:value-type="float">
            <text:p>14513244845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9204545454545" calcext:value-type="float">
            <text:p>6,392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86" calcext:value-type="float">
            <text:p>14513244845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130434782609" calcext:value-type="float">
            <text:p>7,89130434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89" calcext:value-type="float">
            <text:p>14513244845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4046052631579" calcext:value-type="float">
            <text:p>7,84046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590" calcext:value-type="float">
            <text:p>14513244845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88255033557" calcext:value-type="float">
            <text:p>7,6988255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01" calcext:value-type="float">
            <text:p>14513244846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5361445783133" calcext:value-type="float">
            <text:p>7,65361445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17" calcext:value-type="float">
            <text:p>14513244846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5246710526316" calcext:value-type="float">
            <text:p>6,75246710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17" calcext:value-type="float">
            <text:p>14513244846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718543046358" calcext:value-type="float">
            <text:p>6,797185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23" calcext:value-type="float">
            <text:p>14513244846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614583333333" calcext:value-type="float">
            <text:p>7,966145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23" calcext:value-type="float">
            <text:p>14513244846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136363636364" calcext:value-type="float">
            <text:p>7,461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36" calcext:value-type="float">
            <text:p>145132448463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2319078947368" calcext:value-type="float">
            <text:p>7,823190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40" calcext:value-type="float">
            <text:p>14513244846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423841059603" calcext:value-type="float">
            <text:p>7,6142384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40" calcext:value-type="float">
            <text:p>14513244846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01851851852" calcext:value-type="float">
            <text:p>7,0810185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52" calcext:value-type="float">
            <text:p>14513244846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268456375839" calcext:value-type="float">
            <text:p>7,152684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64" calcext:value-type="float">
            <text:p>14513244846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414473684211" calcext:value-type="float">
            <text:p>7,56414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78" calcext:value-type="float">
            <text:p>14513244846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9117647058824" calcext:value-type="float">
            <text:p>6,69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78" calcext:value-type="float">
            <text:p>14513244846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5775316455696" calcext:value-type="float">
            <text:p>8,0577531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81" calcext:value-type="float">
            <text:p>14513244846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4229452054794" calcext:value-type="float">
            <text:p>6,7422945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92" calcext:value-type="float">
            <text:p>14513244846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693" calcext:value-type="float">
            <text:p>14513244846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953703703704" calcext:value-type="float">
            <text:p>7,599537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04" calcext:value-type="float">
            <text:p>14513244847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404458598726" calcext:value-type="float">
            <text:p>7,574044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21" calcext:value-type="float">
            <text:p>14513244847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019607843137" calcext:value-type="float">
            <text:p>7,2401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42" calcext:value-type="float">
            <text:p>14513244847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9056603773585" calcext:value-type="float">
            <text:p>7,9905660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53" calcext:value-type="float">
            <text:p>14513244847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590909090909" calcext:value-type="float">
            <text:p>7,4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65" calcext:value-type="float">
            <text:p>14513244847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66" calcext:value-type="float">
            <text:p>14513244847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958333333333" calcext:value-type="float">
            <text:p>6,83958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68" calcext:value-type="float">
            <text:p>14513244847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475" calcext:value-type="float">
            <text:p>7,6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70" calcext:value-type="float">
            <text:p>14513244847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292452830189" calcext:value-type="float">
            <text:p>7,742924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82" calcext:value-type="float">
            <text:p>14513244847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09375" calcext:value-type="float">
            <text:p>6,6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94" calcext:value-type="float">
            <text:p>14513244847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268456375839" calcext:value-type="float">
            <text:p>7,152684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794" calcext:value-type="float">
            <text:p>14513244847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462837837838" calcext:value-type="float">
            <text:p>8,03462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07" calcext:value-type="float">
            <text:p>14513244848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115384615385" calcext:value-type="float">
            <text:p>7,47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07" calcext:value-type="float">
            <text:p>14513244848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545454545455" calcext:value-type="float">
            <text:p>7,445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09" calcext:value-type="float">
            <text:p>14513244848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096153846154" calcext:value-type="float">
            <text:p>7,1009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12" calcext:value-type="float">
            <text:p>14513244848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718543046358" calcext:value-type="float">
            <text:p>6,797185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23" calcext:value-type="float">
            <text:p>14513244848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203125" calcext:value-type="float">
            <text:p>7,43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34" calcext:value-type="float">
            <text:p>14513244848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070469798658" calcext:value-type="float">
            <text:p>7,980704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46" calcext:value-type="float">
            <text:p>14513244848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477272727273" calcext:value-type="float">
            <text:p>6,664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50" calcext:value-type="float">
            <text:p>145132448485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6953125" calcext:value-type="float">
            <text:p>7,169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50" calcext:value-type="float">
            <text:p>145132448485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927083333333" calcext:value-type="float">
            <text:p>7,41927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60" calcext:value-type="float">
            <text:p>14513244848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886363636364" calcext:value-type="float">
            <text:p>7,448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71" calcext:value-type="float">
            <text:p>14513244848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590909090909" calcext:value-type="float">
            <text:p>7,4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82" calcext:value-type="float">
            <text:p>14513244848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258064516129" calcext:value-type="float">
            <text:p>7,925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894" calcext:value-type="float">
            <text:p>14513244848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8842281879195" calcext:value-type="float">
            <text:p>6,8884228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05" calcext:value-type="float">
            <text:p>14513244849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5987261146497" calcext:value-type="float">
            <text:p>8,3598726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07" calcext:value-type="float">
            <text:p>14513244849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477272727273" calcext:value-type="float">
            <text:p>6,664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10" calcext:value-type="float">
            <text:p>14513244849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9447852760736" calcext:value-type="float">
            <text:p>7,7944785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22" calcext:value-type="float">
            <text:p>14513244849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" calcext:value-type="float">
            <text:p>7,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22" calcext:value-type="float">
            <text:p>14513244849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910404624277" calcext:value-type="float">
            <text:p>7,3591040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33" calcext:value-type="float">
            <text:p>14513244849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3519736842105" calcext:value-type="float">
            <text:p>6,73519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49" calcext:value-type="float">
            <text:p>14513244849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18181818182" calcext:value-type="float">
            <text:p>7,19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49" calcext:value-type="float">
            <text:p>14513244849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6546391752577" calcext:value-type="float">
            <text:p>6,7654639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69" calcext:value-type="float">
            <text:p>145132448496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8473053892216" calcext:value-type="float">
            <text:p>6,8847305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69" calcext:value-type="float">
            <text:p>145132448496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9923780487805" calcext:value-type="float">
            <text:p>8,49923780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84" calcext:value-type="float">
            <text:p>14513244849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028481012658" calcext:value-type="float">
            <text:p>7,2602848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95" calcext:value-type="float">
            <text:p>14513244849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609271523179" calcext:value-type="float">
            <text:p>7,336092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96" calcext:value-type="float">
            <text:p>14513244849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590909090909" calcext:value-type="float">
            <text:p>7,4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4999" calcext:value-type="float">
            <text:p>14513244849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223684210526" calcext:value-type="float">
            <text:p>8,08223684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02" calcext:value-type="float">
            <text:p>14513244850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601226993865" calcext:value-type="float">
            <text:p>6,7960122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13" calcext:value-type="float">
            <text:p>14513244850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292452830189" calcext:value-type="float">
            <text:p>7,742924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25" calcext:value-type="float">
            <text:p>14513244850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9193037974684" calcext:value-type="float">
            <text:p>7,791930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28" calcext:value-type="float">
            <text:p>14513244850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933139534884" calcext:value-type="float">
            <text:p>6,669331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28" calcext:value-type="float">
            <text:p>14513244850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019607843137" calcext:value-type="float">
            <text:p>7,2401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31" calcext:value-type="float">
            <text:p>14513244850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414473684211" calcext:value-type="float">
            <text:p>7,56414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43" calcext:value-type="float">
            <text:p>14513244850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877358490566" calcext:value-type="float">
            <text:p>7,4787735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55" calcext:value-type="float">
            <text:p>14513244850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136363636364" calcext:value-type="float">
            <text:p>7,461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66" calcext:value-type="float">
            <text:p>14513244850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8445945946" calcext:value-type="float">
            <text:p>7,75084459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68" calcext:value-type="float">
            <text:p>14513244850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7543103448276" calcext:value-type="float">
            <text:p>7,0754310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68" calcext:value-type="float">
            <text:p>14513244850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019607843137" calcext:value-type="float">
            <text:p>7,2401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69" calcext:value-type="float">
            <text:p>145132448506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702054794521" calcext:value-type="float">
            <text:p>7,857020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73" calcext:value-type="float">
            <text:p>14513244850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3564814814815" calcext:value-type="float">
            <text:p>6,33564814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84" calcext:value-type="float">
            <text:p>14513244850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25" calcext:value-type="float">
            <text:p>7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084" calcext:value-type="float">
            <text:p>14513244850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5314569536424" calcext:value-type="float">
            <text:p>8,1531456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10" calcext:value-type="float">
            <text:p>14513244851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681818181818" calcext:value-type="float">
            <text:p>7,206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23" calcext:value-type="float">
            <text:p>14513244851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2319078947368" calcext:value-type="float">
            <text:p>7,823190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35" calcext:value-type="float">
            <text:p>14513244851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37" calcext:value-type="float">
            <text:p>145132448513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950657894737" calcext:value-type="float">
            <text:p>8,099506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40" calcext:value-type="float">
            <text:p>14513244851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928143712575" calcext:value-type="float">
            <text:p>7,8592814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41" calcext:value-type="float">
            <text:p>14513244851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877358490566" calcext:value-type="float">
            <text:p>7,4787735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53" calcext:value-type="float">
            <text:p>14513244851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2684563758389" calcext:value-type="float">
            <text:p>8,52684563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66" calcext:value-type="float">
            <text:p>14513244851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1363636363636" calcext:value-type="float">
            <text:p>6,713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68" calcext:value-type="float">
            <text:p>14513244851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159090909091" calcext:value-type="float">
            <text:p>7,72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71" calcext:value-type="float">
            <text:p>14513244851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030201342282" calcext:value-type="float">
            <text:p>7,1703020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83" calcext:value-type="float">
            <text:p>14513244851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" calcext:value-type="float">
            <text:p>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83" calcext:value-type="float">
            <text:p>14513244851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9447852760736" calcext:value-type="float">
            <text:p>7,7944785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195" calcext:value-type="float">
            <text:p>14513244851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782894736842" calcext:value-type="float">
            <text:p>7,28782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07" calcext:value-type="float">
            <text:p>14513244852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1077844311377" calcext:value-type="float">
            <text:p>8,1107784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10" calcext:value-type="float">
            <text:p>14513244852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292452830189" calcext:value-type="float">
            <text:p>7,742924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22" calcext:value-type="float">
            <text:p>14513244852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205882352941" calcext:value-type="float">
            <text:p>7,7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33" calcext:value-type="float">
            <text:p>14513244852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6698113207547" calcext:value-type="float">
            <text:p>6,96698113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49" calcext:value-type="float">
            <text:p>14513244852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5" calcext:value-type="float">
            <text:p>6,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53" calcext:value-type="float">
            <text:p>14513244852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64" calcext:value-type="float">
            <text:p>14513244852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9722222222222" calcext:value-type="float">
            <text:p>7,0972222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75" calcext:value-type="float">
            <text:p>14513244852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2045454545455" calcext:value-type="float">
            <text:p>6,92045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75" calcext:value-type="float">
            <text:p>14513244852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404458598726" calcext:value-type="float">
            <text:p>7,574044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77" calcext:value-type="float">
            <text:p>14513244852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77" calcext:value-type="float">
            <text:p>14513244852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203125" calcext:value-type="float">
            <text:p>7,43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81" calcext:value-type="float">
            <text:p>14513244852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7543103448276" calcext:value-type="float">
            <text:p>7,0754310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93" calcext:value-type="float">
            <text:p>14513244852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293" calcext:value-type="float">
            <text:p>14513244852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324840764331" calcext:value-type="float">
            <text:p>7,3232484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05" calcext:value-type="float">
            <text:p>14513244853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07" calcext:value-type="float">
            <text:p>14513244853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782894736842" calcext:value-type="float">
            <text:p>7,28782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09" calcext:value-type="float">
            <text:p>14513244853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1077844311377" calcext:value-type="float">
            <text:p>8,11077844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11" calcext:value-type="float">
            <text:p>14513244853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690119760479" calcext:value-type="float">
            <text:p>6,869011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24" calcext:value-type="float">
            <text:p>14513244853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238410596026" calcext:value-type="float">
            <text:p>7,892384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24" calcext:value-type="float">
            <text:p>14513244853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7990797546012" calcext:value-type="float">
            <text:p>6,7799079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35" calcext:value-type="float">
            <text:p>14513244853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950657894737" calcext:value-type="float">
            <text:p>8,099506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35" calcext:value-type="float">
            <text:p>14513244853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159090909091" calcext:value-type="float">
            <text:p>7,72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38" calcext:value-type="float">
            <text:p>14513244853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764705882353" calcext:value-type="float">
            <text:p>7,96764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40" calcext:value-type="float">
            <text:p>14513244853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681818181818" calcext:value-type="float">
            <text:p>7,206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53" calcext:value-type="float">
            <text:p>14513244853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0392156862745" calcext:value-type="float">
            <text:p>8,3039215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53" calcext:value-type="float">
            <text:p>14513244853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191176470588" calcext:value-type="float">
            <text:p>7,24191176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66" calcext:value-type="float">
            <text:p>14513244853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732876712329" calcext:value-type="float">
            <text:p>7,5873287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68" calcext:value-type="float">
            <text:p>14513244853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7177419354839" calcext:value-type="float">
            <text:p>7,671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68" calcext:value-type="float">
            <text:p>14513244853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453125" calcext:value-type="float">
            <text:p>7,694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70" calcext:value-type="float">
            <text:p>14513244853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1351744186046" calcext:value-type="float">
            <text:p>6,9135174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82" calcext:value-type="float">
            <text:p>14513244853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" calcext:value-type="float">
            <text:p>7,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394" calcext:value-type="float">
            <text:p>14513244853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476331360947" calcext:value-type="float">
            <text:p>7,2847633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07" calcext:value-type="float">
            <text:p>14513244854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404458598726" calcext:value-type="float">
            <text:p>7,574044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09" calcext:value-type="float">
            <text:p>14513244854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12" calcext:value-type="float">
            <text:p>14513244854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4452247191011" calcext:value-type="float">
            <text:p>6,4445224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24" calcext:value-type="float">
            <text:p>14513244854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521472392638" calcext:value-type="float">
            <text:p>8,0521472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37" calcext:value-type="float">
            <text:p>145132448543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40625" calcext:value-type="float">
            <text:p>7,94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38" calcext:value-type="float">
            <text:p>14513244854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4156050955414" calcext:value-type="float">
            <text:p>7,8415605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42" calcext:value-type="float">
            <text:p>14513244854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159090909091" calcext:value-type="float">
            <text:p>7,72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53" calcext:value-type="float">
            <text:p>14513244854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159090909091" calcext:value-type="float">
            <text:p>7,72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64" calcext:value-type="float">
            <text:p>14513244854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782894736842" calcext:value-type="float">
            <text:p>7,28782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76" calcext:value-type="float">
            <text:p>14513244854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87" calcext:value-type="float">
            <text:p>145132448548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9085365853659" calcext:value-type="float">
            <text:p>7,4908536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88" calcext:value-type="float">
            <text:p>14513244854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238410596026" calcext:value-type="float">
            <text:p>7,892384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91" calcext:value-type="float">
            <text:p>14513244854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928143712575" calcext:value-type="float">
            <text:p>7,8592814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491" calcext:value-type="float">
            <text:p>14513244854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7615131578947" calcext:value-type="float">
            <text:p>6,476151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02" calcext:value-type="float">
            <text:p>14513244855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7177419354839" calcext:value-type="float">
            <text:p>7,671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13" calcext:value-type="float">
            <text:p>14513244855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923076923077" calcext:value-type="float">
            <text:p>7,2692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25" calcext:value-type="float">
            <text:p>14513244855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1107594936709" calcext:value-type="float">
            <text:p>7,01107594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25" calcext:value-type="float">
            <text:p>14513244855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7019230769231" calcext:value-type="float">
            <text:p>7,3701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28" calcext:value-type="float">
            <text:p>14513244855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4490740740741" calcext:value-type="float">
            <text:p>8,3449074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30" calcext:value-type="float">
            <text:p>14513244855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4156050955414" calcext:value-type="float">
            <text:p>7,8415605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30" calcext:value-type="float">
            <text:p>14513244855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703125" calcext:value-type="float">
            <text:p>7,957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42" calcext:value-type="float">
            <text:p>14513244855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9085365853659" calcext:value-type="float">
            <text:p>7,4908536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54" calcext:value-type="float">
            <text:p>14513244855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928143712575" calcext:value-type="float">
            <text:p>7,8592814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68" calcext:value-type="float">
            <text:p>14513244855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590909090909" calcext:value-type="float">
            <text:p>7,4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70" calcext:value-type="float">
            <text:p>14513244855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82" calcext:value-type="float">
            <text:p>14513244855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1462264150943" calcext:value-type="float">
            <text:p>7,2146226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82" calcext:value-type="float">
            <text:p>14513244855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5314569536424" calcext:value-type="float">
            <text:p>8,1531456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94" calcext:value-type="float">
            <text:p>14513244855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595" calcext:value-type="float">
            <text:p>14513244855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970588235294" calcext:value-type="float">
            <text:p>6,639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12" calcext:value-type="float">
            <text:p>14513244856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1346153846154" calcext:value-type="float">
            <text:p>8,41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12" calcext:value-type="float">
            <text:p>14513244856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1151315789474" calcext:value-type="float">
            <text:p>7,01151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28" calcext:value-type="float">
            <text:p>14513244856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34" calcext:value-type="float">
            <text:p>14513244856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4673913043478" calcext:value-type="float">
            <text:p>7,646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34" calcext:value-type="float">
            <text:p>14513244856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46" calcext:value-type="float">
            <text:p>14513244856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71927374301676" calcext:value-type="float">
            <text:p>5,7192737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49" calcext:value-type="float">
            <text:p>14513244856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1632947976879" calcext:value-type="float">
            <text:p>7,11632947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51" calcext:value-type="float">
            <text:p>14513244856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5314569536424" calcext:value-type="float">
            <text:p>8,1531456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64" calcext:value-type="float">
            <text:p>14513244856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2018072289157" calcext:value-type="float">
            <text:p>6,4201807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64" calcext:value-type="float">
            <text:p>14513244856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77" calcext:value-type="float">
            <text:p>14513244856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5076219512195" calcext:value-type="float">
            <text:p>7,250762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80" calcext:value-type="float">
            <text:p>1451324485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942771084337" calcext:value-type="float">
            <text:p>7,6694277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80" calcext:value-type="float">
            <text:p>1451324485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277027027027" calcext:value-type="float">
            <text:p>6,4277027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82" calcext:value-type="float">
            <text:p>14513244856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6875" calcext:value-type="float">
            <text:p>8,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82" calcext:value-type="float">
            <text:p>14513244856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2331460674157" calcext:value-type="float">
            <text:p>6,2233146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95" calcext:value-type="float">
            <text:p>14513244856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796296296296" calcext:value-type="float">
            <text:p>6,837962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99" calcext:value-type="float">
            <text:p>14513244856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4677419354839" calcext:value-type="float">
            <text:p>7,146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699" calcext:value-type="float">
            <text:p>14513244856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2982456140351" calcext:value-type="float">
            <text:p>7,4298245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01" calcext:value-type="float">
            <text:p>14513244857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8459302325581" calcext:value-type="float">
            <text:p>6,6845930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12" calcext:value-type="float">
            <text:p>14513244857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521472392638" calcext:value-type="float">
            <text:p>8,0521472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24" calcext:value-type="float">
            <text:p>14513244857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291411042945" calcext:value-type="float">
            <text:p>7,5529141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38" calcext:value-type="float">
            <text:p>14513244857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46" calcext:value-type="float">
            <text:p>14513244857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292452830189" calcext:value-type="float">
            <text:p>7,742924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52" calcext:value-type="float">
            <text:p>14513244857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238764044944" calcext:value-type="float">
            <text:p>7,15238764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64" calcext:value-type="float">
            <text:p>14513244857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454545454545" calcext:value-type="float">
            <text:p>7,95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76" calcext:value-type="float">
            <text:p>14513244857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09375" calcext:value-type="float">
            <text:p>6,6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78" calcext:value-type="float">
            <text:p>14513244857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681818181818" calcext:value-type="float">
            <text:p>7,206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78" calcext:value-type="float">
            <text:p>14513244857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404458598726" calcext:value-type="float">
            <text:p>7,574044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81" calcext:value-type="float">
            <text:p>14513244857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453125" calcext:value-type="float">
            <text:p>7,694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792" calcext:value-type="float">
            <text:p>14513244857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04" calcext:value-type="float">
            <text:p>14513244858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956140350877" calcext:value-type="float">
            <text:p>7,1995614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15" calcext:value-type="float">
            <text:p>14513244858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685430463576" calcext:value-type="float">
            <text:p>7,59685430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18" calcext:value-type="float">
            <text:p>14513244858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521472392638" calcext:value-type="float">
            <text:p>8,0521472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20" calcext:value-type="float">
            <text:p>14513244858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86956521739" calcext:value-type="float">
            <text:p>7,3858695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31" calcext:value-type="float">
            <text:p>14513244858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18181818182" calcext:value-type="float">
            <text:p>7,19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43" calcext:value-type="float">
            <text:p>14513244858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476331360947" calcext:value-type="float">
            <text:p>7,2847633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44" calcext:value-type="float">
            <text:p>14513244858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46875" calcext:value-type="float">
            <text:p>5,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56" calcext:value-type="float">
            <text:p>14513244858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57" calcext:value-type="float">
            <text:p>14513244858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928143712575" calcext:value-type="float">
            <text:p>7,8592814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60" calcext:value-type="float">
            <text:p>14513244858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11320754717" calcext:value-type="float">
            <text:p>7,2311320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73" calcext:value-type="float">
            <text:p>14513244858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113924050633" calcext:value-type="float">
            <text:p>8,0411392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85" calcext:value-type="float">
            <text:p>14513244858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292452830189" calcext:value-type="float">
            <text:p>7,742924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87" calcext:value-type="float">
            <text:p>145132448588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13829787234" calcext:value-type="float">
            <text:p>6,98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89" calcext:value-type="float">
            <text:p>14513244858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019607843137" calcext:value-type="float">
            <text:p>7,2401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89" calcext:value-type="float">
            <text:p>14513244858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11320754717" calcext:value-type="float">
            <text:p>7,2311320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891" calcext:value-type="float">
            <text:p>14513244858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1228813559322" calcext:value-type="float">
            <text:p>8,11228813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03" calcext:value-type="float">
            <text:p>14513244859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113924050633" calcext:value-type="float">
            <text:p>8,0411392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15" calcext:value-type="float">
            <text:p>14513244859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4156050955414" calcext:value-type="float">
            <text:p>7,8415605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17" calcext:value-type="float">
            <text:p>14513244859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17" calcext:value-type="float">
            <text:p>14513244859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7943037974683" calcext:value-type="float">
            <text:p>6,479430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21" calcext:value-type="float">
            <text:p>14513244859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32" calcext:value-type="float">
            <text:p>14513244859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780701754386" calcext:value-type="float">
            <text:p>6,47807017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32" calcext:value-type="float">
            <text:p>14513244859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4156050955414" calcext:value-type="float">
            <text:p>7,84156050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43" calcext:value-type="float">
            <text:p>14513244859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113924050633" calcext:value-type="float">
            <text:p>8,0411392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63" calcext:value-type="float">
            <text:p>14513244859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5138121546961" calcext:value-type="float">
            <text:p>7,2513812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63" calcext:value-type="float">
            <text:p>14513244859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703125" calcext:value-type="float">
            <text:p>7,957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85" calcext:value-type="float">
            <text:p>14513244859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2319078947368" calcext:value-type="float">
            <text:p>7,823190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87" calcext:value-type="float">
            <text:p>145132448598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775147928994" calcext:value-type="float">
            <text:p>7,517751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5991" calcext:value-type="float">
            <text:p>14513244859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953703703704" calcext:value-type="float">
            <text:p>7,5995370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04" calcext:value-type="float">
            <text:p>14513244860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7177419354839" calcext:value-type="float">
            <text:p>7,671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04" calcext:value-type="float">
            <text:p>14513244860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4262295081967" calcext:value-type="float">
            <text:p>6,9426229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16" calcext:value-type="float">
            <text:p>14513244860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2350299401198" calcext:value-type="float">
            <text:p>7,623502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18" calcext:value-type="float">
            <text:p>14513244860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4274193548387" calcext:value-type="float">
            <text:p>7,9427419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19" calcext:value-type="float">
            <text:p>14513244860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5" calcext:value-type="float">
            <text:p>6,7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21" calcext:value-type="float">
            <text:p>14513244860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32" calcext:value-type="float">
            <text:p>14513244860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453125" calcext:value-type="float">
            <text:p>7,694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32" calcext:value-type="float">
            <text:p>14513244860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076923076923" calcext:value-type="float">
            <text:p>6,98076923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44" calcext:value-type="float">
            <text:p>14513244860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01851851852" calcext:value-type="float">
            <text:p>7,0810185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56" calcext:value-type="float">
            <text:p>14513244860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0185185185185" calcext:value-type="float">
            <text:p>8,10185185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58" calcext:value-type="float">
            <text:p>14513244860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956140350877" calcext:value-type="float">
            <text:p>7,19956140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58" calcext:value-type="float">
            <text:p>14513244860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2350299401198" calcext:value-type="float">
            <text:p>7,623502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60" calcext:value-type="float">
            <text:p>14513244860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4490740740741" calcext:value-type="float">
            <text:p>8,34490740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73" calcext:value-type="float">
            <text:p>14513244860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827868852459" calcext:value-type="float">
            <text:p>6,28278688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73" calcext:value-type="float">
            <text:p>14513244860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1462264150943" calcext:value-type="float">
            <text:p>7,2146226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85" calcext:value-type="float">
            <text:p>14513244860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1304347826087" calcext:value-type="float">
            <text:p>8,41304347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85" calcext:value-type="float">
            <text:p>14513244860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323353293413" calcext:value-type="float">
            <text:p>6,6332335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87" calcext:value-type="float">
            <text:p>145132448608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7177419354839" calcext:value-type="float">
            <text:p>7,671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89" calcext:value-type="float">
            <text:p>14513244860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324840764331" calcext:value-type="float">
            <text:p>7,3232484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89" calcext:value-type="float">
            <text:p>14513244860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6312849162011" calcext:value-type="float">
            <text:p>6,86312849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092" calcext:value-type="float">
            <text:p>14513244860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9193037974684" calcext:value-type="float">
            <text:p>7,79193037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05" calcext:value-type="float">
            <text:p>14513244861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877358490566" calcext:value-type="float">
            <text:p>7,4787735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18" calcext:value-type="float">
            <text:p>14513244861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328402366864" calcext:value-type="float">
            <text:p>7,5332840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21" calcext:value-type="float">
            <text:p>14513244861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782894736842" calcext:value-type="float">
            <text:p>7,28782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40" calcext:value-type="float">
            <text:p>14513244861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173076923077" calcext:value-type="float">
            <text:p>6,8317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53" calcext:value-type="float">
            <text:p>14513244861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269230769231" calcext:value-type="float">
            <text:p>6,932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70" calcext:value-type="float">
            <text:p>14513244861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6748466257669" calcext:value-type="float">
            <text:p>8,56748466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70" calcext:value-type="float">
            <text:p>14513244861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83" calcext:value-type="float">
            <text:p>14513244861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177514792899" calcext:value-type="float">
            <text:p>7,0517751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95" calcext:value-type="float">
            <text:p>14513244861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5138036809816" calcext:value-type="float">
            <text:p>8,55138036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198" calcext:value-type="float">
            <text:p>14513244861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610759493671" calcext:value-type="float">
            <text:p>7,5261075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00" calcext:value-type="float">
            <text:p>14513244862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4452247191011" calcext:value-type="float">
            <text:p>6,44452247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13" calcext:value-type="float">
            <text:p>14513244862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136363636364" calcext:value-type="float">
            <text:p>7,461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13" calcext:value-type="float">
            <text:p>14513244862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6704545454546" calcext:value-type="float">
            <text:p>8,267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27" calcext:value-type="float">
            <text:p>145132448622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220588235294" calcext:value-type="float">
            <text:p>7,9522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28" calcext:value-type="float">
            <text:p>14513244862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173076923077" calcext:value-type="float">
            <text:p>6,8317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28" calcext:value-type="float">
            <text:p>14513244862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030201342282" calcext:value-type="float">
            <text:p>7,1703020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30" calcext:value-type="float">
            <text:p>14513244862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505988023952" calcext:value-type="float">
            <text:p>8,0950598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40" calcext:value-type="float">
            <text:p>14513244862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80060975609756" calcext:value-type="float">
            <text:p>5,8006097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40" calcext:value-type="float">
            <text:p>14513244862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8190789473684" calcext:value-type="float">
            <text:p>6,48190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51" calcext:value-type="float">
            <text:p>14513244862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96875" calcext:value-type="float">
            <text:p>7,7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70" calcext:value-type="float">
            <text:p>14513244862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656862745098" calcext:value-type="float">
            <text:p>8,0465686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83" calcext:value-type="float">
            <text:p>14513244862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205882352941" calcext:value-type="float">
            <text:p>7,7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95" calcext:value-type="float">
            <text:p>14513244862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25" calcext:value-type="float">
            <text:p>5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95" calcext:value-type="float">
            <text:p>14513244862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235668789809" calcext:value-type="float">
            <text:p>8,09235668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97" calcext:value-type="float">
            <text:p>14513244862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5855263157895" calcext:value-type="float">
            <text:p>8,3585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297" calcext:value-type="float">
            <text:p>14513244862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7130681818182" calcext:value-type="float">
            <text:p>6,771306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00" calcext:value-type="float">
            <text:p>14513244863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120689655172" calcext:value-type="float">
            <text:p>7,91120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02" calcext:value-type="float">
            <text:p>14513244863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02" calcext:value-type="float">
            <text:p>14513244863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9375" calcext:value-type="float">
            <text:p>6,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13" calcext:value-type="float">
            <text:p>14513244863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159090909091" calcext:value-type="float">
            <text:p>7,72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13" calcext:value-type="float">
            <text:p>14513244863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7925531914894" calcext:value-type="float">
            <text:p>7,279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25" calcext:value-type="float">
            <text:p>14513244863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" calcext:value-type="float">
            <text:p>7,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25" calcext:value-type="float">
            <text:p>14513244863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477272727273" calcext:value-type="float">
            <text:p>6,6647727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28" calcext:value-type="float">
            <text:p>14513244863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7313829787234" calcext:value-type="float">
            <text:p>8,731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30" calcext:value-type="float">
            <text:p>14513244863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04166666667" calcext:value-type="float">
            <text:p>7,4010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31" calcext:value-type="float">
            <text:p>14513244863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5394736842105" calcext:value-type="float">
            <text:p>6,953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31" calcext:value-type="float">
            <text:p>14513244863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43" calcext:value-type="float">
            <text:p>14513244863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55" calcext:value-type="float">
            <text:p>14513244863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9085365853659" calcext:value-type="float">
            <text:p>7,4908536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66" calcext:value-type="float">
            <text:p>14513244863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" calcext:value-type="float">
            <text:p>7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68" calcext:value-type="float">
            <text:p>14513244863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469178082192" calcext:value-type="float">
            <text:p>8,1446917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68" calcext:value-type="float">
            <text:p>14513244863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323353293413" calcext:value-type="float">
            <text:p>6,63323353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928571428572" calcext:value-type="float">
            <text:p>8,089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59375" calcext:value-type="float">
            <text:p>6,8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195652173913" calcext:value-type="float">
            <text:p>6,6195652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275" calcext:value-type="float">
            <text:p>7,9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7925531914894" calcext:value-type="float">
            <text:p>7,279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601226993865" calcext:value-type="float">
            <text:p>6,79601226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4673913043478" calcext:value-type="float">
            <text:p>7,646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71" calcext:value-type="float">
            <text:p>14513244863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702054794521" calcext:value-type="float">
            <text:p>7,857020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390" calcext:value-type="float">
            <text:p>14513244863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01" calcext:value-type="float">
            <text:p>14513244864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610759493671" calcext:value-type="float">
            <text:p>7,5261075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12" calcext:value-type="float">
            <text:p>14513244864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62426035503" calcext:value-type="float">
            <text:p>7,03624260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13" calcext:value-type="float">
            <text:p>14513244864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24" calcext:value-type="float">
            <text:p>14513244864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0067567567568" calcext:value-type="float">
            <text:p>8,3006756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24" calcext:value-type="float">
            <text:p>14513244864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11320754717" calcext:value-type="float">
            <text:p>7,2311320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36" calcext:value-type="float">
            <text:p>145132448643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38" calcext:value-type="float">
            <text:p>14513244864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9431818181818" calcext:value-type="float">
            <text:p>7,994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39" calcext:value-type="float">
            <text:p>14513244864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8800578034682" calcext:value-type="float">
            <text:p>6,3880057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41" calcext:value-type="float">
            <text:p>14513244864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896551724138" calcext:value-type="float">
            <text:p>8,2189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52" calcext:value-type="float">
            <text:p>14513244864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7834507042254" calcext:value-type="float">
            <text:p>8,0783450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65" calcext:value-type="float">
            <text:p>14513244864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4673913043478" calcext:value-type="float">
            <text:p>7,646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67" calcext:value-type="float">
            <text:p>14513244864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67" calcext:value-type="float">
            <text:p>14513244864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70" calcext:value-type="float">
            <text:p>14513244864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1763698630137" calcext:value-type="float">
            <text:p>7,3176369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81" calcext:value-type="float">
            <text:p>14513244864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5076219512195" calcext:value-type="float">
            <text:p>7,250762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93" calcext:value-type="float">
            <text:p>14513244864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614583333333" calcext:value-type="float">
            <text:p>7,966145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493" calcext:value-type="float">
            <text:p>14513244864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11" calcext:value-type="float">
            <text:p>14513244865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6111111111111" calcext:value-type="float">
            <text:p>8,3611111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23" calcext:value-type="float">
            <text:p>14513244865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35" calcext:value-type="float">
            <text:p>14513244865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776595744681" calcext:value-type="float">
            <text:p>7,8377659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38" calcext:value-type="float">
            <text:p>14513244865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7932692307692" calcext:value-type="float">
            <text:p>6,57932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38" calcext:value-type="float">
            <text:p>145132448653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9677914110429" calcext:value-type="float">
            <text:p>6,29677914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42" calcext:value-type="float">
            <text:p>14513244865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5714285714286" calcext:value-type="float">
            <text:p>8,3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53" calcext:value-type="float">
            <text:p>14513244865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65" calcext:value-type="float">
            <text:p>14513244865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609271523179" calcext:value-type="float">
            <text:p>7,336092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67" calcext:value-type="float">
            <text:p>14513244865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879310344828" calcext:value-type="float">
            <text:p>6,78879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73" calcext:value-type="float">
            <text:p>14513244865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469178082192" calcext:value-type="float">
            <text:p>8,1446917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73" calcext:value-type="float">
            <text:p>14513244865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3601694915254" calcext:value-type="float">
            <text:p>6,0360169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85" calcext:value-type="float">
            <text:p>14513244865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89" calcext:value-type="float">
            <text:p>14513244865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590" calcext:value-type="float">
            <text:p>14513244865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8870967741936" calcext:value-type="float">
            <text:p>7,68870967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602" calcext:value-type="float">
            <text:p>14513244866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4496644295302" calcext:value-type="float">
            <text:p>8,244966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617" calcext:value-type="float">
            <text:p>14513244866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617" calcext:value-type="float">
            <text:p>14513244866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205882352941" calcext:value-type="float">
            <text:p>7,7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621" calcext:value-type="float">
            <text:p>14513244866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1148255813954" calcext:value-type="float">
            <text:p>6,2114825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663" calcext:value-type="float">
            <text:p>14513244866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690" calcext:value-type="float">
            <text:p>14513244866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707" calcext:value-type="float">
            <text:p>14513244867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9512195122" calcext:value-type="float">
            <text:p>7,7469512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724" calcext:value-type="float">
            <text:p>14513244867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020979020979" calcext:value-type="float">
            <text:p>8,0402097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746" calcext:value-type="float">
            <text:p>14513244867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5269784172662" calcext:value-type="float">
            <text:p>8,2526978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762" calcext:value-type="float">
            <text:p>14513244867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5518867924528" calcext:value-type="float">
            <text:p>6,4551886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778" calcext:value-type="float">
            <text:p>14513244867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778" calcext:value-type="float">
            <text:p>14513244867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04166666667" calcext:value-type="float">
            <text:p>7,401041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780" calcext:value-type="float">
            <text:p>14513244867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847972972973" calcext:value-type="float">
            <text:p>7,4847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796" calcext:value-type="float">
            <text:p>14513244867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950657894737" calcext:value-type="float">
            <text:p>8,0995065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00" calcext:value-type="float">
            <text:p>14513244868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120689655172" calcext:value-type="float">
            <text:p>7,91120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14" calcext:value-type="float">
            <text:p>14513244868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25" calcext:value-type="float">
            <text:p>7,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14" calcext:value-type="float">
            <text:p>14513244868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2350299401198" calcext:value-type="float">
            <text:p>7,6235029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27" calcext:value-type="float">
            <text:p>145132448682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776595744681" calcext:value-type="float">
            <text:p>7,8377659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30" calcext:value-type="float">
            <text:p>14513244868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30" calcext:value-type="float">
            <text:p>14513244868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5" calcext:value-type="float">
            <text:p>7,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42" calcext:value-type="float">
            <text:p>14513244868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120689655172" calcext:value-type="float">
            <text:p>7,91120689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55" calcext:value-type="float">
            <text:p>14513244868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744755244755" calcext:value-type="float">
            <text:p>7,17744755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57" calcext:value-type="float">
            <text:p>14513244868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270833333333" calcext:value-type="float">
            <text:p>7,6927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61" calcext:value-type="float">
            <text:p>14513244868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25" calcext:value-type="float">
            <text:p>7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72" calcext:value-type="float">
            <text:p>14513244868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683098591549" calcext:value-type="float">
            <text:p>8,0968309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83" calcext:value-type="float">
            <text:p>14513244868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732876712329" calcext:value-type="float">
            <text:p>7,5873287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96" calcext:value-type="float">
            <text:p>14513244868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75" calcext:value-type="float">
            <text:p>7,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899" calcext:value-type="float">
            <text:p>14513244868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912" calcext:value-type="float">
            <text:p>14513244869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7834507042254" calcext:value-type="float">
            <text:p>8,0783450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930" calcext:value-type="float">
            <text:p>14513244869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456375838926" calcext:value-type="float">
            <text:p>7,4345637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942" calcext:value-type="float">
            <text:p>14513244869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28125" calcext:value-type="float">
            <text:p>6,82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982" calcext:value-type="float">
            <text:p>14513244869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125" calcext:value-type="float">
            <text:p>7,6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996" calcext:value-type="float">
            <text:p>14513244869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6999" calcext:value-type="float">
            <text:p>14513244869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573248407643" calcext:value-type="float">
            <text:p>7,0557324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01" calcext:value-type="float">
            <text:p>14513244870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462837837838" calcext:value-type="float">
            <text:p>8,03462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15" calcext:value-type="float">
            <text:p>14513244870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125" calcext:value-type="float">
            <text:p>7,3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15" calcext:value-type="float">
            <text:p>14513244870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7796610169492" calcext:value-type="float">
            <text:p>7,1779661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18" calcext:value-type="float">
            <text:p>14513244870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760416666667" calcext:value-type="float">
            <text:p>7,127604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19" calcext:value-type="float">
            <text:p>14513244870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6660583941606" calcext:value-type="float">
            <text:p>8,06660583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22" calcext:value-type="float">
            <text:p>14513244870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42307692308" calcext:value-type="float">
            <text:p>7,63942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35" calcext:value-type="float">
            <text:p>14513244870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46875" calcext:value-type="float">
            <text:p>7,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39" calcext:value-type="float">
            <text:p>14513244870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25" calcext:value-type="float">
            <text:p>8,2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39" calcext:value-type="float">
            <text:p>14513244870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221830985915" calcext:value-type="float">
            <text:p>6,932218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42" calcext:value-type="float">
            <text:p>14513244870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1751497005988" calcext:value-type="float">
            <text:p>6,61751497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64" calcext:value-type="float">
            <text:p>14513244870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7925531914894" calcext:value-type="float">
            <text:p>7,2792553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77" calcext:value-type="float">
            <text:p>14513244870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94718309859155" calcext:value-type="float">
            <text:p>8,94718309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77" calcext:value-type="float">
            <text:p>14513244870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573248407643" calcext:value-type="float">
            <text:p>7,05573248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80" calcext:value-type="float">
            <text:p>14513244870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115384615385" calcext:value-type="float">
            <text:p>7,47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92" calcext:value-type="float">
            <text:p>14513244870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776595744681" calcext:value-type="float">
            <text:p>7,8377659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092" calcext:value-type="float">
            <text:p>14513244870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3863636363636" calcext:value-type="float">
            <text:p>7,7386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09" calcext:value-type="float">
            <text:p>14513244871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0652866242038" calcext:value-type="float">
            <text:p>7,3065286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09" calcext:value-type="float">
            <text:p>14513244871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7158273381295" calcext:value-type="float">
            <text:p>8,271582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14" calcext:value-type="float">
            <text:p>14513244871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5269784172662" calcext:value-type="float">
            <text:p>8,2526978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14" calcext:value-type="float">
            <text:p>14513244871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7319277108434" calcext:value-type="float">
            <text:p>6,673192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28" calcext:value-type="float">
            <text:p>14513244871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31" calcext:value-type="float">
            <text:p>14513244871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31" calcext:value-type="float">
            <text:p>14513244871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984756097561" calcext:value-type="float">
            <text:p>6,49847560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45" calcext:value-type="float">
            <text:p>14513244871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5855263157895" calcext:value-type="float">
            <text:p>8,3585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45" calcext:value-type="float">
            <text:p>14513244871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8345323741" calcext:value-type="float">
            <text:p>7,0818345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48" calcext:value-type="float">
            <text:p>14513244871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896551724138" calcext:value-type="float">
            <text:p>8,2189655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52" calcext:value-type="float">
            <text:p>14513244871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609271523179" calcext:value-type="float">
            <text:p>7,336092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64" calcext:value-type="float">
            <text:p>14513244871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702054794521" calcext:value-type="float">
            <text:p>7,857020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77" calcext:value-type="float">
            <text:p>14513244871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805147058824" calcext:value-type="float">
            <text:p>7,238051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78" calcext:value-type="float">
            <text:p>14513244871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94339622641509" calcext:value-type="float">
            <text:p>5,94339622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80" calcext:value-type="float">
            <text:p>14513244871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5462328767123" calcext:value-type="float">
            <text:p>6,45462328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80" calcext:value-type="float">
            <text:p>14513244871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7317518248175" calcext:value-type="float">
            <text:p>8,3731751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199" calcext:value-type="float">
            <text:p>14513244871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03" calcext:value-type="float">
            <text:p>14513244872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423841059603" calcext:value-type="float">
            <text:p>7,6142384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15" calcext:value-type="float">
            <text:p>14513244872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15" calcext:value-type="float">
            <text:p>14513244872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5" calcext:value-type="float">
            <text:p>7,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20" calcext:value-type="float">
            <text:p>14513244872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9375" calcext:value-type="float">
            <text:p>7,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22" calcext:value-type="float">
            <text:p>145132448722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303921568627" calcext:value-type="float">
            <text:p>7,2230392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34" calcext:value-type="float">
            <text:p>14513244872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927083333333" calcext:value-type="float">
            <text:p>7,41927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46" calcext:value-type="float">
            <text:p>14513244872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4347826087" calcext:value-type="float">
            <text:p>7,63043478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46" calcext:value-type="float">
            <text:p>14513244872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020979020979" calcext:value-type="float">
            <text:p>8,0402097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49" calcext:value-type="float">
            <text:p>14513244872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8214285714286" calcext:value-type="float">
            <text:p>6,982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49" calcext:value-type="float">
            <text:p>14513244872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694630872483" calcext:value-type="float">
            <text:p>7,4169463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52" calcext:value-type="float">
            <text:p>14513244872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774193548387" calcext:value-type="float">
            <text:p>7,4177419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64" calcext:value-type="float">
            <text:p>14513244872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3563829787234" calcext:value-type="float">
            <text:p>8,135638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76" calcext:value-type="float">
            <text:p>14513244872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125" calcext:value-type="float">
            <text:p>7,6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76" calcext:value-type="float">
            <text:p>14513244872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794701986755" calcext:value-type="float">
            <text:p>7,0579470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80" calcext:value-type="float">
            <text:p>14513244872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578125" calcext:value-type="float">
            <text:p>8,257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91" calcext:value-type="float">
            <text:p>14513244872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965753424658" calcext:value-type="float">
            <text:p>7,2996575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291" calcext:value-type="float">
            <text:p>14513244872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586956521739" calcext:value-type="float">
            <text:p>6,6358695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05" calcext:value-type="float">
            <text:p>14513244873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7241379310345" calcext:value-type="float">
            <text:p>8,47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08" calcext:value-type="float">
            <text:p>145132448730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75" calcext:value-type="float">
            <text:p>7,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10" calcext:value-type="float">
            <text:p>14513244873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75" calcext:value-type="float">
            <text:p>8,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10" calcext:value-type="float">
            <text:p>14513244873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019607843137" calcext:value-type="float">
            <text:p>7,2401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24" calcext:value-type="float">
            <text:p>14513244873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510791366906" calcext:value-type="float">
            <text:p>7,3651079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36" calcext:value-type="float">
            <text:p>145132448733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9051724137931" calcext:value-type="float">
            <text:p>8,4905172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39" calcext:value-type="float">
            <text:p>14513244873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050898203593" calcext:value-type="float">
            <text:p>7,1205089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39" calcext:value-type="float">
            <text:p>14513244873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070469798658" calcext:value-type="float">
            <text:p>7,980704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42" calcext:value-type="float">
            <text:p>14513244873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919708029197" calcext:value-type="float">
            <text:p>7,7791970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55" calcext:value-type="float">
            <text:p>14513244873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25" calcext:value-type="float">
            <text:p>7,1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55" calcext:value-type="float">
            <text:p>14513244873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357142857143" calcext:value-type="float">
            <text:p>7,803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56" calcext:value-type="float">
            <text:p>14513244873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25" calcext:value-type="float">
            <text:p>8,2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58" calcext:value-type="float">
            <text:p>14513244873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2717391304348" calcext:value-type="float">
            <text:p>8,027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60" calcext:value-type="float">
            <text:p>14513244873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5769230769231" calcext:value-type="float">
            <text:p>6,0576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73" calcext:value-type="float">
            <text:p>14513244873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3236301369863" calcext:value-type="float">
            <text:p>8,432363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85" calcext:value-type="float">
            <text:p>14513244873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270833333333" calcext:value-type="float">
            <text:p>7,6927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88" calcext:value-type="float">
            <text:p>14513244873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821656050955" calcext:value-type="float">
            <text:p>6,7882165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390" calcext:value-type="float">
            <text:p>14513244873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02" calcext:value-type="float">
            <text:p>14513244874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02" calcext:value-type="float">
            <text:p>14513244874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020979020979" calcext:value-type="float">
            <text:p>8,0402097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16" calcext:value-type="float">
            <text:p>14513244874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775147928994" calcext:value-type="float">
            <text:p>7,517751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16" calcext:value-type="float">
            <text:p>14513244874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25" calcext:value-type="float">
            <text:p>8,2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18" calcext:value-type="float">
            <text:p>14513244874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375" calcext:value-type="float">
            <text:p>7,8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20" calcext:value-type="float">
            <text:p>14513244874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590909090909" calcext:value-type="float">
            <text:p>7,4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32" calcext:value-type="float">
            <text:p>14513244874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2185314685315" calcext:value-type="float">
            <text:p>8,0218531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53" calcext:value-type="float">
            <text:p>14513244874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25" calcext:value-type="float">
            <text:p>8,2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65" calcext:value-type="float">
            <text:p>14513244874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0654362416107" calcext:value-type="float">
            <text:p>6,6065436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65" calcext:value-type="float">
            <text:p>14513244874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5" calcext:value-type="float">
            <text:p>7,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68" calcext:value-type="float">
            <text:p>14513244874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71" calcext:value-type="float">
            <text:p>14513244874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84" calcext:value-type="float">
            <text:p>14513244874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18181818182" calcext:value-type="float">
            <text:p>7,19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496" calcext:value-type="float">
            <text:p>14513244874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88255033557" calcext:value-type="float">
            <text:p>7,6988255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00" calcext:value-type="float">
            <text:p>14513244875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8615107913669" calcext:value-type="float">
            <text:p>7,6861510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11" calcext:value-type="float">
            <text:p>14513244875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983870967742" calcext:value-type="float">
            <text:p>7,1298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23" calcext:value-type="float">
            <text:p>14513244875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7019230769231" calcext:value-type="float">
            <text:p>7,3701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37" calcext:value-type="float">
            <text:p>145132448753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732876712329" calcext:value-type="float">
            <text:p>7,5873287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40" calcext:value-type="float">
            <text:p>14513244875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54" calcext:value-type="float">
            <text:p>14513244875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66" calcext:value-type="float">
            <text:p>14513244875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66" calcext:value-type="float">
            <text:p>14513244875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81" calcext:value-type="float">
            <text:p>14513244875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6818181818182" calcext:value-type="float">
            <text:p>6,968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94" calcext:value-type="float">
            <text:p>14513244875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8782894736842" calcext:value-type="float">
            <text:p>7,28782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594" calcext:value-type="float">
            <text:p>145132448759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60926573426573" calcext:value-type="float">
            <text:p>8,6092657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07" calcext:value-type="float">
            <text:p>14513244876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25" calcext:value-type="float">
            <text:p>7,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07" calcext:value-type="float">
            <text:p>14513244876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1931818181818" calcext:value-type="float">
            <text:p>6,1193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07" calcext:value-type="float">
            <text:p>14513244876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702054794521" calcext:value-type="float">
            <text:p>7,857020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09" calcext:value-type="float">
            <text:p>14513244876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4020979020979" calcext:value-type="float">
            <text:p>8,0402097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23" calcext:value-type="float">
            <text:p>14513244876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405172413793" calcext:value-type="float">
            <text:p>6,834051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23" calcext:value-type="float">
            <text:p>14513244876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" calcext:value-type="float">
            <text:p>7,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42" calcext:value-type="float">
            <text:p>14513244876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115384615385" calcext:value-type="float">
            <text:p>7,47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42" calcext:value-type="float">
            <text:p>14513244876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886363636364" calcext:value-type="float">
            <text:p>7,448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55" calcext:value-type="float">
            <text:p>14513244876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55" calcext:value-type="float">
            <text:p>14513244876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571428571429" calcext:value-type="float">
            <text:p>7,5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57" calcext:value-type="float">
            <text:p>14513244876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58" calcext:value-type="float">
            <text:p>14513244876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4595808383234" calcext:value-type="float">
            <text:p>6,1459580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58" calcext:value-type="float">
            <text:p>14513244876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25" calcext:value-type="float">
            <text:p>7,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58" calcext:value-type="float">
            <text:p>14513244876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772189349112" calcext:value-type="float">
            <text:p>6,7877218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63" calcext:value-type="float">
            <text:p>14513244876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0833333333333" calcext:value-type="float">
            <text:p>6,708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63" calcext:value-type="float">
            <text:p>14513244876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76" calcext:value-type="float">
            <text:p>14513244876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462837837838" calcext:value-type="float">
            <text:p>8,0346283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79" calcext:value-type="float">
            <text:p>14513244876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0454545454546" calcext:value-type="float">
            <text:p>6,2045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82" calcext:value-type="float">
            <text:p>145132448768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2996575342466" calcext:value-type="float">
            <text:p>7,02996575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96" calcext:value-type="float">
            <text:p>14513244876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699" calcext:value-type="float">
            <text:p>14513244876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928571428572" calcext:value-type="float">
            <text:p>8,0892857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00" calcext:value-type="float">
            <text:p>14513244877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" calcext:value-type="float">
            <text:p>7,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17" calcext:value-type="float">
            <text:p>14513244877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799295774648" calcext:value-type="float">
            <text:p>7,2279929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17" calcext:value-type="float">
            <text:p>14513244877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21" calcext:value-type="float">
            <text:p>14513244877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3023952095808" calcext:value-type="float">
            <text:p>6,1302395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50" calcext:value-type="float">
            <text:p>145132448775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75" calcext:value-type="float">
            <text:p>7,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62" calcext:value-type="float">
            <text:p>14513244877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74" calcext:value-type="float">
            <text:p>14513244877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6733870967742" calcext:value-type="float">
            <text:p>6,16733870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86" calcext:value-type="float">
            <text:p>14513244877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732876712329" calcext:value-type="float">
            <text:p>7,5873287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86" calcext:value-type="float">
            <text:p>14513244877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88" calcext:value-type="float">
            <text:p>14513244877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7533112582782" calcext:value-type="float">
            <text:p>7,0753311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90" calcext:value-type="float">
            <text:p>14513244877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9085365853659" calcext:value-type="float">
            <text:p>7,49085365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790" calcext:value-type="float">
            <text:p>14513244877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810344827586" calcext:value-type="float">
            <text:p>7,368103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02" calcext:value-type="float">
            <text:p>14513244878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02" calcext:value-type="float">
            <text:p>14513244878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821656050955" calcext:value-type="float">
            <text:p>6,7882165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15" calcext:value-type="float">
            <text:p>14513244878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578125" calcext:value-type="float">
            <text:p>8,257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15" calcext:value-type="float">
            <text:p>14513244878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9640287769784" calcext:value-type="float">
            <text:p>6,4964028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26" calcext:value-type="float">
            <text:p>145132448782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" calcext:value-type="float">
            <text:p>7,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26" calcext:value-type="float">
            <text:p>145132448782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571428571429" calcext:value-type="float">
            <text:p>7,5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30" calcext:value-type="float">
            <text:p>14513244878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726618705036" calcext:value-type="float">
            <text:p>7,667266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43" calcext:value-type="float">
            <text:p>14513244878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4375" calcext:value-type="float">
            <text:p>7,9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43" calcext:value-type="float">
            <text:p>14513244878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7980132450331" calcext:value-type="float">
            <text:p>6,7798013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56" calcext:value-type="float">
            <text:p>14513244878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927083333333" calcext:value-type="float">
            <text:p>7,41927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58" calcext:value-type="float">
            <text:p>14513244878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6063432835821" calcext:value-type="float">
            <text:p>8,5606343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59" calcext:value-type="float">
            <text:p>14513244878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9375" calcext:value-type="float">
            <text:p>7,1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62" calcext:value-type="float">
            <text:p>14513244878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9375" calcext:value-type="float">
            <text:p>7,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74" calcext:value-type="float">
            <text:p>14513244878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270833333333" calcext:value-type="float">
            <text:p>7,6927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74" calcext:value-type="float">
            <text:p>14513244878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101351351351" calcext:value-type="float">
            <text:p>7,2010135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85" calcext:value-type="float">
            <text:p>14513244878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205882352941" calcext:value-type="float">
            <text:p>7,772058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88" calcext:value-type="float">
            <text:p>14513244878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92" calcext:value-type="float">
            <text:p>14513244878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892" calcext:value-type="float">
            <text:p>14513244878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85326086956522" calcext:value-type="float">
            <text:p>5,85326086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04" calcext:value-type="float">
            <text:p>14513244879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17" calcext:value-type="float">
            <text:p>14513244879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17" calcext:value-type="float">
            <text:p>14513244879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414473684211" calcext:value-type="float">
            <text:p>7,56414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21" calcext:value-type="float">
            <text:p>14513244879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571428571429" calcext:value-type="float">
            <text:p>7,5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34" calcext:value-type="float">
            <text:p>14513244879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5915492957746" calcext:value-type="float">
            <text:p>6,3591549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34" calcext:value-type="float">
            <text:p>14513244879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726618705036" calcext:value-type="float">
            <text:p>7,667266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57" calcext:value-type="float">
            <text:p>14513244879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1039156626506" calcext:value-type="float">
            <text:p>6,91039156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57" calcext:value-type="float">
            <text:p>14513244879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2931034482759" calcext:value-type="float">
            <text:p>7,9293103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60" calcext:value-type="float">
            <text:p>14513244879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5269784172662" calcext:value-type="float">
            <text:p>8,2526978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79" calcext:value-type="float">
            <text:p>14513244879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4677419354839" calcext:value-type="float">
            <text:p>7,146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83" calcext:value-type="float">
            <text:p>14513244879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683098591549" calcext:value-type="float">
            <text:p>8,09683098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96" calcext:value-type="float">
            <text:p>14513244879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9003496503497" calcext:value-type="float">
            <text:p>6,590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96" calcext:value-type="float">
            <text:p>14513244879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414473684211" calcext:value-type="float">
            <text:p>7,56414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7998" calcext:value-type="float">
            <text:p>14513244879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159090909091" calcext:value-type="float">
            <text:p>7,72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01" calcext:value-type="float">
            <text:p>14513244880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12" calcext:value-type="float">
            <text:p>14513244880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7967625899281" calcext:value-type="float">
            <text:p>6,779676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25" calcext:value-type="float">
            <text:p>14513244880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203125" calcext:value-type="float">
            <text:p>7,43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28" calcext:value-type="float">
            <text:p>14513244880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30" calcext:value-type="float">
            <text:p>14513244880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37676056338" calcext:value-type="float">
            <text:p>7,5237676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42" calcext:value-type="float">
            <text:p>14513244880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1151315789474" calcext:value-type="float">
            <text:p>7,01151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55" calcext:value-type="float">
            <text:p>14513244880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9677419354839" calcext:value-type="float">
            <text:p>8,196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55" calcext:value-type="float">
            <text:p>14513244880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57" calcext:value-type="float">
            <text:p>14513244880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5118243243243" calcext:value-type="float">
            <text:p>6,6511824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57" calcext:value-type="float">
            <text:p>14513244880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879310344828" calcext:value-type="float">
            <text:p>6,7887931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59" calcext:value-type="float">
            <text:p>14513244880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62" calcext:value-type="float">
            <text:p>14513244880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086206896552" calcext:value-type="float">
            <text:p>8,2008620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75" calcext:value-type="float">
            <text:p>14513244880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517543859649" calcext:value-type="float">
            <text:p>7,44517543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78" calcext:value-type="float">
            <text:p>14513244880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614583333333" calcext:value-type="float">
            <text:p>7,966145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081" calcext:value-type="float">
            <text:p>14513244880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388888888889" calcext:value-type="float">
            <text:p>7,9138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00" calcext:value-type="float">
            <text:p>14513244881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641509433962" calcext:value-type="float">
            <text:p>7,7264150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15" calcext:value-type="float">
            <text:p>14513244881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732876712329" calcext:value-type="float">
            <text:p>7,58732876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15" calcext:value-type="float">
            <text:p>14513244881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25" calcext:value-type="float">
            <text:p>7,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19" calcext:value-type="float">
            <text:p>14513244881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29" calcext:value-type="float">
            <text:p>145132448812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6323529411765" calcext:value-type="float">
            <text:p>6,763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32" calcext:value-type="float">
            <text:p>14513244881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32" calcext:value-type="float">
            <text:p>14513244881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45" calcext:value-type="float">
            <text:p>14513244881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203125" calcext:value-type="float">
            <text:p>7,43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45" calcext:value-type="float">
            <text:p>14513244881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25" calcext:value-type="float">
            <text:p>7,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49" calcext:value-type="float">
            <text:p>14513244881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53" calcext:value-type="float">
            <text:p>14513244881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275" calcext:value-type="float">
            <text:p>7,9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66" calcext:value-type="float">
            <text:p>14513244881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609271523179" calcext:value-type="float">
            <text:p>7,336092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66" calcext:value-type="float">
            <text:p>14513244881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27972027972" calcext:value-type="float">
            <text:p>7,45279720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69" calcext:value-type="float">
            <text:p>145132448816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3152173913043" calcext:value-type="float">
            <text:p>8,33152173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69" calcext:value-type="float">
            <text:p>145132448816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9677419354839" calcext:value-type="float">
            <text:p>8,196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72" calcext:value-type="float">
            <text:p>14513244881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571428571429" calcext:value-type="float">
            <text:p>7,5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85" calcext:value-type="float">
            <text:p>14513244881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522058823529" calcext:value-type="float">
            <text:p>8,14522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85" calcext:value-type="float">
            <text:p>14513244881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173076923077" calcext:value-type="float">
            <text:p>6,8317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89" calcext:value-type="float">
            <text:p>14513244881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028481012658" calcext:value-type="float">
            <text:p>7,2602848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192" calcext:value-type="float">
            <text:p>14513244881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571428571429" calcext:value-type="float">
            <text:p>7,5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05" calcext:value-type="float">
            <text:p>14513244882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184782608696" calcext:value-type="float">
            <text:p>7,7418478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07" calcext:value-type="float">
            <text:p>14513244882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413461538462" calcext:value-type="float">
            <text:p>7,0841346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08" calcext:value-type="float">
            <text:p>145132448820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359375" calcext:value-type="float">
            <text:p>6,83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11" calcext:value-type="float">
            <text:p>14513244882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8615107913669" calcext:value-type="float">
            <text:p>7,6861510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11" calcext:value-type="float">
            <text:p>14513244882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671686746988" calcext:value-type="float">
            <text:p>6,1671686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23" calcext:value-type="float">
            <text:p>14513244882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8842281879195" calcext:value-type="float">
            <text:p>6,8884228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40" calcext:value-type="float">
            <text:p>14513244882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53" calcext:value-type="float">
            <text:p>14513244882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4019607843137" calcext:value-type="float">
            <text:p>7,2401960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53" calcext:value-type="float">
            <text:p>14513244882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2319078947368" calcext:value-type="float">
            <text:p>7,823190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68" calcext:value-type="float">
            <text:p>14513244882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125" calcext:value-type="float">
            <text:p>8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68" calcext:value-type="float">
            <text:p>14513244882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71" calcext:value-type="float">
            <text:p>14513244882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681818181818" calcext:value-type="float">
            <text:p>7,206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83" calcext:value-type="float">
            <text:p>14513244882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810344827586" calcext:value-type="float">
            <text:p>7,368103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95" calcext:value-type="float">
            <text:p>14513244882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639705882353" calcext:value-type="float">
            <text:p>7,83639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298" calcext:value-type="float">
            <text:p>14513244882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965753424658" calcext:value-type="float">
            <text:p>7,2996575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00" calcext:value-type="float">
            <text:p>14513244883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4375" calcext:value-type="float">
            <text:p>7,9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01" calcext:value-type="float">
            <text:p>14513244883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14" calcext:value-type="float">
            <text:p>14513244883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46875" calcext:value-type="float">
            <text:p>7,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14" calcext:value-type="float">
            <text:p>14513244883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5909090909091" calcext:value-type="float">
            <text:p>6,4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26" calcext:value-type="float">
            <text:p>145132448832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4525316455696" calcext:value-type="float">
            <text:p>6,74525316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28" calcext:value-type="float">
            <text:p>14513244883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423841059603" calcext:value-type="float">
            <text:p>7,6142384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32" calcext:value-type="float">
            <text:p>14513244883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4244186046512" calcext:value-type="float">
            <text:p>7,14244186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44" calcext:value-type="float">
            <text:p>14513244883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182692307692" calcext:value-type="float">
            <text:p>7,89182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56" calcext:value-type="float">
            <text:p>14513244883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5118243243243" calcext:value-type="float">
            <text:p>6,6511824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67" calcext:value-type="float">
            <text:p>14513244883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7319277108434" calcext:value-type="float">
            <text:p>6,673192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72" calcext:value-type="float">
            <text:p>14513244883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1151315789474" calcext:value-type="float">
            <text:p>7,01151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85" calcext:value-type="float">
            <text:p>14513244883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2319078947368" calcext:value-type="float">
            <text:p>7,823190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87" calcext:value-type="float">
            <text:p>145132448838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9375" calcext:value-type="float">
            <text:p>7,1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390" calcext:value-type="float">
            <text:p>14513244883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2319078947368" calcext:value-type="float">
            <text:p>7,823190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03" calcext:value-type="float">
            <text:p>14513244884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16" calcext:value-type="float">
            <text:p>14513244884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413461538462" calcext:value-type="float">
            <text:p>7,0841346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18" calcext:value-type="float">
            <text:p>14513244884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942771084337" calcext:value-type="float">
            <text:p>7,6694277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18" calcext:value-type="float">
            <text:p>145132448841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221830985915" calcext:value-type="float">
            <text:p>6,93221830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21" calcext:value-type="float">
            <text:p>14513244884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965753424658" calcext:value-type="float">
            <text:p>7,2996575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33" calcext:value-type="float">
            <text:p>14513244884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1009615384615" calcext:value-type="float">
            <text:p>6,31009615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46" calcext:value-type="float">
            <text:p>14513244884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3236301369863" calcext:value-type="float">
            <text:p>8,432363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48" calcext:value-type="float">
            <text:p>14513244884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576642335767" calcext:value-type="float">
            <text:p>8,0857664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49" calcext:value-type="float">
            <text:p>14513244884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859375" calcext:value-type="float">
            <text:p>5,8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53" calcext:value-type="float">
            <text:p>14513244884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4375" calcext:value-type="float">
            <text:p>7,9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68" calcext:value-type="float">
            <text:p>14513244884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7834507042254" calcext:value-type="float">
            <text:p>8,0783450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71" calcext:value-type="float">
            <text:p>14513244884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65517241379" calcext:value-type="float">
            <text:p>7,6396551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84" calcext:value-type="float">
            <text:p>14513244884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08064516129" calcext:value-type="float">
            <text:p>7,400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498" calcext:value-type="float">
            <text:p>14513244884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4375" calcext:value-type="float">
            <text:p>7,9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00" calcext:value-type="float">
            <text:p>14513244885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13" calcext:value-type="float">
            <text:p>14513244885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375" calcext:value-type="float">
            <text:p>6,8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25" calcext:value-type="float">
            <text:p>14513244885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5714285714286" calcext:value-type="float">
            <text:p>8,3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28" calcext:value-type="float">
            <text:p>14513244885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125" calcext:value-type="float">
            <text:p>7,3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28" calcext:value-type="float">
            <text:p>14513244885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590909090909" calcext:value-type="float">
            <text:p>7,4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31" calcext:value-type="float">
            <text:p>14513244885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2155172413793" calcext:value-type="float">
            <text:p>7,621551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31" calcext:value-type="float">
            <text:p>14513244885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785714285714" calcext:value-type="float">
            <text:p>7,267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44" calcext:value-type="float">
            <text:p>14513244885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57" calcext:value-type="float">
            <text:p>14513244885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38125" calcext:value-type="float">
            <text:p>5,3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57" calcext:value-type="float">
            <text:p>14513244885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3236301369863" calcext:value-type="float">
            <text:p>8,4323630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60" calcext:value-type="float">
            <text:p>14513244885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609271523179" calcext:value-type="float">
            <text:p>7,3360927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60" calcext:value-type="float">
            <text:p>14513244885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9318181818182" calcext:value-type="float">
            <text:p>7,1931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73" calcext:value-type="float">
            <text:p>14513244885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919708029197" calcext:value-type="float">
            <text:p>7,7791970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86" calcext:value-type="float">
            <text:p>14513244885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7386363636364" calcext:value-type="float">
            <text:p>8,0738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89" calcext:value-type="float">
            <text:p>14513244885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91" calcext:value-type="float">
            <text:p>14513244885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8473053892216" calcext:value-type="float">
            <text:p>6,8847305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591" calcext:value-type="float">
            <text:p>14513244885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04" calcext:value-type="float">
            <text:p>14513244886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20" calcext:value-type="float">
            <text:p>14513244886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88255033557" calcext:value-type="float">
            <text:p>7,6988255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35" calcext:value-type="float">
            <text:p>14513244886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6258389261745" calcext:value-type="float">
            <text:p>8,2625838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36" calcext:value-type="float">
            <text:p>145132448863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39" calcext:value-type="float">
            <text:p>14513244886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2894736842105" calcext:value-type="float">
            <text:p>8,328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46" calcext:value-type="float">
            <text:p>14513244886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681818181818" calcext:value-type="float">
            <text:p>7,20681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48" calcext:value-type="float">
            <text:p>14513244886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6942446043166" calcext:value-type="float">
            <text:p>7,96942446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51" calcext:value-type="float">
            <text:p>14513244886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51" calcext:value-type="float">
            <text:p>145132448865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656862745098" calcext:value-type="float">
            <text:p>6,9656862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63" calcext:value-type="float">
            <text:p>14513244886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125" calcext:value-type="float">
            <text:p>7,6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76" calcext:value-type="float">
            <text:p>14513244886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7294776119403" calcext:value-type="float">
            <text:p>7,97294776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76" calcext:value-type="float">
            <text:p>145132448867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101351351351" calcext:value-type="float">
            <text:p>7,2010135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78" calcext:value-type="float">
            <text:p>14513244886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268456375839" calcext:value-type="float">
            <text:p>7,152684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726618705036" calcext:value-type="float">
            <text:p>7,667266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324840764331" calcext:value-type="float">
            <text:p>7,32324840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7411971830986" calcext:value-type="float">
            <text:p>8,3741197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3563829787234" calcext:value-type="float">
            <text:p>8,1356382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810344827586" calcext:value-type="float">
            <text:p>7,36810344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7080536912752" calcext:value-type="float">
            <text:p>6,87080536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2717391304348" calcext:value-type="float">
            <text:p>8,027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7877358490566" calcext:value-type="float">
            <text:p>7,47877358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65034965035" calcext:value-type="float">
            <text:p>7,74650349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625" calcext:value-type="float">
            <text:p>6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760416666667" calcext:value-type="float">
            <text:p>7,127604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3125" calcext:value-type="float">
            <text:p>8,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712765957447" calcext:value-type="float">
            <text:p>7,57712765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0" calcext:value-type="float">
            <text:p>14513244886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9983552631579" calcext:value-type="float">
            <text:p>6,199835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684" calcext:value-type="float">
            <text:p>14513244886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335820895522" calcext:value-type="float">
            <text:p>7,953358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07" calcext:value-type="float">
            <text:p>14513244887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639705882353" calcext:value-type="float">
            <text:p>7,8363970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07" calcext:value-type="float">
            <text:p>14513244887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11320754717" calcext:value-type="float">
            <text:p>7,2311320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13" calcext:value-type="float">
            <text:p>14513244887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8351063829787" calcext:value-type="float">
            <text:p>6,683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13" calcext:value-type="float">
            <text:p>14513244887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312977099237" calcext:value-type="float">
            <text:p>6,89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24" calcext:value-type="float">
            <text:p>14513244887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726618705036" calcext:value-type="float">
            <text:p>7,6672661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47" calcext:value-type="float">
            <text:p>145132448874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4677419354839" calcext:value-type="float">
            <text:p>7,1467741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47" calcext:value-type="float">
            <text:p>145132448874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4615384615385" calcext:value-type="float">
            <text:p>6,946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50" calcext:value-type="float">
            <text:p>145132448875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919708029197" calcext:value-type="float">
            <text:p>7,7791970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50" calcext:value-type="float">
            <text:p>145132448875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09375" calcext:value-type="float">
            <text:p>6,66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64" calcext:value-type="float">
            <text:p>14513244887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758064516129" calcext:value-type="float">
            <text:p>6,8758064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64" calcext:value-type="float">
            <text:p>145132448876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2115384615385" calcext:value-type="float">
            <text:p>8,52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77" calcext:value-type="float">
            <text:p>14513244887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31297709924" calcext:value-type="float">
            <text:p>7,514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77" calcext:value-type="float">
            <text:p>14513244887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5" calcext:value-type="float">
            <text:p>7,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79" calcext:value-type="float">
            <text:p>14513244887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375" calcext:value-type="float">
            <text:p>7,4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83" calcext:value-type="float">
            <text:p>14513244887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28125" calcext:value-type="float">
            <text:p>7,382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83" calcext:value-type="float">
            <text:p>14513244887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101851851852" calcext:value-type="float">
            <text:p>7,0810185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98" calcext:value-type="float">
            <text:p>14513244887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125" calcext:value-type="float">
            <text:p>7,6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798" calcext:value-type="float">
            <text:p>14513244887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31297709924" calcext:value-type="float">
            <text:p>7,514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00" calcext:value-type="float">
            <text:p>14513244888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8521897810219" calcext:value-type="float">
            <text:p>7,1852189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7055921052632" calcext:value-type="float">
            <text:p>7,2705592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522058823529" calcext:value-type="float">
            <text:p>8,14522058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25" calcext:value-type="float">
            <text:p>7,1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88255033557" calcext:value-type="float">
            <text:p>7,69882550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992537313433" calcext:value-type="float">
            <text:p>7,63992537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590909090909" calcext:value-type="float">
            <text:p>7,465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950704225352" calcext:value-type="float">
            <text:p>7,2095070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52115384615385" calcext:value-type="float">
            <text:p>8,5211538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5735294117647" calcext:value-type="float">
            <text:p>7,257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702054794521" calcext:value-type="float">
            <text:p>7,85702054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5851063829787" calcext:value-type="float">
            <text:p>7,55851063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31297709924" calcext:value-type="float">
            <text:p>7,514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3" calcext:value-type="float">
            <text:p>1451324488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6858108108108" calcext:value-type="float">
            <text:p>7,7685810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4" calcext:value-type="float">
            <text:p>14513244888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510791366906" calcext:value-type="float">
            <text:p>7,3651079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14" calcext:value-type="float">
            <text:p>14513244888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328947368421" calcext:value-type="float">
            <text:p>8,03289473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26" calcext:value-type="float">
            <text:p>145132448882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157894736842" calcext:value-type="float">
            <text:p>7,38157894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30" calcext:value-type="float">
            <text:p>14513244888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6136363636364" calcext:value-type="float">
            <text:p>7,4613636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30" calcext:value-type="float">
            <text:p>14513244888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125" calcext:value-type="float">
            <text:p>7,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41" calcext:value-type="float">
            <text:p>14513244888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1374045801527" calcext:value-type="float">
            <text:p>7,2137404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54" calcext:value-type="float">
            <text:p>14513244888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" calcext:value-type="float">
            <text:p>7,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66" calcext:value-type="float">
            <text:p>14513244888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63829787234" calcext:value-type="float">
            <text:p>7,85638297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70" calcext:value-type="float">
            <text:p>14513244888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9178832116788" calcext:value-type="float">
            <text:p>7,4917883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89" calcext:value-type="float">
            <text:p>14513244888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0921052631579" calcext:value-type="float">
            <text:p>8,309210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891" calcext:value-type="float">
            <text:p>14513244888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7319277108434" calcext:value-type="float">
            <text:p>6,673192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03" calcext:value-type="float">
            <text:p>14513244889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2799295774648" calcext:value-type="float">
            <text:p>7,22799295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16" calcext:value-type="float">
            <text:p>14513244889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20" calcext:value-type="float">
            <text:p>14513244889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785714285714" calcext:value-type="float">
            <text:p>7,51785714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33" calcext:value-type="float">
            <text:p>14513244889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33" calcext:value-type="float">
            <text:p>14513244889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8615107913669" calcext:value-type="float">
            <text:p>7,6861510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54" calcext:value-type="float">
            <text:p>14513244889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54" calcext:value-type="float">
            <text:p>145132448895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5394736842105" calcext:value-type="float">
            <text:p>6,95394736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85" calcext:value-type="float">
            <text:p>14513244889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87" calcext:value-type="float">
            <text:p>145132448898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919708029197" calcext:value-type="float">
            <text:p>7,7791970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8990" calcext:value-type="float">
            <text:p>14513244889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4427083333333" calcext:value-type="float">
            <text:p>6,5442708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04" calcext:value-type="float">
            <text:p>14513244890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5610687022901" calcext:value-type="float">
            <text:p>8,45610687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23" calcext:value-type="float">
            <text:p>14513244890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25" calcext:value-type="float">
            <text:p>7,9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35" calcext:value-type="float">
            <text:p>14513244890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9178832116788" calcext:value-type="float">
            <text:p>7,4917883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37" calcext:value-type="float">
            <text:p>145132448903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9117647058824" calcext:value-type="float">
            <text:p>6,691176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42" calcext:value-type="float">
            <text:p>14513244890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375" calcext:value-type="float">
            <text:p>8,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53" calcext:value-type="float">
            <text:p>145132448905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805147058824" calcext:value-type="float">
            <text:p>7,238051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65" calcext:value-type="float">
            <text:p>14513244890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357142857143" calcext:value-type="float">
            <text:p>7,8035714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68" calcext:value-type="float">
            <text:p>14513244890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72" calcext:value-type="float">
            <text:p>14513244890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3549618320611" calcext:value-type="float">
            <text:p>8,1354961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72" calcext:value-type="float">
            <text:p>14513244890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31578947368" calcext:value-type="float">
            <text:p>7,4013157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85" calcext:value-type="float">
            <text:p>14513244890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027777777778" calcext:value-type="float">
            <text:p>7,3402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88" calcext:value-type="float">
            <text:p>14513244890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26315789474" calcext:value-type="float">
            <text:p>7,10526315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090" calcext:value-type="float">
            <text:p>14513244890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576642335767" calcext:value-type="float">
            <text:p>8,0857664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21" calcext:value-type="float">
            <text:p>14513244891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9375" calcext:value-type="float">
            <text:p>7,1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34" calcext:value-type="float">
            <text:p>145132448913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46" calcext:value-type="float">
            <text:p>14513244891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1431297709924" calcext:value-type="float">
            <text:p>7,51431297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49" calcext:value-type="float">
            <text:p>145132448914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1388888888889" calcext:value-type="float">
            <text:p>7,9138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52" calcext:value-type="float">
            <text:p>14513244891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5869565217391" calcext:value-type="float">
            <text:p>6,3586956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66" calcext:value-type="float">
            <text:p>145132448916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9204545454545" calcext:value-type="float">
            <text:p>8,392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68" calcext:value-type="float">
            <text:p>14513244891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8888888888889" calcext:value-type="float">
            <text:p>6,68888888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70" calcext:value-type="float">
            <text:p>14513244891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282608695652" calcext:value-type="float">
            <text:p>7,7228260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84" calcext:value-type="float">
            <text:p>14513244891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656862745098" calcext:value-type="float">
            <text:p>6,9656862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84" calcext:value-type="float">
            <text:p>14513244891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6679104477612" calcext:value-type="float">
            <text:p>8,26679104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97" calcext:value-type="float">
            <text:p>14513244891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197" calcext:value-type="float">
            <text:p>14513244891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9204545454545" calcext:value-type="float">
            <text:p>6,39204545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00" calcext:value-type="float">
            <text:p>145132448920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555555555556" calcext:value-type="float">
            <text:p>8,20555555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12" calcext:value-type="float">
            <text:p>14513244892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24" calcext:value-type="float">
            <text:p>14513244892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568181818182" calcext:value-type="float">
            <text:p>7,7556818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24" calcext:value-type="float">
            <text:p>14513244892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571428571429" calcext:value-type="float">
            <text:p>7,535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36" calcext:value-type="float">
            <text:p>145132448923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856115107914" calcext:value-type="float">
            <text:p>6,7985611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40" calcext:value-type="float">
            <text:p>14513244892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6337890625" calcext:value-type="float">
            <text:p>8,6337890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40" calcext:value-type="float">
            <text:p>14513244892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4852941176471" calcext:value-type="float">
            <text:p>6,9485294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52" calcext:value-type="float">
            <text:p>14513244892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096153846154" calcext:value-type="float">
            <text:p>7,1009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65" calcext:value-type="float">
            <text:p>14513244892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98046875" calcext:value-type="float">
            <text:p>7,998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68" calcext:value-type="float">
            <text:p>14513244892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0277777777778" calcext:value-type="float">
            <text:p>7,60277777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68" calcext:value-type="float">
            <text:p>14513244892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268456375839" calcext:value-type="float">
            <text:p>7,15268456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70" calcext:value-type="float">
            <text:p>145132448927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2717391304348" calcext:value-type="float">
            <text:p>8,027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292" calcext:value-type="float">
            <text:p>14513244892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3492366412214" calcext:value-type="float">
            <text:p>7,83492366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05" calcext:value-type="float">
            <text:p>14513244893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41796875" calcext:value-type="float">
            <text:p>7,03417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08" calcext:value-type="float">
            <text:p>145132448930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274193548387" calcext:value-type="float">
            <text:p>6,89274193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08" calcext:value-type="float">
            <text:p>145132448930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805147058824" calcext:value-type="float">
            <text:p>7,238051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11" calcext:value-type="float">
            <text:p>145132448931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6102362204724" calcext:value-type="float">
            <text:p>8,061023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23" calcext:value-type="float">
            <text:p>14513244893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1763698630137" calcext:value-type="float">
            <text:p>7,3176369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23" calcext:value-type="float">
            <text:p>14513244893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315789473684" calcext:value-type="float">
            <text:p>8,0131578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37" calcext:value-type="float">
            <text:p>145132448933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5269784172662" calcext:value-type="float">
            <text:p>8,25269784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37" calcext:value-type="float">
            <text:p>145132448933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40" calcext:value-type="float">
            <text:p>14513244893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496621621622" calcext:value-type="float">
            <text:p>6,9349662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40" calcext:value-type="float">
            <text:p>14513244893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805147058824" calcext:value-type="float">
            <text:p>7,2380514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43" calcext:value-type="float">
            <text:p>14513244893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43" calcext:value-type="float">
            <text:p>14513244893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7158273381295" calcext:value-type="float">
            <text:p>8,2715827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56" calcext:value-type="float">
            <text:p>14513244893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1198630136986" calcext:value-type="float">
            <text:p>7,01198630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58" calcext:value-type="float">
            <text:p>14513244893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5553435114504" calcext:value-type="float">
            <text:p>8,1555343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63" calcext:value-type="float">
            <text:p>14513244893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75" calcext:value-type="float">
            <text:p>14513244893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6627358490566" calcext:value-type="float">
            <text:p>5,6627358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75" calcext:value-type="float">
            <text:p>14513244893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569852941176" calcext:value-type="float">
            <text:p>7,855698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77" calcext:value-type="float">
            <text:p>14513244893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37317518248175" calcext:value-type="float">
            <text:p>8,3731751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77" calcext:value-type="float">
            <text:p>14513244893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23046875" calcext:value-type="float">
            <text:p>7,3623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79" calcext:value-type="float">
            <text:p>14513244893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1903973509934" calcext:value-type="float">
            <text:p>6,51903973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83" calcext:value-type="float">
            <text:p>14513244893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5639534883721" calcext:value-type="float">
            <text:p>7,95639534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96" calcext:value-type="float">
            <text:p>145132448939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2922794117647" calcext:value-type="float">
            <text:p>6,929227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398" calcext:value-type="float">
            <text:p>145132448939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718543046358" calcext:value-type="float">
            <text:p>6,79718543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02" calcext:value-type="float">
            <text:p>14513244894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315217391304" calcext:value-type="float">
            <text:p>7,13315217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13" calcext:value-type="float">
            <text:p>14513244894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623046875" calcext:value-type="float">
            <text:p>7,36230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27" calcext:value-type="float">
            <text:p>145132448942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30" calcext:value-type="float">
            <text:p>14513244894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7932692307692" calcext:value-type="float">
            <text:p>6,5793269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30" calcext:value-type="float">
            <text:p>14513244894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72244094488189" calcext:value-type="float">
            <text:p>8,72244094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43" calcext:value-type="float">
            <text:p>14513244894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85546875" calcext:value-type="float">
            <text:p>8,0185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55" calcext:value-type="float">
            <text:p>14513244894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8552631578947" calcext:value-type="float">
            <text:p>7,0855263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59" calcext:value-type="float">
            <text:p>14513244894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05" calcext:value-type="float">
            <text:p>7,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63" calcext:value-type="float">
            <text:p>14513244894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75" calcext:value-type="float">
            <text:p>14513244894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75" calcext:value-type="float">
            <text:p>14513244894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847972972973" calcext:value-type="float">
            <text:p>7,4847972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77" calcext:value-type="float">
            <text:p>14513244894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757352941176" calcext:value-type="float">
            <text:p>7,5275735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80" calcext:value-type="float">
            <text:p>14513244894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85546875" calcext:value-type="float">
            <text:p>8,0185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492" calcext:value-type="float">
            <text:p>14513244894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04" calcext:value-type="float">
            <text:p>14513244895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926724137931" calcext:value-type="float">
            <text:p>6,5926724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17" calcext:value-type="float">
            <text:p>145132448951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9375" calcext:value-type="float">
            <text:p>8,0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20" calcext:value-type="float">
            <text:p>145132448952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32" calcext:value-type="float">
            <text:p>14513244895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444444444445" calcext:value-type="float">
            <text:p>7,894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47" calcext:value-type="float">
            <text:p>145132448954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644366197183" calcext:value-type="float">
            <text:p>6,6364436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52" calcext:value-type="float">
            <text:p>14513244895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7368421052632" calcext:value-type="float">
            <text:p>6,4736842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52" calcext:value-type="float">
            <text:p>14513244895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67" calcext:value-type="float">
            <text:p>14513244895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760416666667" calcext:value-type="float">
            <text:p>7,1276041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72" calcext:value-type="float">
            <text:p>14513244895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85" calcext:value-type="float">
            <text:p>145132448958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947368421053" calcext:value-type="float">
            <text:p>6,789473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88" calcext:value-type="float">
            <text:p>14513244895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593" calcext:value-type="float">
            <text:p>14513244895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469178082192" calcext:value-type="float">
            <text:p>8,1446917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05" calcext:value-type="float">
            <text:p>14513244896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5909090909091" calcext:value-type="float">
            <text:p>7,1590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07" calcext:value-type="float">
            <text:p>14513244896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158536585366" calcext:value-type="float">
            <text:p>7,661585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10" calcext:value-type="float">
            <text:p>145132448961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25" calcext:value-type="float">
            <text:p>14513244896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9375" calcext:value-type="float">
            <text:p>6,593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33" calcext:value-type="float">
            <text:p>14513244896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1023622047244" calcext:value-type="float">
            <text:p>7,1102362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46" calcext:value-type="float">
            <text:p>14513244896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46" calcext:value-type="float">
            <text:p>14513244896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48" calcext:value-type="float">
            <text:p>14513244896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4720149253731" calcext:value-type="float">
            <text:p>8,2472014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52" calcext:value-type="float">
            <text:p>14513244896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5738636363636" calcext:value-type="float">
            <text:p>7,45738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52" calcext:value-type="float">
            <text:p>14513244896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5118243243243" calcext:value-type="float">
            <text:p>6,6511824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67" calcext:value-type="float">
            <text:p>145132448966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0219298245614" calcext:value-type="float">
            <text:p>6,0021929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71" calcext:value-type="float">
            <text:p>14513244896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71" calcext:value-type="float">
            <text:p>14513244896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86" calcext:value-type="float">
            <text:p>14513244896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25" calcext:value-type="float">
            <text:p>6,8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89" calcext:value-type="float">
            <text:p>14513244896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270833333333" calcext:value-type="float">
            <text:p>7,692708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693" calcext:value-type="float">
            <text:p>14513244896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11488970588235" calcext:value-type="float">
            <text:p>5,114889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05" calcext:value-type="float">
            <text:p>14513244897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4354838709677" calcext:value-type="float">
            <text:p>6,94354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05" calcext:value-type="float">
            <text:p>14513244897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3911042944785" calcext:value-type="float">
            <text:p>6,0391104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08" calcext:value-type="float">
            <text:p>145132448970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2558139534884" calcext:value-type="float">
            <text:p>7,3255813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12" calcext:value-type="float">
            <text:p>14513244897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4883720930233" calcext:value-type="float">
            <text:p>6,34883720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24" calcext:value-type="float">
            <text:p>14513244897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78102189781" calcext:value-type="float">
            <text:p>6,897810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44" calcext:value-type="float">
            <text:p>14513244897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0528169014085" calcext:value-type="float">
            <text:p>7,505281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44" calcext:value-type="float">
            <text:p>14513244897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1847826086957" calcext:value-type="float">
            <text:p>7,41847826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56" calcext:value-type="float">
            <text:p>14513244897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6666666666667" calcext:value-type="float">
            <text:p>7,1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60" calcext:value-type="float">
            <text:p>14513244897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25827814569537" calcext:value-type="float">
            <text:p>6,25827814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72" calcext:value-type="float">
            <text:p>14513244897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7309160305344" calcext:value-type="float">
            <text:p>6,87309160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72" calcext:value-type="float">
            <text:p>145132448977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6923076923077" calcext:value-type="float">
            <text:p>7,26923076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84" calcext:value-type="float">
            <text:p>14513244897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86" calcext:value-type="float">
            <text:p>14513244897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0105633802817" calcext:value-type="float">
            <text:p>7,801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89" calcext:value-type="float">
            <text:p>14513244897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979838709677" calcext:value-type="float">
            <text:p>7,5997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89" calcext:value-type="float">
            <text:p>14513244897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509842519685" calcext:value-type="float">
            <text:p>7,750984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791" calcext:value-type="float">
            <text:p>14513244897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38125" calcext:value-type="float">
            <text:p>5,3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04" calcext:value-type="float">
            <text:p>145132448980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1071428571429" calcext:value-type="float">
            <text:p>6,4107142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16" calcext:value-type="float">
            <text:p>14513244898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16" calcext:value-type="float">
            <text:p>145132448981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46875" calcext:value-type="float">
            <text:p>7,0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19" calcext:value-type="float">
            <text:p>14513244898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608208955224" calcext:value-type="float">
            <text:p>7,3460820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23" calcext:value-type="float">
            <text:p>145132448982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125" calcext:value-type="float">
            <text:p>7,8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35" calcext:value-type="float">
            <text:p>145132448983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438524590164" calcext:value-type="float">
            <text:p>7,7243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39" calcext:value-type="float">
            <text:p>145132448983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185546875" calcext:value-type="float">
            <text:p>8,018554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42" calcext:value-type="float">
            <text:p>14513244898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9983552631579" calcext:value-type="float">
            <text:p>6,1998355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42" calcext:value-type="float">
            <text:p>14513244898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8169291338583" calcext:value-type="float">
            <text:p>8,0816929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55" calcext:value-type="float">
            <text:p>14513244898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1311475409836" calcext:value-type="float">
            <text:p>6,71311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55" calcext:value-type="float">
            <text:p>14513244898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81395348837" calcext:value-type="float">
            <text:p>7,6308139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57" calcext:value-type="float">
            <text:p>14513244898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3125" calcext:value-type="float">
            <text:p>7,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59" calcext:value-type="float">
            <text:p>14513244898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25" calcext:value-type="float">
            <text:p>7,5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59" calcext:value-type="float">
            <text:p>14513244898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39" calcext:value-type="float">
            <text:p>7,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63" calcext:value-type="float">
            <text:p>14513244898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63" calcext:value-type="float">
            <text:p>14513244898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70198675496689" calcext:value-type="float">
            <text:p>5,7019867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75" calcext:value-type="float">
            <text:p>14513244898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6" calcext:value-type="float">
            <text:p>7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77" calcext:value-type="float">
            <text:p>14513244898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2027559055118" calcext:value-type="float">
            <text:p>7,42027559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81" calcext:value-type="float">
            <text:p>14513244898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3920454545455" calcext:value-type="float">
            <text:p>7,13920454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95" calcext:value-type="float">
            <text:p>14513244898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3125" calcext:value-type="float">
            <text:p>7,3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899" calcext:value-type="float">
            <text:p>14513244898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7211538461538" calcext:value-type="float">
            <text:p>7,57211538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03" calcext:value-type="float">
            <text:p>145132448990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9979838709677" calcext:value-type="float">
            <text:p>7,59979838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15" calcext:value-type="float">
            <text:p>145132448991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36918604651163" calcext:value-type="float">
            <text:p>6,3691860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19" calcext:value-type="float">
            <text:p>145132448991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3496621621622" calcext:value-type="float">
            <text:p>6,9349662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21" calcext:value-type="float">
            <text:p>14513244899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21" calcext:value-type="float">
            <text:p>145132448992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1570247933884" calcext:value-type="float">
            <text:p>7,11570247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41" calcext:value-type="float">
            <text:p>14513244899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2272727272727" calcext:value-type="float">
            <text:p>6,5227272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60" calcext:value-type="float">
            <text:p>14513244899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04296875" calcext:value-type="float">
            <text:p>7,69042968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79" calcext:value-type="float">
            <text:p>14513244899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9406779661017" calcext:value-type="float">
            <text:p>6,9406779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83" calcext:value-type="float">
            <text:p>145132448998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89995" calcext:value-type="float">
            <text:p>14513244899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94827586206897" calcext:value-type="float">
            <text:p>4,94827586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14" calcext:value-type="float">
            <text:p>14513244900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8947368421053" calcext:value-type="float">
            <text:p>6,7894736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27" calcext:value-type="float">
            <text:p>145132449002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146341463415" calcext:value-type="float">
            <text:p>7,34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29" calcext:value-type="float">
            <text:p>145132449002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41290983606557" calcext:value-type="float">
            <text:p>8,4129098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36" calcext:value-type="float">
            <text:p>145132449003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944444444444" calcext:value-type="float">
            <text:p>6,66944444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41" calcext:value-type="float">
            <text:p>145132449004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4094488188976" calcext:value-type="float">
            <text:p>7,44094488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56" calcext:value-type="float">
            <text:p>14513244900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58" calcext:value-type="float">
            <text:p>14513244900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8822314049587" calcext:value-type="float">
            <text:p>7,7882231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58" calcext:value-type="float">
            <text:p>14513244900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9640287769784" calcext:value-type="float">
            <text:p>6,49640287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62" calcext:value-type="float">
            <text:p>14513244900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74" calcext:value-type="float">
            <text:p>14513244900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96" calcext:value-type="float">
            <text:p>7,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88" calcext:value-type="float">
            <text:p>14513244900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03" calcext:value-type="float">
            <text:p>7,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091" calcext:value-type="float">
            <text:p>14513244900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978102189781" calcext:value-type="float">
            <text:p>6,897810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06" calcext:value-type="float">
            <text:p>14513244901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06" calcext:value-type="float">
            <text:p>14513244901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9551282051282" calcext:value-type="float">
            <text:p>7,6955128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13" calcext:value-type="float">
            <text:p>14513244901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590163934426" calcext:value-type="float">
            <text:p>7,7459016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32" calcext:value-type="float">
            <text:p>145132449013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43" calcext:value-type="float">
            <text:p>14513244901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3850806451613" calcext:value-type="float">
            <text:p>7,9385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56" calcext:value-type="float">
            <text:p>14513244901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56" calcext:value-type="float">
            <text:p>14513244901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6393442623" calcext:value-type="float">
            <text:p>7,4016393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60" calcext:value-type="float">
            <text:p>14513244901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333333333333" calcext:value-type="float">
            <text:p>7,58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74" calcext:value-type="float">
            <text:p>14513244901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7889344262295" calcext:value-type="float">
            <text:p>7,07889344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86" calcext:value-type="float">
            <text:p>145132449018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3029661016949" calcext:value-type="float">
            <text:p>7,6302966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89" calcext:value-type="float">
            <text:p>145132449018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016393442623" calcext:value-type="float">
            <text:p>7,40163934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93" calcext:value-type="float">
            <text:p>14513244901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3125" calcext:value-type="float">
            <text:p>6,7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193" calcext:value-type="float">
            <text:p>14513244901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2096774193548" calcext:value-type="float">
            <text:p>7,6209677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07" calcext:value-type="float">
            <text:p>145132449020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4146341463415" calcext:value-type="float">
            <text:p>7,3414634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09" calcext:value-type="float">
            <text:p>14513244902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12" calcext:value-type="float">
            <text:p>14513244902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166666666667" calcext:value-type="float">
            <text:p>7,291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33" calcext:value-type="float">
            <text:p>14513244902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45" calcext:value-type="float">
            <text:p>14513244902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47" calcext:value-type="float">
            <text:p>145132449024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5254237288136" calcext:value-type="float">
            <text:p>7,6525423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50" calcext:value-type="float">
            <text:p>145132449025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15" calcext:value-type="float">
            <text:p>6,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62" calcext:value-type="float">
            <text:p>14513244902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8235294117647" calcext:value-type="float">
            <text:p>6,8823529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75" calcext:value-type="float">
            <text:p>14513244902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4590163934426" calcext:value-type="float">
            <text:p>7,74590163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77" calcext:value-type="float">
            <text:p>145132449027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05737704918033" calcext:value-type="float">
            <text:p>7,0573770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78" calcext:value-type="float">
            <text:p>14513244902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1921641791045" calcext:value-type="float">
            <text:p>6,7192164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81" calcext:value-type="float">
            <text:p>14513244902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1739130434783" calcext:value-type="float">
            <text:p>8,21739130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95" calcext:value-type="float">
            <text:p>14513244902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2438524590164" calcext:value-type="float">
            <text:p>7,72438524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95" calcext:value-type="float">
            <text:p>145132449029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0304878048781" calcext:value-type="float">
            <text:p>8,00304878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299" calcext:value-type="float">
            <text:p>145132449029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6338028169014" calcext:value-type="float">
            <text:p>6,06338028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01" calcext:value-type="float">
            <text:p>14513244903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01" calcext:value-type="float">
            <text:p>14513244903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14655172413793" calcext:value-type="float">
            <text:p>8,1465517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13" calcext:value-type="float">
            <text:p>14513244903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25" calcext:value-type="float">
            <text:p>6,8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26" calcext:value-type="float">
            <text:p>145132449032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7556818181818" calcext:value-type="float">
            <text:p>7,77556818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30" calcext:value-type="float">
            <text:p>14513244903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44" calcext:value-type="float">
            <text:p>14513244903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12173913043478" calcext:value-type="float">
            <text:p>7,1217391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56" calcext:value-type="float">
            <text:p>14513244903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3125" calcext:value-type="float">
            <text:p>8,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56" calcext:value-type="float">
            <text:p>145132449035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76760563380282" calcext:value-type="float">
            <text:p>5,7676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58" calcext:value-type="float">
            <text:p>14513244903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028925619835" calcext:value-type="float">
            <text:p>6,79028925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61" calcext:value-type="float">
            <text:p>14513244903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203125" calcext:value-type="float">
            <text:p>8,2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73" calcext:value-type="float">
            <text:p>145132449037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622881355932" calcext:value-type="float">
            <text:p>7,9862288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84" calcext:value-type="float">
            <text:p>14513244903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3970588235294" calcext:value-type="float">
            <text:p>6,63970588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87" calcext:value-type="float">
            <text:p>145132449038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66158536585366" calcext:value-type="float">
            <text:p>7,66158536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390" calcext:value-type="float">
            <text:p>145132449039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217391304348" calcext:value-type="float">
            <text:p>7,8521739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02" calcext:value-type="float">
            <text:p>14513244904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02" calcext:value-type="float">
            <text:p>145132449040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5118243243243" calcext:value-type="float">
            <text:p>6,65118243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14" calcext:value-type="float">
            <text:p>14513244904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14" calcext:value-type="float">
            <text:p>14513244904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58823529411765" calcext:value-type="float">
            <text:p>7,5882352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27" calcext:value-type="float">
            <text:p>145132449042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98622881355932" calcext:value-type="float">
            <text:p>7,9862288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27" calcext:value-type="float">
            <text:p>145132449042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79856115107914" calcext:value-type="float">
            <text:p>6,79856115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30" calcext:value-type="float">
            <text:p>14513244904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42241379310345" calcext:value-type="float">
            <text:p>7,42241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42" calcext:value-type="float">
            <text:p>145132449044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6346153846154" calcext:value-type="float">
            <text:p>6,6634615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55" calcext:value-type="float">
            <text:p>14513244904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853125" calcext:value-type="float">
            <text:p>7,85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58" calcext:value-type="float">
            <text:p>145132449045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76760563380282" calcext:value-type="float">
            <text:p>5,76760563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61" calcext:value-type="float">
            <text:p>145132449046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8141025641026" calcext:value-type="float">
            <text:p>7,38141025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81" calcext:value-type="float">
            <text:p>14513244904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58474576271186" calcext:value-type="float">
            <text:p>6,58474576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493" calcext:value-type="float">
            <text:p>14513244904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7692307692308" calcext:value-type="float">
            <text:p>8,07692307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05" calcext:value-type="float">
            <text:p>14513244905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84090909090909" calcext:value-type="float">
            <text:p>6,8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05" calcext:value-type="float">
            <text:p>14513244905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3529411764706" calcext:value-type="float">
            <text:p>7,2352941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09" calcext:value-type="float">
            <text:p>14513244905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12" calcext:value-type="float">
            <text:p>14513244905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78822314049587" calcext:value-type="float">
            <text:p>7,78822314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26" calcext:value-type="float">
            <text:p>145132449052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99726277372263" calcext:value-type="float">
            <text:p>5,9972627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26" calcext:value-type="float">
            <text:p>145132449052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8.06864754098361" calcext:value-type="float">
            <text:p>8,0686475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29" calcext:value-type="float">
            <text:p>145132449052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29661016949153" calcext:value-type="float">
            <text:p>7,29661016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33" calcext:value-type="float">
            <text:p>145132449053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7.35897435897436" calcext:value-type="float">
            <text:p>7,3589743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44" calcext:value-type="float">
            <text:p>145132449054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47368421052632" calcext:value-type="float">
            <text:p>6,4736842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59" calcext:value-type="float">
            <text:p>145132449055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62600806451613" calcext:value-type="float">
            <text:p>6,62600806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62" calcext:value-type="float">
            <text:p>14513244905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6.04610655737705" calcext:value-type="float">
            <text:p>6,04610655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62" calcext:value-type="float">
            <text:p>145132449056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74519230769231" calcext:value-type="float">
            <text:p>4,74519230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74" calcext:value-type="float">
            <text:p>145132449057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20719178082192" calcext:value-type="float">
            <text:p>4,20719178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88" calcext:value-type="float">
            <text:p>145132449058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72122302158273" calcext:value-type="float">
            <text:p>4,7212230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591" calcext:value-type="float">
            <text:p>145132449059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95362903225807" calcext:value-type="float">
            <text:p>4,95362903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06" calcext:value-type="float">
            <text:p>14513244906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935" calcext:value-type="float">
            <text:p>4,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06" calcext:value-type="float">
            <text:p>14513244906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54605263157895" calcext:value-type="float">
            <text:p>5,5460526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13" calcext:value-type="float">
            <text:p>14513244906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914" calcext:value-type="float">
            <text:p>4,9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31" calcext:value-type="float">
            <text:p>145132449063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25" calcext:value-type="float">
            <text:p>5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46" calcext:value-type="float">
            <text:p>145132449064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25" calcext:value-type="float">
            <text:p>5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48" calcext:value-type="float">
            <text:p>14513244906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02338129496403" calcext:value-type="float">
            <text:p>5,023381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48" calcext:value-type="float">
            <text:p>14513244906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5625" calcext:value-type="float">
            <text:p>4,5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50" calcext:value-type="float">
            <text:p>145132449065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97159090909091" calcext:value-type="float">
            <text:p>4,97159090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65" calcext:value-type="float">
            <text:p>145132449066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13419117647059" calcext:value-type="float">
            <text:p>5,13419117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68" calcext:value-type="float">
            <text:p>145132449066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65340909090909" calcext:value-type="float">
            <text:p>4,6534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71" calcext:value-type="float">
            <text:p>145132449067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16176470588235" calcext:value-type="float">
            <text:p>5,16176470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84" calcext:value-type="float">
            <text:p>145132449068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22613636363636" calcext:value-type="float">
            <text:p>5,226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697" calcext:value-type="float">
            <text:p>145132449069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22613636363636" calcext:value-type="float">
            <text:p>5,226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01" calcext:value-type="float">
            <text:p>145132449070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63072519083969" calcext:value-type="float">
            <text:p>5,63072519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14" calcext:value-type="float">
            <text:p>145132449071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4.52752293577982" calcext:value-type="float">
            <text:p>4,52752293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25" calcext:value-type="float">
            <text:p>14513244907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53378378378378" calcext:value-type="float">
            <text:p>5,533783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25" calcext:value-type="float">
            <text:p>14513244907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22613636363636" calcext:value-type="float">
            <text:p>5,22613636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28" calcext:value-type="float">
            <text:p>145132449072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5.33536585365854" calcext:value-type="float">
            <text:p>5,33536585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45" calcext:value-type="float">
            <text:p>14513244907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3.34090909090909" calcext:value-type="float">
            <text:p>3,3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45" calcext:value-type="float">
            <text:p>145132449074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3.34090909090909" calcext:value-type="float">
            <text:p>3,3409090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48" calcext:value-type="float">
            <text:p>145132449074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2.47916666666667" calcext:value-type="float">
            <text:p>2,4791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50" calcext:value-type="float">
            <text:p>145132449075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2.82866379310345" calcext:value-type="float">
            <text:p>2,82866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63" calcext:value-type="float">
            <text:p>145132449076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2.46659482758621" calcext:value-type="float">
            <text:p>2,4665948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75" calcext:value-type="float">
            <text:p>14513244907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2.82866379310345" calcext:value-type="float">
            <text:p>2,82866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78" calcext:value-type="float">
            <text:p>1451324490778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2.82866379310345" calcext:value-type="float">
            <text:p>2,82866379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80" calcext:value-type="float">
            <text:p>145132449078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.192073170731707" calcext:value-type="float">
            <text:p>0,19207317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792" calcext:value-type="float">
            <text:p>145132449079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05" calcext:value-type="float">
            <text:p>145132449080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09" calcext:value-type="float">
            <text:p>14513244908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13" calcext:value-type="float">
            <text:p>1451324490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13" calcext:value-type="float">
            <text:p>145132449081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25" calcext:value-type="float">
            <text:p>145132449082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30" calcext:value-type="float">
            <text:p>145132449083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43" calcext:value-type="float">
            <text:p>145132449084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55" calcext:value-type="float">
            <text:p>145132449085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57" calcext:value-type="float">
            <text:p>1451324490857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60" calcext:value-type="float">
            <text:p>145132449086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75" calcext:value-type="float">
            <text:p>14513244908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75" calcext:value-type="float">
            <text:p>1451324490875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79" calcext:value-type="float">
            <text:p>145132449087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81" calcext:value-type="float">
            <text:p>1451324490881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893" calcext:value-type="float">
            <text:p>1451324490893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906" calcext:value-type="float">
            <text:p>145132449090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909" calcext:value-type="float">
            <text:p>14513244909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909" calcext:value-type="float">
            <text:p>1451324490909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912" calcext:value-type="float">
            <text:p>14513244909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912" calcext:value-type="float">
            <text:p>145132449091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924" calcext:value-type="float">
            <text:p>1451324490924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936" calcext:value-type="float">
            <text:p>1451324490936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940" calcext:value-type="float">
            <text:p>1451324490940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50c80a-1169-4fd2-82d9-25767dc93c38</text:p>
          </table:table-cell>
          <table:table-cell office:value-type="float" office:value="1451324490952" calcext:value-type="float">
            <text:p>1451324490952</text:p>
          </table:table-cell>
          <table:table-cell office:value-type="float" office:value="5648" calcext:value-type="float">
            <text:p>5648</text:p>
          </table:table-cell>
          <table:table-cell office:value-type="string" calcext:value-type="string">
            <text:p>devices=cpu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18:54:10.59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8T18:48:20.912000000</meta:creation-date>
    <dc:date>2015-12-28T18:56:49.448000000</dc:date>
    <meta:editing-duration>PT8M22S</meta:editing-duration>
    <meta:editing-cycles>2</meta:editing-cycles>
    <meta:generator>LibreOffice/5.0.4.2$Windows_x86 LibreOffice_project/2b9802c1994aa0b7dc6079e128979269cf95bc78</meta:generator>
    <meta:document-statistic meta:table-count="1" meta:cell-count="13405" meta:object-count="0"/>
  </office:meta>
</office:document-meta>
</file>